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.sender_i.routed_msg_pub.network" table:style-name="ta1">
        <table:shapes>
          <draw:frame draw:z-index="0" draw:style-name="gr1" draw:text-style-name="P1" svg:width="453.51pt" svg:height="255.09pt" svg:x="339.14pt" svg:y="2.83pt">
            <draw:object draw:notify-on-update-of-ranges="'source_2.sender_i.routed_msg_pub.network'.D1:'source_2.sender_i.routed_msg_pub.network'.D1 'source_2.sender_i.routed_msg_pub.network'.D2:'source_2.sender_i.routed_msg_pub.network'.D208 'source_2.sender_i.routed_msg_pub.network'.E1:'source_2.sender_i.routed_msg_pub.network'.E1 'source_2.sender_i.routed_msg_pub.network'.E2:'source_2.sender_i.routed_msg_p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88658.85665" calcext:value-type="float">
            <text:p>1442888658.85665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888659.16376" calcext:value-type="float">
            <text:p>1442888659.16376</text:p>
          </table:table-cell>
          <table:table-cell table:formula="of:=[.G2]-[.$B2]" office:value-type="float" office:value="0.307110071182251" calcext:value-type="float">
            <text:p>0.3071100712</text:p>
          </table:table-cell>
          <table:table-cell table:formula="of:=MAX([.H2:.H2000])" office:value-type="float" office:value="32.9823508262634" calcext:value-type="float">
            <text:p>32.9823508263</text:p>
          </table:table-cell>
          <table:table-cell office:value-type="float" office:value="1442888659.16403" calcext:value-type="float">
            <text:p>1442888659.16403</text:p>
          </table:table-cell>
          <table:table-cell table:formula="of:=[.J2]-[.$B2]" office:value-type="float" office:value="0.307372331619263" calcext:value-type="float">
            <text:p>0.3073723316</text:p>
          </table:table-cell>
          <table:table-cell table:formula="of:=MAX([.K2:.K2000])" office:value-type="float" office:value="34.5533912181854" calcext:value-type="float">
            <text:p>34.5533912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88660.08321" calcext:value-type="float">
            <text:p>1442888660.08321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1.2265567779541" calcext:value-type="float">
            <text:p>1.226556778</text:p>
          </table:table-cell>
          <table:table-cell table:formula="of:=[.C3]/([.D3]-[.D2])" office:value-type="float" office:value="53509.141345641" calcext:value-type="float">
            <text:p>53509.141345641</text:p>
          </table:table-cell>
          <table:table-cell/>
          <table:table-cell office:value-type="float" office:value="1442888674.26917" calcext:value-type="float">
            <text:p>1442888674.26917</text:p>
          </table:table-cell>
          <table:table-cell table:formula="of:=[.G3]-[.$B3]" office:value-type="float" office:value="14.1859586238861" calcext:value-type="float">
            <text:p>14.1859586239</text:p>
          </table:table-cell>
          <table:table-cell/>
          <table:table-cell office:value-type="float" office:value="1442888674.26923" calcext:value-type="float">
            <text:p>1442888674.26923</text:p>
          </table:table-cell>
          <table:table-cell table:formula="of:=[.J3]-[.$B3]" office:value-type="float" office:value="14.1860146522522" calcext:value-type="float">
            <text:p>14.18601465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88660.16605" calcext:value-type="float">
            <text:p>1442888660.16605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1.30939912796021" calcext:value-type="float">
            <text:p>1.309399128</text:p>
          </table:table-cell>
          <table:table-cell table:formula="of:=[.C4]/([.D4]-[.D3])" office:value-type="float" office:value="792251.789032596" calcext:value-type="float">
            <text:p>792251.789032596</text:p>
          </table:table-cell>
          <table:table-cell/>
          <table:table-cell office:value-type="float" office:value="1442888674.51987" calcext:value-type="float">
            <text:p>1442888674.51987</text:p>
          </table:table-cell>
          <table:table-cell table:formula="of:=[.G4]-[.$B4]" office:value-type="float" office:value="14.3538136482239" calcext:value-type="float">
            <text:p>14.3538136482</text:p>
          </table:table-cell>
          <table:table-cell/>
          <table:table-cell office:value-type="float" office:value="1442888674.51992" calcext:value-type="float">
            <text:p>1442888674.51992</text:p>
          </table:table-cell>
          <table:table-cell table:formula="of:=[.J4]-[.$B4]" office:value-type="float" office:value="14.3538630008698" calcext:value-type="float">
            <text:p>14.35386300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88660.24849" calcext:value-type="float">
            <text:p>1442888660.24849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1.3918342590332" calcext:value-type="float">
            <text:p>1.391834259</text:p>
          </table:table-cell>
          <table:table-cell table:formula="of:=[.C5]/([.D5]-[.D4])" office:value-type="float" office:value="796165.410859619" calcext:value-type="float">
            <text:p>796165.410859619</text:p>
          </table:table-cell>
          <table:table-cell/>
          <table:table-cell office:value-type="float" office:value="1442888674.72084" calcext:value-type="float">
            <text:p>1442888674.72084</text:p>
          </table:table-cell>
          <table:table-cell table:formula="of:=[.G5]-[.$B5]" office:value-type="float" office:value="14.4723558425903" calcext:value-type="float">
            <text:p>14.4723558426</text:p>
          </table:table-cell>
          <table:table-cell/>
          <table:table-cell office:value-type="float" office:value="1442888674.72089" calcext:value-type="float">
            <text:p>1442888674.72089</text:p>
          </table:table-cell>
          <table:table-cell table:formula="of:=[.J5]-[.$B5]" office:value-type="float" office:value="14.472398519516" calcext:value-type="float">
            <text:p>14.47239851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88660.33087" calcext:value-type="float">
            <text:p>1442888660.33087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1.47421908378601" calcext:value-type="float">
            <text:p>1.4742190838</text:p>
          </table:table-cell>
          <table:table-cell table:formula="of:=[.C6]/([.D6]-[.D5])" office:value-type="float" office:value="796651.570200291" calcext:value-type="float">
            <text:p>796651.570200291</text:p>
          </table:table-cell>
          <table:table-cell/>
          <table:table-cell office:value-type="float" office:value="1442888674.92187" calcext:value-type="float">
            <text:p>1442888674.92187</text:p>
          </table:table-cell>
          <table:table-cell table:formula="of:=[.G6]-[.$B6]" office:value-type="float" office:value="14.59099817276" calcext:value-type="float">
            <text:p>14.5909981728</text:p>
          </table:table-cell>
          <table:table-cell/>
          <table:table-cell office:value-type="float" office:value="1442888674.92192" calcext:value-type="float">
            <text:p>1442888674.92192</text:p>
          </table:table-cell>
          <table:table-cell table:formula="of:=[.J6]-[.$B6]" office:value-type="float" office:value="14.5910415649414" calcext:value-type="float">
            <text:p>14.59104156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88660.41328" calcext:value-type="float">
            <text:p>1442888660.41328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1.55662369728088" calcext:value-type="float">
            <text:p>1.5566236973</text:p>
          </table:table-cell>
          <table:table-cell table:formula="of:=[.C7]/([.D7]-[.D6])" office:value-type="float" office:value="796460.261343055" calcext:value-type="float">
            <text:p>796460.261343055</text:p>
          </table:table-cell>
          <table:table-cell/>
          <table:table-cell office:value-type="float" office:value="1442888675.123" calcext:value-type="float">
            <text:p>1442888675.123</text:p>
          </table:table-cell>
          <table:table-cell table:formula="of:=[.G7]-[.$B7]" office:value-type="float" office:value="14.7097239494324" calcext:value-type="float">
            <text:p>14.7097239494</text:p>
          </table:table-cell>
          <table:table-cell/>
          <table:table-cell office:value-type="float" office:value="1442888675.12305" calcext:value-type="float">
            <text:p>1442888675.12305</text:p>
          </table:table-cell>
          <table:table-cell table:formula="of:=[.J7]-[.$B7]" office:value-type="float" office:value="14.7097685337067" calcext:value-type="float">
            <text:p>14.70976853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88660.49564" calcext:value-type="float">
            <text:p>1442888660.49564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1.63898515701294" calcext:value-type="float">
            <text:p>1.638985157</text:p>
          </table:table-cell>
          <table:table-cell table:formula="of:=[.C8]/([.D8]-[.D7])" office:value-type="float" office:value="796877.57129996" calcext:value-type="float">
            <text:p>796877.57129996</text:p>
          </table:table-cell>
          <table:table-cell/>
          <table:table-cell office:value-type="float" office:value="1442888675.32417" calcext:value-type="float">
            <text:p>1442888675.32417</text:p>
          </table:table-cell>
          <table:table-cell table:formula="of:=[.G8]-[.$B8]" office:value-type="float" office:value="14.8285269737244" calcext:value-type="float">
            <text:p>14.8285269737</text:p>
          </table:table-cell>
          <table:table-cell/>
          <table:table-cell office:value-type="float" office:value="1442888675.32422" calcext:value-type="float">
            <text:p>1442888675.32422</text:p>
          </table:table-cell>
          <table:table-cell table:formula="of:=[.J8]-[.$B8]" office:value-type="float" office:value="14.8285839557648" calcext:value-type="float">
            <text:p>14.828583955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88660.57802" calcext:value-type="float">
            <text:p>1442888660.57802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1.72136282920837" calcext:value-type="float">
            <text:p>1.7213628292</text:p>
          </table:table-cell>
          <table:table-cell table:formula="of:=[.C9]/([.D9]-[.D8])" office:value-type="float" office:value="796720.740594529" calcext:value-type="float">
            <text:p>796720.740594529</text:p>
          </table:table-cell>
          <table:table-cell/>
          <table:table-cell office:value-type="float" office:value="1442888675.52522" calcext:value-type="float">
            <text:p>1442888675.52522</text:p>
          </table:table-cell>
          <table:table-cell table:formula="of:=[.G9]-[.$B9]" office:value-type="float" office:value="14.9472064971924" calcext:value-type="float">
            <text:p>14.9472064972</text:p>
          </table:table-cell>
          <table:table-cell/>
          <table:table-cell office:value-type="float" office:value="1442888675.52527" calcext:value-type="float">
            <text:p>1442888675.52527</text:p>
          </table:table-cell>
          <table:table-cell table:formula="of:=[.J9]-[.$B9]" office:value-type="float" office:value="14.9472551345825" calcext:value-type="float">
            <text:p>14.94725513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88660.66047" calcext:value-type="float">
            <text:p>1442888660.66047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1.80381417274475" calcext:value-type="float">
            <text:p>1.8038141727</text:p>
          </table:table-cell>
          <table:table-cell table:formula="of:=[.C10]/([.D10]-[.D9])" office:value-type="float" office:value="796008.860317038" calcext:value-type="float">
            <text:p>796008.860317038</text:p>
          </table:table-cell>
          <table:table-cell/>
          <table:table-cell office:value-type="float" office:value="1442888675.64994" calcext:value-type="float">
            <text:p>1442888675.64994</text:p>
          </table:table-cell>
          <table:table-cell table:formula="of:=[.G10]-[.$B10]" office:value-type="float" office:value="14.9894752502441" calcext:value-type="float">
            <text:p>14.9894752502</text:p>
          </table:table-cell>
          <table:table-cell/>
          <table:table-cell office:value-type="float" office:value="1442888675.64999" calcext:value-type="float">
            <text:p>1442888675.64999</text:p>
          </table:table-cell>
          <table:table-cell table:formula="of:=[.J10]-[.$B10]" office:value-type="float" office:value="14.9895164966583" calcext:value-type="float">
            <text:p>14.989516496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88660.74293" calcext:value-type="float">
            <text:p>1442888660.74293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1.88627147674561" calcext:value-type="float">
            <text:p>1.8862714767</text:p>
          </table:table-cell>
          <table:table-cell table:formula="of:=[.C11]/([.D11]-[.D10])" office:value-type="float" office:value="795951.320447245" calcext:value-type="float">
            <text:p>795951.320447245</text:p>
          </table:table-cell>
          <table:table-cell/>
          <table:table-cell office:value-type="float" office:value="1442888675.85095" calcext:value-type="float">
            <text:p>1442888675.85095</text:p>
          </table:table-cell>
          <table:table-cell table:formula="of:=[.G11]-[.$B11]" office:value-type="float" office:value="15.1080253124237" calcext:value-type="float">
            <text:p>15.1080253124</text:p>
          </table:table-cell>
          <table:table-cell/>
          <table:table-cell office:value-type="float" office:value="1442888675.851" calcext:value-type="float">
            <text:p>1442888675.851</text:p>
          </table:table-cell>
          <table:table-cell table:formula="of:=[.J11]-[.$B11]" office:value-type="float" office:value="15.1080703735352" calcext:value-type="float">
            <text:p>15.10807037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88660.82536" calcext:value-type="float">
            <text:p>1442888660.82536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1.96870565414429" calcext:value-type="float">
            <text:p>1.9687056541</text:p>
          </table:table-cell>
          <table:table-cell table:formula="of:=[.C12]/([.D12]-[.D11])" office:value-type="float" office:value="796174.621632722" calcext:value-type="float">
            <text:p>796174.621632722</text:p>
          </table:table-cell>
          <table:table-cell/>
          <table:table-cell office:value-type="float" office:value="1442888676.05199" calcext:value-type="float">
            <text:p>1442888676.05199</text:p>
          </table:table-cell>
          <table:table-cell table:formula="of:=[.G12]-[.$B12]" office:value-type="float" office:value="15.2266321182251" calcext:value-type="float">
            <text:p>15.2266321182</text:p>
          </table:table-cell>
          <table:table-cell/>
          <table:table-cell office:value-type="float" office:value="1442888676.05205" calcext:value-type="float">
            <text:p>1442888676.05205</text:p>
          </table:table-cell>
          <table:table-cell table:formula="of:=[.J12]-[.$B12]" office:value-type="float" office:value="15.2266888618469" calcext:value-type="float">
            <text:p>15.22668886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88660.90785" calcext:value-type="float">
            <text:p>1442888660.90785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2.05119276046753" calcext:value-type="float">
            <text:p>2.0511927605</text:p>
          </table:table-cell>
          <table:table-cell table:formula="of:=[.C13]/([.D13]-[.D12])" office:value-type="float" office:value="795663.745832081" calcext:value-type="float">
            <text:p>795663.745832081</text:p>
          </table:table-cell>
          <table:table-cell/>
          <table:table-cell office:value-type="float" office:value="1442888676.25314" calcext:value-type="float">
            <text:p>1442888676.25314</text:p>
          </table:table-cell>
          <table:table-cell table:formula="of:=[.G13]-[.$B13]" office:value-type="float" office:value="15.3452942371368" calcext:value-type="float">
            <text:p>15.3452942371</text:p>
          </table:table-cell>
          <table:table-cell/>
          <table:table-cell office:value-type="float" office:value="1442888676.25319" calcext:value-type="float">
            <text:p>1442888676.25319</text:p>
          </table:table-cell>
          <table:table-cell table:formula="of:=[.J13]-[.$B13]" office:value-type="float" office:value="15.3453397750855" calcext:value-type="float">
            <text:p>15.345339775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88660.9903" calcext:value-type="float">
            <text:p>1442888660.9903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2.13364911079407" calcext:value-type="float">
            <text:p>2.1336491108</text:p>
          </table:table-cell>
          <table:table-cell table:formula="of:=[.C14]/([.D14]-[.D13])" office:value-type="float" office:value="795960.526267396" calcext:value-type="float">
            <text:p>795960.526267396</text:p>
          </table:table-cell>
          <table:table-cell/>
          <table:table-cell office:value-type="float" office:value="1442888676.45429" calcext:value-type="float">
            <text:p>1442888676.45429</text:p>
          </table:table-cell>
          <table:table-cell table:formula="of:=[.G14]-[.$B14]" office:value-type="float" office:value="15.4639825820923" calcext:value-type="float">
            <text:p>15.4639825821</text:p>
          </table:table-cell>
          <table:table-cell/>
          <table:table-cell office:value-type="float" office:value="1442888676.45434" calcext:value-type="float">
            <text:p>1442888676.45434</text:p>
          </table:table-cell>
          <table:table-cell table:formula="of:=[.J14]-[.$B14]" office:value-type="float" office:value="15.4640390872955" calcext:value-type="float">
            <text:p>15.464039087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88661.06881" calcext:value-type="float">
            <text:p>1442888661.06881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2.21215796470642" calcext:value-type="float">
            <text:p>2.2121579647</text:p>
          </table:table-cell>
          <table:table-cell table:formula="of:=[.C15]/([.D15]-[.D14])" office:value-type="float" office:value="835982.14378815" calcext:value-type="float">
            <text:p>835982.14378815</text:p>
          </table:table-cell>
          <table:table-cell/>
          <table:table-cell office:value-type="float" office:value="1442888676.6555" calcext:value-type="float">
            <text:p>1442888676.6555</text:p>
          </table:table-cell>
          <table:table-cell table:formula="of:=[.G15]-[.$B15]" office:value-type="float" office:value="15.5866851806641" calcext:value-type="float">
            <text:p>15.5866851807</text:p>
          </table:table-cell>
          <table:table-cell/>
          <table:table-cell office:value-type="float" office:value="1442888676.65554" calcext:value-type="float">
            <text:p>1442888676.65554</text:p>
          </table:table-cell>
          <table:table-cell table:formula="of:=[.J15]-[.$B15]" office:value-type="float" office:value="15.5867321491241" calcext:value-type="float">
            <text:p>15.586732149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88661.1473" calcext:value-type="float">
            <text:p>1442888661.1473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2.29064774513245" calcext:value-type="float">
            <text:p>2.2906477451</text:p>
          </table:table-cell>
          <table:table-cell table:formula="of:=[.C16]/([.D16]-[.D15])" office:value-type="float" office:value="836185.292451627" calcext:value-type="float">
            <text:p>836185.292451627</text:p>
          </table:table-cell>
          <table:table-cell/>
          <table:table-cell office:value-type="float" office:value="1442888676.74399" calcext:value-type="float">
            <text:p>1442888676.74399</text:p>
          </table:table-cell>
          <table:table-cell table:formula="of:=[.G16]-[.$B16]" office:value-type="float" office:value="15.5966882705688" calcext:value-type="float">
            <text:p>15.5966882706</text:p>
          </table:table-cell>
          <table:table-cell/>
          <table:table-cell office:value-type="float" office:value="1442888676.74403" calcext:value-type="float">
            <text:p>1442888676.74403</text:p>
          </table:table-cell>
          <table:table-cell table:formula="of:=[.J16]-[.$B16]" office:value-type="float" office:value="15.5967302322388" calcext:value-type="float">
            <text:p>15.596730232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88661.2258" calcext:value-type="float">
            <text:p>1442888661.2258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2.36914944648743" calcext:value-type="float">
            <text:p>2.3691494465</text:p>
          </table:table-cell>
          <table:table-cell table:formula="of:=[.C17]/([.D17]-[.D16])" office:value-type="float" office:value="836058.312968475" calcext:value-type="float">
            <text:p>836058.312968475</text:p>
          </table:table-cell>
          <table:table-cell/>
          <table:table-cell office:value-type="float" office:value="1442888676.945" calcext:value-type="float">
            <text:p>1442888676.945</text:p>
          </table:table-cell>
          <table:table-cell table:formula="of:=[.G17]-[.$B17]" office:value-type="float" office:value="15.7191963195801" calcext:value-type="float">
            <text:p>15.7191963196</text:p>
          </table:table-cell>
          <table:table-cell/>
          <table:table-cell office:value-type="float" office:value="1442888676.94504" calcext:value-type="float">
            <text:p>1442888676.94504</text:p>
          </table:table-cell>
          <table:table-cell table:formula="of:=[.J17]-[.$B17]" office:value-type="float" office:value="15.7192397117615" calcext:value-type="float">
            <text:p>15.71923971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88661.30432" calcext:value-type="float">
            <text:p>1442888661.30432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2.447669506073" calcext:value-type="float">
            <text:p>2.4476695061</text:p>
          </table:table-cell>
          <table:table-cell table:formula="of:=[.C18]/([.D18]-[.D17])" office:value-type="float" office:value="835862.839972429" calcext:value-type="float">
            <text:p>835862.839972429</text:p>
          </table:table-cell>
          <table:table-cell/>
          <table:table-cell office:value-type="float" office:value="1442888677.14649" calcext:value-type="float">
            <text:p>1442888677.14649</text:p>
          </table:table-cell>
          <table:table-cell table:formula="of:=[.G18]-[.$B18]" office:value-type="float" office:value="15.8421621322632" calcext:value-type="float">
            <text:p>15.8421621323</text:p>
          </table:table-cell>
          <table:table-cell/>
          <table:table-cell office:value-type="float" office:value="1442888677.14653" calcext:value-type="float">
            <text:p>1442888677.14653</text:p>
          </table:table-cell>
          <table:table-cell table:formula="of:=[.J18]-[.$B18]" office:value-type="float" office:value="15.8422071933746" calcext:value-type="float">
            <text:p>15.842207193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88661.38285" calcext:value-type="float">
            <text:p>1442888661.38285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2.52619385719299" calcext:value-type="float">
            <text:p>2.5261938572</text:p>
          </table:table-cell>
          <table:table-cell table:formula="of:=[.C19]/([.D19]-[.D18])" office:value-type="float" office:value="835817.15816672" calcext:value-type="float">
            <text:p>835817.15816672</text:p>
          </table:table-cell>
          <table:table-cell/>
          <table:table-cell office:value-type="float" office:value="1442888677.34738" calcext:value-type="float">
            <text:p>1442888677.34738</text:p>
          </table:table-cell>
          <table:table-cell table:formula="of:=[.G19]-[.$B19]" office:value-type="float" office:value="15.9645342826843" calcext:value-type="float">
            <text:p>15.9645342827</text:p>
          </table:table-cell>
          <table:table-cell/>
          <table:table-cell office:value-type="float" office:value="1442888680.02752" calcext:value-type="float">
            <text:p>1442888680.02752</text:p>
          </table:table-cell>
          <table:table-cell table:formula="of:=[.J19]-[.$B19]" office:value-type="float" office:value="18.6446702480316" calcext:value-type="float">
            <text:p>18.64467024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88661.46127" calcext:value-type="float">
            <text:p>1442888661.46127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2.60461187362671" calcext:value-type="float">
            <text:p>2.6046118736</text:p>
          </table:table-cell>
          <table:table-cell table:formula="of:=[.C20]/([.D20]-[.D19])" office:value-type="float" office:value="836950.524698321" calcext:value-type="float">
            <text:p>836950.524698321</text:p>
          </table:table-cell>
          <table:table-cell/>
          <table:table-cell office:value-type="float" office:value="1442888677.54844" calcext:value-type="float">
            <text:p>1442888677.54844</text:p>
          </table:table-cell>
          <table:table-cell table:formula="of:=[.G20]-[.$B20]" office:value-type="float" office:value="16.0871760845184" calcext:value-type="float">
            <text:p>16.0871760845</text:p>
          </table:table-cell>
          <table:table-cell/>
          <table:table-cell office:value-type="float" office:value="1442888680.05503" calcext:value-type="float">
            <text:p>1442888680.05503</text:p>
          </table:table-cell>
          <table:table-cell table:formula="of:=[.J20]-[.$B20]" office:value-type="float" office:value="18.5937652587891" calcext:value-type="float">
            <text:p>18.593765258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88661.53969" calcext:value-type="float">
            <text:p>1442888661.53969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2.68303847312927" calcext:value-type="float">
            <text:p>2.6830384731</text:p>
          </table:table-cell>
          <table:table-cell table:formula="of:=[.C21]/([.D21]-[.D20])" office:value-type="float" office:value="836858.928173403" calcext:value-type="float">
            <text:p>836858.928173403</text:p>
          </table:table-cell>
          <table:table-cell/>
          <table:table-cell office:value-type="float" office:value="1442888677.74935" calcext:value-type="float">
            <text:p>1442888677.74935</text:p>
          </table:table-cell>
          <table:table-cell table:formula="of:=[.G21]-[.$B21]" office:value-type="float" office:value="16.2096571922302" calcext:value-type="float">
            <text:p>16.2096571922</text:p>
          </table:table-cell>
          <table:table-cell/>
          <table:table-cell office:value-type="float" office:value="1442888680.08256" calcext:value-type="float">
            <text:p>1442888680.08256</text:p>
          </table:table-cell>
          <table:table-cell table:formula="of:=[.J21]-[.$B21]" office:value-type="float" office:value="18.5428624153137" calcext:value-type="float">
            <text:p>18.542862415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88661.61709" calcext:value-type="float">
            <text:p>1442888661.61709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2.76043176651001" calcext:value-type="float">
            <text:p>2.7604317665</text:p>
          </table:table-cell>
          <table:table-cell table:formula="of:=[.C22]/([.D22]-[.D21])" office:value-type="float" office:value="848032.137321286" calcext:value-type="float">
            <text:p>848032.137321286</text:p>
          </table:table-cell>
          <table:table-cell/>
          <table:table-cell office:value-type="float" office:value="1442888677.93752" calcext:value-type="float">
            <text:p>1442888677.93752</text:p>
          </table:table-cell>
          <table:table-cell table:formula="of:=[.G22]-[.$B22]" office:value-type="float" office:value="16.3204369544983" calcext:value-type="float">
            <text:p>16.3204369545</text:p>
          </table:table-cell>
          <table:table-cell/>
          <table:table-cell office:value-type="float" office:value="1442888680.11004" calcext:value-type="float">
            <text:p>1442888680.11004</text:p>
          </table:table-cell>
          <table:table-cell table:formula="of:=[.J22]-[.$B22]" office:value-type="float" office:value="18.4929552078247" calcext:value-type="float">
            <text:p>18.492955207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88661.69557" calcext:value-type="float">
            <text:p>1442888661.69557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2.83891344070435" calcext:value-type="float">
            <text:p>2.8389134407</text:p>
          </table:table-cell>
          <table:table-cell table:formula="of:=[.C23]/([.D23]-[.D22])" office:value-type="float" office:value="836271.660534182" calcext:value-type="float">
            <text:p>836271.660534182</text:p>
          </table:table-cell>
          <table:table-cell/>
          <table:table-cell office:value-type="float" office:value="1442888678.13851" calcext:value-type="float">
            <text:p>1442888678.13851</text:p>
          </table:table-cell>
          <table:table-cell table:formula="of:=[.G23]-[.$B23]" office:value-type="float" office:value="16.442941904068" calcext:value-type="float">
            <text:p>16.4429419041</text:p>
          </table:table-cell>
          <table:table-cell/>
          <table:table-cell office:value-type="float" office:value="1442888680.1375" calcext:value-type="float">
            <text:p>1442888680.1375</text:p>
          </table:table-cell>
          <table:table-cell table:formula="of:=[.J23]-[.$B23]" office:value-type="float" office:value="18.4419338703156" calcext:value-type="float">
            <text:p>18.441933870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88661.77403" calcext:value-type="float">
            <text:p>1442888661.77403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2.91737270355225" calcext:value-type="float">
            <text:p>2.9173727036</text:p>
          </table:table-cell>
          <table:table-cell table:formula="of:=[.C24]/([.D24]-[.D23])" office:value-type="float" office:value="836510.535757045" calcext:value-type="float">
            <text:p>836510.535757045</text:p>
          </table:table-cell>
          <table:table-cell/>
          <table:table-cell office:value-type="float" office:value="1442888678.33954" calcext:value-type="float">
            <text:p>1442888678.33954</text:p>
          </table:table-cell>
          <table:table-cell table:formula="of:=[.G24]-[.$B24]" office:value-type="float" office:value="16.5655081272125" calcext:value-type="float">
            <text:p>16.5655081272</text:p>
          </table:table-cell>
          <table:table-cell/>
          <table:table-cell office:value-type="float" office:value="1442888680.16502" calcext:value-type="float">
            <text:p>1442888680.16502</text:p>
          </table:table-cell>
          <table:table-cell table:formula="of:=[.J24]-[.$B24]" office:value-type="float" office:value="18.3909878730774" calcext:value-type="float">
            <text:p>18.39098787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88661.85247" calcext:value-type="float">
            <text:p>1442888661.85247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2.99581694602966" calcext:value-type="float">
            <text:p>2.995816946</text:p>
          </table:table-cell>
          <table:table-cell table:formula="of:=[.C25]/([.D25]-[.D24])" office:value-type="float" office:value="836670.709375446" calcext:value-type="float">
            <text:p>836670.709375446</text:p>
          </table:table-cell>
          <table:table-cell/>
          <table:table-cell office:value-type="float" office:value="1442888678.54068" calcext:value-type="float">
            <text:p>1442888678.54068</text:p>
          </table:table-cell>
          <table:table-cell table:formula="of:=[.G25]-[.$B25]" office:value-type="float" office:value="16.6882102489471" calcext:value-type="float">
            <text:p>16.6882102489</text:p>
          </table:table-cell>
          <table:table-cell/>
          <table:table-cell office:value-type="float" office:value="1442888680.19254" calcext:value-type="float">
            <text:p>1442888680.19254</text:p>
          </table:table-cell>
          <table:table-cell table:formula="of:=[.J25]-[.$B25]" office:value-type="float" office:value="18.3400731086731" calcext:value-type="float">
            <text:p>18.340073108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88661.93092" calcext:value-type="float">
            <text:p>1442888661.93092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3.0742666721344" calcext:value-type="float">
            <text:p>3.0742666721</text:p>
          </table:table-cell>
          <table:table-cell table:formula="of:=[.C26]/([.D26]-[.D25])" office:value-type="float" office:value="836612.226183891" calcext:value-type="float">
            <text:p>836612.226183891</text:p>
          </table:table-cell>
          <table:table-cell/>
          <table:table-cell office:value-type="float" office:value="1442888678.74187" calcext:value-type="float">
            <text:p>1442888678.74187</text:p>
          </table:table-cell>
          <table:table-cell table:formula="of:=[.G26]-[.$B26]" office:value-type="float" office:value="16.8109483718872" calcext:value-type="float">
            <text:p>16.8109483719</text:p>
          </table:table-cell>
          <table:table-cell/>
          <table:table-cell office:value-type="float" office:value="1442888680.22011" calcext:value-type="float">
            <text:p>1442888680.22011</text:p>
          </table:table-cell>
          <table:table-cell table:formula="of:=[.J26]-[.$B26]" office:value-type="float" office:value="18.2891862392426" calcext:value-type="float">
            <text:p>18.289186239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88662.00738" calcext:value-type="float">
            <text:p>1442888662.00738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3.15072059631348" calcext:value-type="float">
            <text:p>3.1507205963</text:p>
          </table:table-cell>
          <table:table-cell table:formula="of:=[.C27]/([.D27]-[.D26])" office:value-type="float" office:value="858451.684524014" calcext:value-type="float">
            <text:p>858451.684524014</text:p>
          </table:table-cell>
          <table:table-cell/>
          <table:table-cell office:value-type="float" office:value="1442888678.94309" calcext:value-type="float">
            <text:p>1442888678.94309</text:p>
          </table:table-cell>
          <table:table-cell table:formula="of:=[.G27]-[.$B27]" office:value-type="float" office:value="16.9357106685638" calcext:value-type="float">
            <text:p>16.9357106686</text:p>
          </table:table-cell>
          <table:table-cell/>
          <table:table-cell office:value-type="float" office:value="1442888680.24761" calcext:value-type="float">
            <text:p>1442888680.24761</text:p>
          </table:table-cell>
          <table:table-cell table:formula="of:=[.J27]-[.$B27]" office:value-type="float" office:value="18.2402338981628" calcext:value-type="float">
            <text:p>18.240233898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88662.07163" calcext:value-type="float">
            <text:p>1442888662.07163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3.21497869491577" calcext:value-type="float">
            <text:p>3.2149786949</text:p>
          </table:table-cell>
          <table:table-cell table:formula="of:=[.C28]/([.D28]-[.D27])" office:value-type="float" office:value="1021380.98430532" calcext:value-type="float">
            <text:p>1021380.98430532</text:p>
          </table:table-cell>
          <table:table-cell/>
          <table:table-cell office:value-type="float" office:value="1442888679.14417" calcext:value-type="float">
            <text:p>1442888679.14417</text:p>
          </table:table-cell>
          <table:table-cell table:formula="of:=[.G28]-[.$B28]" office:value-type="float" office:value="17.0725359916687" calcext:value-type="float">
            <text:p>17.0725359917</text:p>
          </table:table-cell>
          <table:table-cell/>
          <table:table-cell office:value-type="float" office:value="1442888680.27512" calcext:value-type="float">
            <text:p>1442888680.27512</text:p>
          </table:table-cell>
          <table:table-cell table:formula="of:=[.J28]-[.$B28]" office:value-type="float" office:value="18.2034838199615" calcext:value-type="float">
            <text:p>18.2034838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88662.13589" calcext:value-type="float">
            <text:p>1442888662.13589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3.27923846244812" calcext:value-type="float">
            <text:p>3.2792384624</text:p>
          </table:table-cell>
          <table:table-cell table:formula="of:=[.C29]/([.D29]-[.D28])" office:value-type="float" office:value="1021354.45738985" calcext:value-type="float">
            <text:p>1021354.45738985</text:p>
          </table:table-cell>
          <table:table-cell/>
          <table:table-cell office:value-type="float" office:value="1442888679.34522" calcext:value-type="float">
            <text:p>1442888679.34522</text:p>
          </table:table-cell>
          <table:table-cell table:formula="of:=[.G29]-[.$B29]" office:value-type="float" office:value="17.209324836731" calcext:value-type="float">
            <text:p>17.2093248367</text:p>
          </table:table-cell>
          <table:table-cell/>
          <table:table-cell office:value-type="float" office:value="1442888680.30261" calcext:value-type="float">
            <text:p>1442888680.30261</text:p>
          </table:table-cell>
          <table:table-cell table:formula="of:=[.J29]-[.$B29]" office:value-type="float" office:value="18.166720867157" calcext:value-type="float">
            <text:p>18.166720867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88662.20017" calcext:value-type="float">
            <text:p>1442888662.20017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3.34351992607117" calcext:value-type="float">
            <text:p>3.3435199261</text:p>
          </table:table-cell>
          <table:table-cell table:formula="of:=[.C30]/([.D30]-[.D29])" office:value-type="float" office:value="1021009.73283485" calcext:value-type="float">
            <text:p>1021009.73283485</text:p>
          </table:table-cell>
          <table:table-cell/>
          <table:table-cell office:value-type="float" office:value="1442888679.54628" calcext:value-type="float">
            <text:p>1442888679.54628</text:p>
          </table:table-cell>
          <table:table-cell table:formula="of:=[.G30]-[.$B30]" office:value-type="float" office:value="17.3461093902588" calcext:value-type="float">
            <text:p>17.3461093903</text:p>
          </table:table-cell>
          <table:table-cell/>
          <table:table-cell office:value-type="float" office:value="1442888680.33013" calcext:value-type="float">
            <text:p>1442888680.33013</text:p>
          </table:table-cell>
          <table:table-cell table:formula="of:=[.J30]-[.$B30]" office:value-type="float" office:value="18.1299571990967" calcext:value-type="float">
            <text:p>18.129957199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88662.26451" calcext:value-type="float">
            <text:p>1442888662.26451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3.40785574913025" calcext:value-type="float">
            <text:p>3.4078557491</text:p>
          </table:table-cell>
          <table:table-cell table:formula="of:=[.C31]/([.D31]-[.D30])" office:value-type="float" office:value="1020147.04839833" calcext:value-type="float">
            <text:p>1020147.04839833</text:p>
          </table:table-cell>
          <table:table-cell/>
          <table:table-cell office:value-type="float" office:value="1442888679.67099" calcext:value-type="float">
            <text:p>1442888679.67099</text:p>
          </table:table-cell>
          <table:table-cell table:formula="of:=[.G31]-[.$B31]" office:value-type="float" office:value="17.4064846038818" calcext:value-type="float">
            <text:p>17.4064846039</text:p>
          </table:table-cell>
          <table:table-cell/>
          <table:table-cell office:value-type="float" office:value="1442888680.35763" calcext:value-type="float">
            <text:p>1442888680.35763</text:p>
          </table:table-cell>
          <table:table-cell table:formula="of:=[.J31]-[.$B31]" office:value-type="float" office:value="18.0931181907654" calcext:value-type="float">
            <text:p>18.093118190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88662.32884" calcext:value-type="float">
            <text:p>1442888662.32884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3.47218084335327" calcext:value-type="float">
            <text:p>3.4721808434</text:p>
          </table:table-cell>
          <table:table-cell table:formula="of:=[.C32]/([.D32]-[.D31])" office:value-type="float" office:value="1020317.1995745" calcext:value-type="float">
            <text:p>1020317.1995745</text:p>
          </table:table-cell>
          <table:table-cell/>
          <table:table-cell office:value-type="float" office:value="1442888679.87188" calcext:value-type="float">
            <text:p>1442888679.87188</text:p>
          </table:table-cell>
          <table:table-cell table:formula="of:=[.G32]-[.$B32]" office:value-type="float" office:value="17.5430419445038" calcext:value-type="float">
            <text:p>17.5430419445</text:p>
          </table:table-cell>
          <table:table-cell/>
          <table:table-cell office:value-type="float" office:value="1442888680.38514" calcext:value-type="float">
            <text:p>1442888680.38514</text:p>
          </table:table-cell>
          <table:table-cell table:formula="of:=[.J32]-[.$B32]" office:value-type="float" office:value="18.0563063621521" calcext:value-type="float">
            <text:p>18.056306362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88662.39318" calcext:value-type="float">
            <text:p>1442888662.39318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3.53652238845825" calcext:value-type="float">
            <text:p>3.5365223885</text:p>
          </table:table-cell>
          <table:table-cell table:formula="of:=[.C33]/([.D33]-[.D32])" office:value-type="float" office:value="1020056.3243067" calcext:value-type="float">
            <text:p>1020056.3243067</text:p>
          </table:table-cell>
          <table:table-cell/>
          <table:table-cell office:value-type="float" office:value="1442888680.0727" calcext:value-type="float">
            <text:p>1442888680.0727</text:p>
          </table:table-cell>
          <table:table-cell table:formula="of:=[.G33]-[.$B33]" office:value-type="float" office:value="17.6795248985291" calcext:value-type="float">
            <text:p>17.6795248985</text:p>
          </table:table-cell>
          <table:table-cell/>
          <table:table-cell office:value-type="float" office:value="1442888680.41264" calcext:value-type="float">
            <text:p>1442888680.41264</text:p>
          </table:table-cell>
          <table:table-cell table:formula="of:=[.J33]-[.$B33]" office:value-type="float" office:value="18.0194640159607" calcext:value-type="float">
            <text:p>18.01946401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88662.4575" calcext:value-type="float">
            <text:p>1442888662.4575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3.60084795951843" calcext:value-type="float">
            <text:p>3.6008479595</text:p>
          </table:table-cell>
          <table:table-cell table:formula="of:=[.C34]/([.D34]-[.D33])" office:value-type="float" office:value="1020309.63609475" calcext:value-type="float">
            <text:p>1020309.63609475</text:p>
          </table:table-cell>
          <table:table-cell/>
          <table:table-cell office:value-type="float" office:value="1442888691.83646" calcext:value-type="float">
            <text:p>1442888691.83646</text:p>
          </table:table-cell>
          <table:table-cell table:formula="of:=[.G34]-[.$B34]" office:value-type="float" office:value="29.3789582252502" calcext:value-type="float">
            <text:p>29.3789582253</text:p>
          </table:table-cell>
          <table:table-cell/>
          <table:table-cell office:value-type="float" office:value="1442888691.83656" calcext:value-type="float">
            <text:p>1442888691.83656</text:p>
          </table:table-cell>
          <table:table-cell table:formula="of:=[.J34]-[.$B34]" office:value-type="float" office:value="29.379061460495" calcext:value-type="float">
            <text:p>29.379061460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88662.52187" calcext:value-type="float">
            <text:p>1442888662.52187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3.66521263122559" calcext:value-type="float">
            <text:p>3.6652126312</text:p>
          </table:table-cell>
          <table:table-cell table:formula="of:=[.C35]/([.D35]-[.D34])" office:value-type="float" office:value="1019689.81211639" calcext:value-type="float">
            <text:p>1019689.81211639</text:p>
          </table:table-cell>
          <table:table-cell/>
          <table:table-cell office:value-type="float" office:value="1442888691.91992" calcext:value-type="float">
            <text:p>1442888691.91992</text:p>
          </table:table-cell>
          <table:table-cell table:formula="of:=[.G35]-[.$B35]" office:value-type="float" office:value="29.3980560302734" calcext:value-type="float">
            <text:p>29.3980560303</text:p>
          </table:table-cell>
          <table:table-cell/>
          <table:table-cell office:value-type="float" office:value="1442888691.91996" calcext:value-type="float">
            <text:p>1442888691.91996</text:p>
          </table:table-cell>
          <table:table-cell table:formula="of:=[.J35]-[.$B35]" office:value-type="float" office:value="29.3980960845947" calcext:value-type="float">
            <text:p>29.398096084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88662.58626" calcext:value-type="float">
            <text:p>1442888662.58626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3.72960519790649" calcext:value-type="float">
            <text:p>3.7296051979</text:p>
          </table:table-cell>
          <table:table-cell table:formula="of:=[.C36]/([.D36]-[.D35])" office:value-type="float" office:value="1019248.08068661" calcext:value-type="float">
            <text:p>1019248.08068661</text:p>
          </table:table-cell>
          <table:table-cell/>
          <table:table-cell office:value-type="float" office:value="1442888692.09314" calcext:value-type="float">
            <text:p>1442888692.09314</text:p>
          </table:table-cell>
          <table:table-cell table:formula="of:=[.G36]-[.$B36]" office:value-type="float" office:value="29.5068836212158" calcext:value-type="float">
            <text:p>29.5068836212</text:p>
          </table:table-cell>
          <table:table-cell/>
          <table:table-cell office:value-type="float" office:value="1442888692.09317" calcext:value-type="float">
            <text:p>1442888692.09317</text:p>
          </table:table-cell>
          <table:table-cell table:formula="of:=[.J36]-[.$B36]" office:value-type="float" office:value="29.5069069862366" calcext:value-type="float">
            <text:p>29.506906986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88662.6506" calcext:value-type="float">
            <text:p>1442888662.6506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3.7939441204071" calcext:value-type="float">
            <text:p>3.7939441204</text:p>
          </table:table-cell>
          <table:table-cell table:formula="of:=[.C37]/([.D37]-[.D36])" office:value-type="float" office:value="1020097.90417888" calcext:value-type="float">
            <text:p>1020097.90417888</text:p>
          </table:table-cell>
          <table:table-cell/>
          <table:table-cell office:value-type="float" office:value="1442888692.23813" calcext:value-type="float">
            <text:p>1442888692.23813</text:p>
          </table:table-cell>
          <table:table-cell table:formula="of:=[.G37]-[.$B37]" office:value-type="float" office:value="29.5875351428986" calcext:value-type="float">
            <text:p>29.5875351429</text:p>
          </table:table-cell>
          <table:table-cell/>
          <table:table-cell office:value-type="float" office:value="1442888692.23818" calcext:value-type="float">
            <text:p>1442888692.23818</text:p>
          </table:table-cell>
          <table:table-cell table:formula="of:=[.J37]-[.$B37]" office:value-type="float" office:value="29.5875778198242" calcext:value-type="float">
            <text:p>29.587577819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88662.71494" calcext:value-type="float">
            <text:p>1442888662.71494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3.85828351974487" calcext:value-type="float">
            <text:p>3.8582835197</text:p>
          </table:table-cell>
          <table:table-cell table:formula="of:=[.C38]/([.D38]-[.D37])" office:value-type="float" office:value="1020090.34394999" calcext:value-type="float">
            <text:p>1020090.34394999</text:p>
          </table:table-cell>
          <table:table-cell/>
          <table:table-cell office:value-type="float" office:value="1442888692.32175" calcext:value-type="float">
            <text:p>1442888692.32175</text:p>
          </table:table-cell>
          <table:table-cell table:formula="of:=[.G38]-[.$B38]" office:value-type="float" office:value="29.6068167686462" calcext:value-type="float">
            <text:p>29.6068167686</text:p>
          </table:table-cell>
          <table:table-cell/>
          <table:table-cell office:value-type="float" office:value="1442888692.32181" calcext:value-type="float">
            <text:p>1442888692.32181</text:p>
          </table:table-cell>
          <table:table-cell table:formula="of:=[.J38]-[.$B38]" office:value-type="float" office:value="29.606874704361" calcext:value-type="float">
            <text:p>29.606874704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88662.77924" calcext:value-type="float">
            <text:p>1442888662.77924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3.92258429527283" calcext:value-type="float">
            <text:p>3.9225842953</text:p>
          </table:table-cell>
          <table:table-cell table:formula="of:=[.C39]/([.D39]-[.D38])" office:value-type="float" office:value="1020703.08578887" calcext:value-type="float">
            <text:p>1020703.08578887</text:p>
          </table:table-cell>
          <table:table-cell/>
          <table:table-cell office:value-type="float" office:value="1442888692.46688" calcext:value-type="float">
            <text:p>1442888692.46688</text:p>
          </table:table-cell>
          <table:table-cell table:formula="of:=[.G39]-[.$B39]" office:value-type="float" office:value="29.6876401901245" calcext:value-type="float">
            <text:p>29.6876401901</text:p>
          </table:table-cell>
          <table:table-cell/>
          <table:table-cell office:value-type="float" office:value="1442888692.46692" calcext:value-type="float">
            <text:p>1442888692.46692</text:p>
          </table:table-cell>
          <table:table-cell table:formula="of:=[.J39]-[.$B39]" office:value-type="float" office:value="29.68767786026" calcext:value-type="float">
            <text:p>29.687677860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88662.84354" calcext:value-type="float">
            <text:p>1442888662.84354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3.98688507080078" calcext:value-type="float">
            <text:p>3.9868850708</text:p>
          </table:table-cell>
          <table:table-cell table:formula="of:=[.C40]/([.D40]-[.D39])" office:value-type="float" office:value="1020703.08578887" calcext:value-type="float">
            <text:p>1020703.08578887</text:p>
          </table:table-cell>
          <table:table-cell/>
          <table:table-cell office:value-type="float" office:value="1442888692.52275" calcext:value-type="float">
            <text:p>1442888692.52275</text:p>
          </table:table-cell>
          <table:table-cell table:formula="of:=[.G40]-[.$B40]" office:value-type="float" office:value="29.679212808609" calcext:value-type="float">
            <text:p>29.6792128086</text:p>
          </table:table-cell>
          <table:table-cell/>
          <table:table-cell office:value-type="float" office:value="1442888692.5228" calcext:value-type="float">
            <text:p>1442888692.5228</text:p>
          </table:table-cell>
          <table:table-cell table:formula="of:=[.J40]-[.$B40]" office:value-type="float" office:value="29.6792628765106" calcext:value-type="float">
            <text:p>29.679262876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88662.90791" calcext:value-type="float">
            <text:p>1442888662.90791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4.05125045776367" calcext:value-type="float">
            <text:p>4.0512504578</text:p>
          </table:table-cell>
          <table:table-cell table:formula="of:=[.C41]/([.D41]-[.D40])" office:value-type="float" office:value="1019678.48088662" calcext:value-type="float">
            <text:p>1019678.48088662</text:p>
          </table:table-cell>
          <table:table-cell/>
          <table:table-cell office:value-type="float" office:value="1442888692.6679" calcext:value-type="float">
            <text:p>1442888692.6679</text:p>
          </table:table-cell>
          <table:table-cell table:formula="of:=[.G41]-[.$B41]" office:value-type="float" office:value="29.7599914073944" calcext:value-type="float">
            <text:p>29.7599914074</text:p>
          </table:table-cell>
          <table:table-cell/>
          <table:table-cell office:value-type="float" office:value="1442888692.66794" calcext:value-type="float">
            <text:p>1442888692.66794</text:p>
          </table:table-cell>
          <table:table-cell table:formula="of:=[.J41]-[.$B41]" office:value-type="float" office:value="29.7600331306457" calcext:value-type="float">
            <text:p>29.760033130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88662.97223" calcext:value-type="float">
            <text:p>1442888662.97223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4.11557245254517" calcext:value-type="float">
            <text:p>4.1155724525</text:p>
          </table:table-cell>
          <table:table-cell table:formula="of:=[.C42]/([.D42]-[.D41])" office:value-type="float" office:value="1020366.36492627" calcext:value-type="float">
            <text:p>1020366.36492627</text:p>
          </table:table-cell>
          <table:table-cell/>
          <table:table-cell office:value-type="float" office:value="1442888692.84126" calcext:value-type="float">
            <text:p>1442888692.84126</text:p>
          </table:table-cell>
          <table:table-cell table:formula="of:=[.G42]-[.$B42]" office:value-type="float" office:value="29.869035243988" calcext:value-type="float">
            <text:p>29.869035244</text:p>
          </table:table-cell>
          <table:table-cell/>
          <table:table-cell office:value-type="float" office:value="1442888692.8413" calcext:value-type="float">
            <text:p>1442888692.8413</text:p>
          </table:table-cell>
          <table:table-cell table:formula="of:=[.J42]-[.$B42]" office:value-type="float" office:value="29.8690764904022" calcext:value-type="float">
            <text:p>29.869076490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88663.03773" calcext:value-type="float">
            <text:p>1442888663.03773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4.18107271194458" calcext:value-type="float">
            <text:p>4.1810727119</text:p>
          </table:table-cell>
          <table:table-cell table:formula="of:=[.C43]/([.D43]-[.D42])" office:value-type="float" office:value="1002011.29891383" calcext:value-type="float">
            <text:p>1002011.29891383</text:p>
          </table:table-cell>
          <table:table-cell/>
          <table:table-cell office:value-type="float" office:value="1442888692.89696" calcext:value-type="float">
            <text:p>1442888692.89696</text:p>
          </table:table-cell>
          <table:table-cell table:formula="of:=[.G43]-[.$B43]" office:value-type="float" office:value="29.8592293262482" calcext:value-type="float">
            <text:p>29.8592293262</text:p>
          </table:table-cell>
          <table:table-cell/>
          <table:table-cell office:value-type="float" office:value="1442888692.89699" calcext:value-type="float">
            <text:p>1442888692.89699</text:p>
          </table:table-cell>
          <table:table-cell table:formula="of:=[.J43]-[.$B43]" office:value-type="float" office:value="29.8592677116394" calcext:value-type="float">
            <text:p>29.859267711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88663.10429" calcext:value-type="float">
            <text:p>1442888663.10429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4.24763298034668" calcext:value-type="float">
            <text:p>4.2476329803</text:p>
          </table:table-cell>
          <table:table-cell table:formula="of:=[.C44]/([.D44]-[.D43])" office:value-type="float" office:value="986053.716062384" calcext:value-type="float">
            <text:p>986053.716062384</text:p>
          </table:table-cell>
          <table:table-cell/>
          <table:table-cell office:value-type="float" office:value="1442888693.04232" calcext:value-type="float">
            <text:p>1442888693.04232</text:p>
          </table:table-cell>
          <table:table-cell table:formula="of:=[.G44]-[.$B44]" office:value-type="float" office:value="29.9380276203156" calcext:value-type="float">
            <text:p>29.9380276203</text:p>
          </table:table-cell>
          <table:table-cell/>
          <table:table-cell office:value-type="float" office:value="1442888693.04237" calcext:value-type="float">
            <text:p>1442888693.04237</text:p>
          </table:table-cell>
          <table:table-cell table:formula="of:=[.J44]-[.$B44]" office:value-type="float" office:value="29.9380857944489" calcext:value-type="float">
            <text:p>29.938085794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88663.1708" calcext:value-type="float">
            <text:p>1442888663.1708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4.31414771080017" calcext:value-type="float">
            <text:p>4.3141477108</text:p>
          </table:table-cell>
          <table:table-cell table:formula="of:=[.C45]/([.D45]-[.D44])" office:value-type="float" office:value="986728.797553973" calcext:value-type="float">
            <text:p>986728.797553973</text:p>
          </table:table-cell>
          <table:table-cell/>
          <table:table-cell office:value-type="float" office:value="1442888693.1259" calcext:value-type="float">
            <text:p>1442888693.1259</text:p>
          </table:table-cell>
          <table:table-cell table:formula="of:=[.G45]-[.$B45]" office:value-type="float" office:value="29.9551017284393" calcext:value-type="float">
            <text:p>29.9551017284</text:p>
          </table:table-cell>
          <table:table-cell/>
          <table:table-cell office:value-type="float" office:value="1442888693.12594" calcext:value-type="float">
            <text:p>1442888693.12594</text:p>
          </table:table-cell>
          <table:table-cell table:formula="of:=[.J45]-[.$B45]" office:value-type="float" office:value="29.9551424980164" calcext:value-type="float">
            <text:p>29.95514249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88663.23727" calcext:value-type="float">
            <text:p>1442888663.23727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4.3806164264679" calcext:value-type="float">
            <text:p>4.3806164265</text:p>
          </table:table-cell>
          <table:table-cell table:formula="of:=[.C46]/([.D46]-[.D45])" office:value-type="float" office:value="987411.887542595" calcext:value-type="float">
            <text:p>987411.887542595</text:p>
          </table:table-cell>
          <table:table-cell/>
          <table:table-cell office:value-type="float" office:value="1442888693.27097" calcext:value-type="float">
            <text:p>1442888693.27097</text:p>
          </table:table-cell>
          <table:table-cell table:formula="of:=[.G46]-[.$B46]" office:value-type="float" office:value="30.0336971282959" calcext:value-type="float">
            <text:p>30.0336971283</text:p>
          </table:table-cell>
          <table:table-cell/>
          <table:table-cell office:value-type="float" office:value="1442888693.27102" calcext:value-type="float">
            <text:p>1442888693.27102</text:p>
          </table:table-cell>
          <table:table-cell table:formula="of:=[.J46]-[.$B46]" office:value-type="float" office:value="30.0337474346161" calcext:value-type="float">
            <text:p>30.03374743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88663.30369" calcext:value-type="float">
            <text:p>1442888663.30369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4.44703269004822" calcext:value-type="float">
            <text:p>4.44703269</text:p>
          </table:table-cell>
          <table:table-cell table:formula="of:=[.C47]/([.D47]-[.D46])" office:value-type="float" office:value="988191.693750224" calcext:value-type="float">
            <text:p>988191.693750224</text:p>
          </table:table-cell>
          <table:table-cell/>
          <table:table-cell office:value-type="float" office:value="1442888693.3384" calcext:value-type="float">
            <text:p>1442888693.3384</text:p>
          </table:table-cell>
          <table:table-cell table:formula="of:=[.G47]-[.$B47]" office:value-type="float" office:value="30.0347166061401" calcext:value-type="float">
            <text:p>30.0347166061</text:p>
          </table:table-cell>
          <table:table-cell/>
          <table:table-cell office:value-type="float" office:value="1442888693.33845" calcext:value-type="float">
            <text:p>1442888693.33845</text:p>
          </table:table-cell>
          <table:table-cell table:formula="of:=[.J47]-[.$B47]" office:value-type="float" office:value="30.0347640514374" calcext:value-type="float">
            <text:p>30.034764051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88663.37015" calcext:value-type="float">
            <text:p>1442888663.37015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4.51349210739136" calcext:value-type="float">
            <text:p>4.5134921074</text:p>
          </table:table-cell>
          <table:table-cell table:formula="of:=[.C48]/([.D48]-[.D47])" office:value-type="float" office:value="987550.03615413" calcext:value-type="float">
            <text:p>987550.03615413</text:p>
          </table:table-cell>
          <table:table-cell/>
          <table:table-cell office:value-type="float" office:value="1442888693.49994" calcext:value-type="float">
            <text:p>1442888693.49994</text:p>
          </table:table-cell>
          <table:table-cell table:formula="of:=[.G48]-[.$B48]" office:value-type="float" office:value="30.12979388237" calcext:value-type="float">
            <text:p>30.1297938824</text:p>
          </table:table-cell>
          <table:table-cell/>
          <table:table-cell office:value-type="float" office:value="1442888693.49999" calcext:value-type="float">
            <text:p>1442888693.49999</text:p>
          </table:table-cell>
          <table:table-cell table:formula="of:=[.J48]-[.$B48]" office:value-type="float" office:value="30.1298480033874" calcext:value-type="float">
            <text:p>30.129848003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88663.4366" calcext:value-type="float">
            <text:p>1442888663.4366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4.57994198799133" calcext:value-type="float">
            <text:p>4.579941988</text:p>
          </table:table-cell>
          <table:table-cell table:formula="of:=[.C49]/([.D49]-[.D48])" office:value-type="float" office:value="987691.767199716" calcext:value-type="float">
            <text:p>987691.767199716</text:p>
          </table:table-cell>
          <table:table-cell/>
          <table:table-cell office:value-type="float" office:value="1442888693.64569" calcext:value-type="float">
            <text:p>1442888693.64569</text:p>
          </table:table-cell>
          <table:table-cell table:formula="of:=[.G49]-[.$B49]" office:value-type="float" office:value="30.2090899944305" calcext:value-type="float">
            <text:p>30.2090899944</text:p>
          </table:table-cell>
          <table:table-cell/>
          <table:table-cell office:value-type="float" office:value="1442888693.64575" calcext:value-type="float">
            <text:p>1442888693.64575</text:p>
          </table:table-cell>
          <table:table-cell table:formula="of:=[.J49]-[.$B49]" office:value-type="float" office:value="30.2091543674469" calcext:value-type="float">
            <text:p>30.209154367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88663.50306" calcext:value-type="float">
            <text:p>1442888663.50306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4.64640736579895" calcext:value-type="float">
            <text:p>4.6464073658</text:p>
          </table:table-cell>
          <table:table-cell table:formula="of:=[.C50]/([.D50]-[.D49])" office:value-type="float" office:value="987461.474904583" calcext:value-type="float">
            <text:p>987461.474904583</text:p>
          </table:table-cell>
          <table:table-cell/>
          <table:table-cell office:value-type="float" office:value="1442888693.72894" calcext:value-type="float">
            <text:p>1442888693.72894</text:p>
          </table:table-cell>
          <table:table-cell table:formula="of:=[.G50]-[.$B50]" office:value-type="float" office:value="30.2258770465851" calcext:value-type="float">
            <text:p>30.2258770466</text:p>
          </table:table-cell>
          <table:table-cell/>
          <table:table-cell office:value-type="float" office:value="1442888693.72897" calcext:value-type="float">
            <text:p>1442888693.72897</text:p>
          </table:table-cell>
          <table:table-cell table:formula="of:=[.J50]-[.$B50]" office:value-type="float" office:value="30.2259128093719" calcext:value-type="float">
            <text:p>30.225912809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88663.56954" calcext:value-type="float">
            <text:p>1442888663.56954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4.71288371086121" calcext:value-type="float">
            <text:p>4.7128837109</text:p>
          </table:table-cell>
          <table:table-cell table:formula="of:=[.C51]/([.D51]-[.D50])" office:value-type="float" office:value="987298.563700139" calcext:value-type="float">
            <text:p>987298.563700139</text:p>
          </table:table-cell>
          <table:table-cell/>
          <table:table-cell office:value-type="float" office:value="1442888693.87408" calcext:value-type="float">
            <text:p>1442888693.87408</text:p>
          </table:table-cell>
          <table:table-cell table:formula="of:=[.G51]-[.$B51]" office:value-type="float" office:value="30.3045465946197" calcext:value-type="float">
            <text:p>30.3045465946</text:p>
          </table:table-cell>
          <table:table-cell/>
          <table:table-cell office:value-type="float" office:value="1442888693.87414" calcext:value-type="float">
            <text:p>1442888693.87414</text:p>
          </table:table-cell>
          <table:table-cell table:formula="of:=[.J51]-[.$B51]" office:value-type="float" office:value="30.3045997619629" calcext:value-type="float">
            <text:p>30.30459976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88663.63599" calcext:value-type="float">
            <text:p>1442888663.63599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4.77933716773987" calcext:value-type="float">
            <text:p>4.7793371677</text:p>
          </table:table-cell>
          <table:table-cell table:formula="of:=[.C52]/([.D52]-[.D51])" office:value-type="float" office:value="987638.613290472" calcext:value-type="float">
            <text:p>987638.613290472</text:p>
          </table:table-cell>
          <table:table-cell/>
          <table:table-cell office:value-type="float" office:value="1442888693.92991" calcext:value-type="float">
            <text:p>1442888693.92991</text:p>
          </table:table-cell>
          <table:table-cell table:formula="of:=[.G52]-[.$B52]" office:value-type="float" office:value="30.293922662735" calcext:value-type="float">
            <text:p>30.2939226627</text:p>
          </table:table-cell>
          <table:table-cell/>
          <table:table-cell office:value-type="float" office:value="1442888693.92995" calcext:value-type="float">
            <text:p>1442888693.92995</text:p>
          </table:table-cell>
          <table:table-cell table:formula="of:=[.J52]-[.$B52]" office:value-type="float" office:value="30.2939631938934" calcext:value-type="float">
            <text:p>30.293963193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88663.70243" calcext:value-type="float">
            <text:p>1442888663.70243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4.84577488899231" calcext:value-type="float">
            <text:p>4.845774889</text:p>
          </table:table-cell>
          <table:table-cell table:formula="of:=[.C53]/([.D53]-[.D52])" office:value-type="float" office:value="987872.533295055" calcext:value-type="float">
            <text:p>987872.533295055</text:p>
          </table:table-cell>
          <table:table-cell/>
          <table:table-cell office:value-type="float" office:value="1442888694.07507" calcext:value-type="float">
            <text:p>1442888694.07507</text:p>
          </table:table-cell>
          <table:table-cell table:formula="of:=[.G53]-[.$B53]" office:value-type="float" office:value="30.3726367950439" calcext:value-type="float">
            <text:p>30.372636795</text:p>
          </table:table-cell>
          <table:table-cell/>
          <table:table-cell office:value-type="float" office:value="1442888694.07513" calcext:value-type="float">
            <text:p>1442888694.07513</text:p>
          </table:table-cell>
          <table:table-cell table:formula="of:=[.J53]-[.$B53]" office:value-type="float" office:value="30.3726999759674" calcext:value-type="float">
            <text:p>30.37269997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88663.76891" calcext:value-type="float">
            <text:p>1442888663.76891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4.91225385665894" calcext:value-type="float">
            <text:p>4.9122538567</text:p>
          </table:table-cell>
          <table:table-cell table:formula="of:=[.C54]/([.D54]-[.D53])" office:value-type="float" office:value="987259.614636718" calcext:value-type="float">
            <text:p>987259.614636718</text:p>
          </table:table-cell>
          <table:table-cell/>
          <table:table-cell office:value-type="float" office:value="1442888694.14372" calcext:value-type="float">
            <text:p>1442888694.14372</text:p>
          </table:table-cell>
          <table:table-cell table:formula="of:=[.G54]-[.$B54]" office:value-type="float" office:value="30.3748142719269" calcext:value-type="float">
            <text:p>30.3748142719</text:p>
          </table:table-cell>
          <table:table-cell/>
          <table:table-cell office:value-type="float" office:value="1442888694.14379" calcext:value-type="float">
            <text:p>1442888694.14379</text:p>
          </table:table-cell>
          <table:table-cell table:formula="of:=[.J54]-[.$B54]" office:value-type="float" office:value="30.3748767375946" calcext:value-type="float">
            <text:p>30.374876737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88663.83533" calcext:value-type="float">
            <text:p>1442888663.83533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4.97867846488953" calcext:value-type="float">
            <text:p>4.9786784649</text:p>
          </table:table-cell>
          <table:table-cell table:formula="of:=[.C55]/([.D55]-[.D54])" office:value-type="float" office:value="988067.551293049" calcext:value-type="float">
            <text:p>988067.551293049</text:p>
          </table:table-cell>
          <table:table-cell/>
          <table:table-cell office:value-type="float" office:value="1442888694.30402" calcext:value-type="float">
            <text:p>1442888694.30402</text:p>
          </table:table-cell>
          <table:table-cell table:formula="of:=[.G55]-[.$B55]" office:value-type="float" office:value="30.4686903953552" calcext:value-type="float">
            <text:p>30.4686903954</text:p>
          </table:table-cell>
          <table:table-cell/>
          <table:table-cell office:value-type="float" office:value="1442888694.30407" calcext:value-type="float">
            <text:p>1442888694.30407</text:p>
          </table:table-cell>
          <table:table-cell table:formula="of:=[.J55]-[.$B55]" office:value-type="float" office:value="30.468731880188" calcext:value-type="float">
            <text:p>30.468731880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88663.90182" calcext:value-type="float">
            <text:p>1442888663.90182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5.04516553878784" calcext:value-type="float">
            <text:p>5.0451655388</text:p>
          </table:table-cell>
          <table:table-cell table:formula="of:=[.C56]/([.D56]-[.D55])" office:value-type="float" office:value="987139.246049192" calcext:value-type="float">
            <text:p>987139.246049192</text:p>
          </table:table-cell>
          <table:table-cell/>
          <table:table-cell office:value-type="float" office:value="1442888694.44945" calcext:value-type="float">
            <text:p>1442888694.44945</text:p>
          </table:table-cell>
          <table:table-cell table:formula="of:=[.G56]-[.$B56]" office:value-type="float" office:value="30.5476319789886" calcext:value-type="float">
            <text:p>30.547631979</text:p>
          </table:table-cell>
          <table:table-cell/>
          <table:table-cell office:value-type="float" office:value="1442888694.44951" calcext:value-type="float">
            <text:p>1442888694.44951</text:p>
          </table:table-cell>
          <table:table-cell table:formula="of:=[.J56]-[.$B56]" office:value-type="float" office:value="30.5476899147034" calcext:value-type="float">
            <text:p>30.547689914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88663.96831" calcext:value-type="float">
            <text:p>1442888663.96831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5.11165642738342" calcext:value-type="float">
            <text:p>5.1116564274</text:p>
          </table:table-cell>
          <table:table-cell table:formula="of:=[.C57]/([.D57]-[.D56])" office:value-type="float" office:value="987082.612163524" calcext:value-type="float">
            <text:p>987082.612163524</text:p>
          </table:table-cell>
          <table:table-cell/>
          <table:table-cell office:value-type="float" office:value="1442888694.53304" calcext:value-type="float">
            <text:p>1442888694.53304</text:p>
          </table:table-cell>
          <table:table-cell table:formula="of:=[.G57]-[.$B57]" office:value-type="float" office:value="30.5647284984589" calcext:value-type="float">
            <text:p>30.5647284985</text:p>
          </table:table-cell>
          <table:table-cell/>
          <table:table-cell office:value-type="float" office:value="1442888694.53311" calcext:value-type="float">
            <text:p>1442888694.53311</text:p>
          </table:table-cell>
          <table:table-cell table:formula="of:=[.J57]-[.$B57]" office:value-type="float" office:value="30.5647943019867" calcext:value-type="float">
            <text:p>30.56479430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88664.03492" calcext:value-type="float">
            <text:p>1442888664.03492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5.17826557159424" calcext:value-type="float">
            <text:p>5.1782655716</text:p>
          </table:table-cell>
          <table:table-cell table:formula="of:=[.C58]/([.D58]-[.D57])" office:value-type="float" office:value="985330.179175958" calcext:value-type="float">
            <text:p>985330.179175958</text:p>
          </table:table-cell>
          <table:table-cell/>
          <table:table-cell office:value-type="float" office:value="1442888694.67806" calcext:value-type="float">
            <text:p>1442888694.67806</text:p>
          </table:table-cell>
          <table:table-cell table:formula="of:=[.G58]-[.$B58]" office:value-type="float" office:value="30.643141746521" calcext:value-type="float">
            <text:p>30.6431417465</text:p>
          </table:table-cell>
          <table:table-cell/>
          <table:table-cell office:value-type="float" office:value="1442888694.6781" calcext:value-type="float">
            <text:p>1442888694.6781</text:p>
          </table:table-cell>
          <table:table-cell table:formula="of:=[.J58]-[.$B58]" office:value-type="float" office:value="30.6431829929352" calcext:value-type="float">
            <text:p>30.643182992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88664.10138" calcext:value-type="float">
            <text:p>1442888664.10138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5.24472832679749" calcext:value-type="float">
            <text:p>5.2447283268</text:p>
          </table:table-cell>
          <table:table-cell table:formula="of:=[.C59]/([.D59]-[.D58])" office:value-type="float" office:value="987500.439897405" calcext:value-type="float">
            <text:p>987500.439897405</text:p>
          </table:table-cell>
          <table:table-cell/>
          <table:table-cell office:value-type="float" office:value="1442888694.74679" calcext:value-type="float">
            <text:p>1442888694.74679</text:p>
          </table:table-cell>
          <table:table-cell table:formula="of:=[.G59]-[.$B59]" office:value-type="float" office:value="30.6454095840454" calcext:value-type="float">
            <text:p>30.645409584</text:p>
          </table:table-cell>
          <table:table-cell/>
          <table:table-cell office:value-type="float" office:value="1442888694.74683" calcext:value-type="float">
            <text:p>1442888694.74683</text:p>
          </table:table-cell>
          <table:table-cell table:formula="of:=[.J59]-[.$B59]" office:value-type="float" office:value="30.6454472541809" calcext:value-type="float">
            <text:p>30.645447254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88664.16784" calcext:value-type="float">
            <text:p>1442888664.16784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5.31118154525757" calcext:value-type="float">
            <text:p>5.3111815453</text:p>
          </table:table-cell>
          <table:table-cell table:formula="of:=[.C60]/([.D60]-[.D59])" office:value-type="float" office:value="987642.156706431" calcext:value-type="float">
            <text:p>987642.156706431</text:p>
          </table:table-cell>
          <table:table-cell/>
          <table:table-cell office:value-type="float" office:value="1442888694.90715" calcext:value-type="float">
            <text:p>1442888694.90715</text:p>
          </table:table-cell>
          <table:table-cell table:formula="of:=[.G60]-[.$B60]" office:value-type="float" office:value="30.7393174171448" calcext:value-type="float">
            <text:p>30.7393174171</text:p>
          </table:table-cell>
          <table:table-cell/>
          <table:table-cell office:value-type="float" office:value="1442888694.90722" calcext:value-type="float">
            <text:p>1442888694.90722</text:p>
          </table:table-cell>
          <table:table-cell table:formula="of:=[.J60]-[.$B60]" office:value-type="float" office:value="30.7393839359283" calcext:value-type="float">
            <text:p>30.739383935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88664.23431" calcext:value-type="float">
            <text:p>1442888664.23431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5.37765336036682" calcext:value-type="float">
            <text:p>5.3776533604</text:p>
          </table:table-cell>
          <table:table-cell table:formula="of:=[.C61]/([.D61]-[.D60])" office:value-type="float" office:value="987365.84659419" calcext:value-type="float">
            <text:p>987365.84659419</text:p>
          </table:table-cell>
          <table:table-cell/>
          <table:table-cell office:value-type="float" office:value="1442888694.94785" calcext:value-type="float">
            <text:p>1442888694.94785</text:p>
          </table:table-cell>
          <table:table-cell table:formula="of:=[.G61]-[.$B61]" office:value-type="float" office:value="30.7135469913483" calcext:value-type="float">
            <text:p>30.7135469913</text:p>
          </table:table-cell>
          <table:table-cell/>
          <table:table-cell office:value-type="float" office:value="1442888694.9479" calcext:value-type="float">
            <text:p>1442888694.9479</text:p>
          </table:table-cell>
          <table:table-cell table:formula="of:=[.J61]-[.$B61]" office:value-type="float" office:value="30.7135963439941" calcext:value-type="float">
            <text:p>30.71359634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88664.30078" calcext:value-type="float">
            <text:p>1442888664.30078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5.44412207603455" calcext:value-type="float">
            <text:p>5.444122076</text:p>
          </table:table-cell>
          <table:table-cell table:formula="of:=[.C62]/([.D62]-[.D61])" office:value-type="float" office:value="987411.887542595" calcext:value-type="float">
            <text:p>987411.887542595</text:p>
          </table:table-cell>
          <table:table-cell/>
          <table:table-cell office:value-type="float" office:value="1442888695.10826" calcext:value-type="float">
            <text:p>1442888695.10826</text:p>
          </table:table-cell>
          <table:table-cell table:formula="of:=[.G62]-[.$B62]" office:value-type="float" office:value="30.8074820041656" calcext:value-type="float">
            <text:p>30.8074820042</text:p>
          </table:table-cell>
          <table:table-cell/>
          <table:table-cell office:value-type="float" office:value="1442888695.10833" calcext:value-type="float">
            <text:p>1442888695.10833</text:p>
          </table:table-cell>
          <table:table-cell table:formula="of:=[.J62]-[.$B62]" office:value-type="float" office:value="30.8075489997864" calcext:value-type="float">
            <text:p>30.807548999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88664.36722" calcext:value-type="float">
            <text:p>1442888664.36722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5.51056265830994" calcext:value-type="float">
            <text:p>5.5105626583</text:p>
          </table:table-cell>
          <table:table-cell table:formula="of:=[.C63]/([.D63]-[.D62])" office:value-type="float" office:value="987829.994143653" calcext:value-type="float">
            <text:p>987829.994143653</text:p>
          </table:table-cell>
          <table:table-cell/>
          <table:table-cell office:value-type="float" office:value="1442888695.25321" calcext:value-type="float">
            <text:p>1442888695.25321</text:p>
          </table:table-cell>
          <table:table-cell table:formula="of:=[.G63]-[.$B63]" office:value-type="float" office:value="30.8859934806824" calcext:value-type="float">
            <text:p>30.8859934807</text:p>
          </table:table-cell>
          <table:table-cell/>
          <table:table-cell office:value-type="float" office:value="1442888695.25325" calcext:value-type="float">
            <text:p>1442888695.25325</text:p>
          </table:table-cell>
          <table:table-cell table:formula="of:=[.J63]-[.$B63]" office:value-type="float" office:value="30.8860373497009" calcext:value-type="float">
            <text:p>30.886037349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88664.43367" calcext:value-type="float">
            <text:p>1442888664.43367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5.57701635360718" calcext:value-type="float">
            <text:p>5.5770163536</text:p>
          </table:table-cell>
          <table:table-cell table:formula="of:=[.C64]/([.D64]-[.D63])" office:value-type="float" office:value="987635.069899938" calcext:value-type="float">
            <text:p>987635.069899938</text:p>
          </table:table-cell>
          <table:table-cell/>
          <table:table-cell office:value-type="float" office:value="1442888695.33726" calcext:value-type="float">
            <text:p>1442888695.33726</text:p>
          </table:table-cell>
          <table:table-cell table:formula="of:=[.G64]-[.$B64]" office:value-type="float" office:value="30.9035875797272" calcext:value-type="float">
            <text:p>30.9035875797</text:p>
          </table:table-cell>
          <table:table-cell/>
          <table:table-cell office:value-type="float" office:value="1442888695.33731" calcext:value-type="float">
            <text:p>1442888695.33731</text:p>
          </table:table-cell>
          <table:table-cell table:formula="of:=[.J64]-[.$B64]" office:value-type="float" office:value="30.9036388397217" calcext:value-type="float">
            <text:p>30.903638839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88664.50016" calcext:value-type="float">
            <text:p>1442888664.50016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5.64350605010986" calcext:value-type="float">
            <text:p>5.6435060501</text:p>
          </table:table-cell>
          <table:table-cell table:formula="of:=[.C65]/([.D65]-[.D64])" office:value-type="float" office:value="987100.309554716" calcext:value-type="float">
            <text:p>987100.309554716</text:p>
          </table:table-cell>
          <table:table-cell/>
          <table:table-cell office:value-type="float" office:value="1442888695.48233" calcext:value-type="float">
            <text:p>1442888695.48233</text:p>
          </table:table-cell>
          <table:table-cell table:formula="of:=[.G65]-[.$B65]" office:value-type="float" office:value="30.9821722507477" calcext:value-type="float">
            <text:p>30.9821722507</text:p>
          </table:table-cell>
          <table:table-cell/>
          <table:table-cell office:value-type="float" office:value="1442888695.4824" calcext:value-type="float">
            <text:p>1442888695.4824</text:p>
          </table:table-cell>
          <table:table-cell table:formula="of:=[.J65]-[.$B65]" office:value-type="float" office:value="30.9822435379028" calcext:value-type="float">
            <text:p>30.982243537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88664.56664" calcext:value-type="float">
            <text:p>1442888664.56664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5.70998764038086" calcext:value-type="float">
            <text:p>5.7099876404</text:p>
          </table:table-cell>
          <table:table-cell table:formula="of:=[.C66]/([.D66]-[.D65])" office:value-type="float" office:value="987220.668646268" calcext:value-type="float">
            <text:p>987220.668646268</text:p>
          </table:table-cell>
          <table:table-cell/>
          <table:table-cell office:value-type="float" office:value="1442888695.53832" calcext:value-type="float">
            <text:p>1442888695.53832</text:p>
          </table:table-cell>
          <table:table-cell table:formula="of:=[.G66]-[.$B66]" office:value-type="float" office:value="30.9716734886169" calcext:value-type="float">
            <text:p>30.9716734886</text:p>
          </table:table-cell>
          <table:table-cell/>
          <table:table-cell office:value-type="float" office:value="1442888695.53835" calcext:value-type="float">
            <text:p>1442888695.53835</text:p>
          </table:table-cell>
          <table:table-cell table:formula="of:=[.J66]-[.$B66]" office:value-type="float" office:value="30.9717102050781" calcext:value-type="float">
            <text:p>30.971710205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88664.63317" calcext:value-type="float">
            <text:p>1442888664.63317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5.77651286125183" calcext:value-type="float">
            <text:p>5.7765128613</text:p>
          </table:table-cell>
          <table:table-cell table:formula="of:=[.C67]/([.D67]-[.D66])" office:value-type="float" office:value="986573.199468152" calcext:value-type="float">
            <text:p>986573.199468152</text:p>
          </table:table-cell>
          <table:table-cell/>
          <table:table-cell office:value-type="float" office:value="1442888695.68316" calcext:value-type="float">
            <text:p>1442888695.68316</text:p>
          </table:table-cell>
          <table:table-cell table:formula="of:=[.G67]-[.$B67]" office:value-type="float" office:value="31.0499935150146" calcext:value-type="float">
            <text:p>31.049993515</text:p>
          </table:table-cell>
          <table:table-cell/>
          <table:table-cell office:value-type="float" office:value="1442888695.68323" calcext:value-type="float">
            <text:p>1442888695.68323</text:p>
          </table:table-cell>
          <table:table-cell table:formula="of:=[.J67]-[.$B67]" office:value-type="float" office:value="31.050057888031" calcext:value-type="float">
            <text:p>31.05005788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88664.69962" calcext:value-type="float">
            <text:p>1442888664.69962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5.84296250343323" calcext:value-type="float">
            <text:p>5.8429625034</text:p>
          </table:table-cell>
          <table:table-cell table:formula="of:=[.C68]/([.D68]-[.D67])" office:value-type="float" office:value="987695.310997094" calcext:value-type="float">
            <text:p>987695.310997094</text:p>
          </table:table-cell>
          <table:table-cell/>
          <table:table-cell office:value-type="float" office:value="1442888695.74978" calcext:value-type="float">
            <text:p>1442888695.74978</text:p>
          </table:table-cell>
          <table:table-cell table:formula="of:=[.G68]-[.$B68]" office:value-type="float" office:value="31.0501582622528" calcext:value-type="float">
            <text:p>31.0501582623</text:p>
          </table:table-cell>
          <table:table-cell/>
          <table:table-cell office:value-type="float" office:value="1442888695.74983" calcext:value-type="float">
            <text:p>1442888695.74983</text:p>
          </table:table-cell>
          <table:table-cell table:formula="of:=[.J68]-[.$B68]" office:value-type="float" office:value="31.0502126216888" calcext:value-type="float">
            <text:p>31.050212621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88664.76612" calcext:value-type="float">
            <text:p>1442888664.76612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5.90947008132935" calcext:value-type="float">
            <text:p>5.9094700813</text:p>
          </table:table-cell>
          <table:table-cell table:formula="of:=[.C69]/([.D69]-[.D68])" office:value-type="float" office:value="986834.915301144" calcext:value-type="float">
            <text:p>986834.915301144</text:p>
          </table:table-cell>
          <table:table-cell/>
          <table:table-cell office:value-type="float" office:value="1442888695.91244" calcext:value-type="float">
            <text:p>1442888695.91244</text:p>
          </table:table-cell>
          <table:table-cell table:formula="of:=[.G69]-[.$B69]" office:value-type="float" office:value="31.1463172435761" calcext:value-type="float">
            <text:p>31.1463172436</text:p>
          </table:table-cell>
          <table:table-cell/>
          <table:table-cell office:value-type="float" office:value="1442888695.91255" calcext:value-type="float">
            <text:p>1442888695.91255</text:p>
          </table:table-cell>
          <table:table-cell table:formula="of:=[.J69]-[.$B69]" office:value-type="float" office:value="31.146427154541" calcext:value-type="float">
            <text:p>31.146427154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88664.83264" calcext:value-type="float">
            <text:p>1442888664.83264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5.97598147392273" calcext:value-type="float">
            <text:p>5.9759814739</text:p>
          </table:table-cell>
          <table:table-cell table:formula="of:=[.C70]/([.D70]-[.D69])" office:value-type="float" office:value="986778.316329055" calcext:value-type="float">
            <text:p>986778.316329055</text:p>
          </table:table-cell>
          <table:table-cell/>
          <table:table-cell office:value-type="float" office:value="1442888695.95088" calcext:value-type="float">
            <text:p>1442888695.95088</text:p>
          </table:table-cell>
          <table:table-cell table:formula="of:=[.G70]-[.$B70]" office:value-type="float" office:value="31.1182413101196" calcext:value-type="float">
            <text:p>31.1182413101</text:p>
          </table:table-cell>
          <table:table-cell/>
          <table:table-cell office:value-type="float" office:value="1442888695.95091" calcext:value-type="float">
            <text:p>1442888695.95091</text:p>
          </table:table-cell>
          <table:table-cell table:formula="of:=[.J70]-[.$B70]" office:value-type="float" office:value="31.1182770729065" calcext:value-type="float">
            <text:p>31.118277072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88664.89903" calcext:value-type="float">
            <text:p>1442888664.89903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6.04237604141235" calcext:value-type="float">
            <text:p>6.0423760414</text:p>
          </table:table-cell>
          <table:table-cell table:formula="of:=[.C71]/([.D71]-[.D70])" office:value-type="float" office:value="988514.610178864" calcext:value-type="float">
            <text:p>988514.610178864</text:p>
          </table:table-cell>
          <table:table-cell/>
          <table:table-cell office:value-type="float" office:value="1442888696.11334" calcext:value-type="float">
            <text:p>1442888696.11334</text:p>
          </table:table-cell>
          <table:table-cell table:formula="of:=[.G71]-[.$B71]" office:value-type="float" office:value="31.2143044471741" calcext:value-type="float">
            <text:p>31.2143044472</text:p>
          </table:table-cell>
          <table:table-cell/>
          <table:table-cell office:value-type="float" office:value="1442888696.11338" calcext:value-type="float">
            <text:p>1442888696.11338</text:p>
          </table:table-cell>
          <table:table-cell table:formula="of:=[.J71]-[.$B71]" office:value-type="float" office:value="31.2143516540527" calcext:value-type="float">
            <text:p>31.214351654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88664.96548" calcext:value-type="float">
            <text:p>1442888664.96548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6.10882091522217" calcext:value-type="float">
            <text:p>6.1088209152</text:p>
          </table:table-cell>
          <table:table-cell table:formula="of:=[.C72]/([.D72]-[.D71])" office:value-type="float" office:value="987766.192285335" calcext:value-type="float">
            <text:p>987766.192285335</text:p>
          </table:table-cell>
          <table:table-cell/>
          <table:table-cell office:value-type="float" office:value="1442888696.25849" calcext:value-type="float">
            <text:p>1442888696.25849</text:p>
          </table:table-cell>
          <table:table-cell table:formula="of:=[.G72]-[.$B72]" office:value-type="float" office:value="31.2930159568787" calcext:value-type="float">
            <text:p>31.2930159569</text:p>
          </table:table-cell>
          <table:table-cell/>
          <table:table-cell office:value-type="float" office:value="1442888696.25853" calcext:value-type="float">
            <text:p>1442888696.25853</text:p>
          </table:table-cell>
          <table:table-cell table:formula="of:=[.J72]-[.$B72]" office:value-type="float" office:value="31.2930581569672" calcext:value-type="float">
            <text:p>31.29305815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88665.0299" calcext:value-type="float">
            <text:p>1442888665.0299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6.17324638366699" calcext:value-type="float">
            <text:p>6.1732463837</text:p>
          </table:table-cell>
          <table:table-cell table:formula="of:=[.C73]/([.D73]-[.D72])" office:value-type="float" office:value="1018727.55579898" calcext:value-type="float">
            <text:p>1018727.55579898</text:p>
          </table:table-cell>
          <table:table-cell/>
          <table:table-cell office:value-type="float" office:value="1442888696.34241" calcext:value-type="float">
            <text:p>1442888696.34241</text:p>
          </table:table-cell>
          <table:table-cell table:formula="of:=[.G73]-[.$B73]" office:value-type="float" office:value="31.3125088214874" calcext:value-type="float">
            <text:p>31.3125088215</text:p>
          </table:table-cell>
          <table:table-cell/>
          <table:table-cell office:value-type="float" office:value="1442888696.34246" calcext:value-type="float">
            <text:p>1442888696.34246</text:p>
          </table:table-cell>
          <table:table-cell table:formula="of:=[.J73]-[.$B73]" office:value-type="float" office:value="31.312554359436" calcext:value-type="float">
            <text:p>31.312554359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88665.09335" calcext:value-type="float">
            <text:p>1442888665.09335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6.23669052124023" calcext:value-type="float">
            <text:p>6.2366905212</text:p>
          </table:table-cell>
          <table:table-cell table:formula="of:=[.C74]/([.D74]-[.D73])" office:value-type="float" office:value="1034484.86354207" calcext:value-type="float">
            <text:p>1034484.86354207</text:p>
          </table:table-cell>
          <table:table-cell/>
          <table:table-cell office:value-type="float" office:value="1442888696.4872" calcext:value-type="float">
            <text:p>1442888696.4872</text:p>
          </table:table-cell>
          <table:table-cell table:formula="of:=[.G74]-[.$B74]" office:value-type="float" office:value="31.3938579559326" calcext:value-type="float">
            <text:p>31.3938579559</text:p>
          </table:table-cell>
          <table:table-cell/>
          <table:table-cell office:value-type="float" office:value="1442888696.48724" calcext:value-type="float">
            <text:p>1442888696.48724</text:p>
          </table:table-cell>
          <table:table-cell table:formula="of:=[.J74]-[.$B74]" office:value-type="float" office:value="31.393899679184" calcext:value-type="float">
            <text:p>31.393899679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88665.15678" calcext:value-type="float">
            <text:p>1442888665.15678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6.30012536048889" calcext:value-type="float">
            <text:p>6.3001253605</text:p>
          </table:table-cell>
          <table:table-cell table:formula="of:=[.C75]/([.D75]-[.D74])" office:value-type="float" office:value="1034636.49908105" calcext:value-type="float">
            <text:p>1034636.49908105</text:p>
          </table:table-cell>
          <table:table-cell/>
          <table:table-cell office:value-type="float" office:value="1442888696.55285" calcext:value-type="float">
            <text:p>1442888696.55285</text:p>
          </table:table-cell>
          <table:table-cell table:formula="of:=[.G75]-[.$B75]" office:value-type="float" office:value="31.3960707187653" calcext:value-type="float">
            <text:p>31.3960707188</text:p>
          </table:table-cell>
          <table:table-cell/>
          <table:table-cell office:value-type="float" office:value="1442888696.55289" calcext:value-type="float">
            <text:p>1442888696.55289</text:p>
          </table:table-cell>
          <table:table-cell table:formula="of:=[.J75]-[.$B75]" office:value-type="float" office:value="31.396115064621" calcext:value-type="float">
            <text:p>31.396115064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88665.2202" calcext:value-type="float">
            <text:p>1442888665.2202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6.36354565620422" calcext:value-type="float">
            <text:p>6.3635456562</text:p>
          </table:table-cell>
          <table:table-cell table:formula="of:=[.C76]/([.D76]-[.D75])" office:value-type="float" office:value="1034873.76177802" calcext:value-type="float">
            <text:p>1034873.76177802</text:p>
          </table:table-cell>
          <table:table-cell/>
          <table:table-cell office:value-type="float" office:value="1442888696.71657" calcext:value-type="float">
            <text:p>1442888696.71657</text:p>
          </table:table-cell>
          <table:table-cell table:formula="of:=[.G76]-[.$B76]" office:value-type="float" office:value="31.4963669776917" calcext:value-type="float">
            <text:p>31.4963669777</text:p>
          </table:table-cell>
          <table:table-cell/>
          <table:table-cell office:value-type="float" office:value="1442888696.71662" calcext:value-type="float">
            <text:p>1442888696.71662</text:p>
          </table:table-cell>
          <table:table-cell table:formula="of:=[.J76]-[.$B76]" office:value-type="float" office:value="31.4964244365692" calcext:value-type="float">
            <text:p>31.496424436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88665.28378" calcext:value-type="float">
            <text:p>1442888665.28378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6.42712044715881" calcext:value-type="float">
            <text:p>6.4271204472</text:p>
          </table:table-cell>
          <table:table-cell table:formula="of:=[.C77]/([.D77]-[.D76])" office:value-type="float" office:value="1032358.88021841" calcext:value-type="float">
            <text:p>1032358.88021841</text:p>
          </table:table-cell>
          <table:table-cell/>
          <table:table-cell office:value-type="float" office:value="1442888696.86142" calcext:value-type="float">
            <text:p>1442888696.86142</text:p>
          </table:table-cell>
          <table:table-cell table:formula="of:=[.G77]-[.$B77]" office:value-type="float" office:value="31.5776467323303" calcext:value-type="float">
            <text:p>31.5776467323</text:p>
          </table:table-cell>
          <table:table-cell/>
          <table:table-cell office:value-type="float" office:value="1442888696.86148" calcext:value-type="float">
            <text:p>1442888696.86148</text:p>
          </table:table-cell>
          <table:table-cell table:formula="of:=[.J77]-[.$B77]" office:value-type="float" office:value="31.5777025222778" calcext:value-type="float">
            <text:p>31.577702522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88665.34726" calcext:value-type="float">
            <text:p>1442888665.34726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6.49060416221619" calcext:value-type="float">
            <text:p>6.4906041622</text:p>
          </table:table-cell>
          <table:table-cell table:formula="of:=[.C78]/([.D78]-[.D77])" office:value-type="float" office:value="1033839.93738686" calcext:value-type="float">
            <text:p>1033839.93738686</text:p>
          </table:table-cell>
          <table:table-cell/>
          <table:table-cell office:value-type="float" office:value="1442888696.94543" calcext:value-type="float">
            <text:p>1442888696.94543</text:p>
          </table:table-cell>
          <table:table-cell table:formula="of:=[.G78]-[.$B78]" office:value-type="float" office:value="31.5981750488281" calcext:value-type="float">
            <text:p>31.5981750488</text:p>
          </table:table-cell>
          <table:table-cell/>
          <table:table-cell office:value-type="float" office:value="1442888696.94547" calcext:value-type="float">
            <text:p>1442888696.94547</text:p>
          </table:table-cell>
          <table:table-cell table:formula="of:=[.J78]-[.$B78]" office:value-type="float" office:value="31.5982158184052" calcext:value-type="float">
            <text:p>31.598215818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88665.4107" calcext:value-type="float">
            <text:p>1442888665.4107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6.55404782295227" calcext:value-type="float">
            <text:p>6.554047823</text:p>
          </table:table-cell>
          <table:table-cell table:formula="of:=[.C79]/([.D79]-[.D78])" office:value-type="float" office:value="1034492.63864233" calcext:value-type="float">
            <text:p>1034492.63864233</text:p>
          </table:table-cell>
          <table:table-cell/>
          <table:table-cell office:value-type="float" office:value="1442888697.06246" calcext:value-type="float">
            <text:p>1442888697.06246</text:p>
          </table:table-cell>
          <table:table-cell table:formula="of:=[.G79]-[.$B79]" office:value-type="float" office:value="31.6517548561096" calcext:value-type="float">
            <text:p>31.6517548561</text:p>
          </table:table-cell>
          <table:table-cell/>
          <table:table-cell office:value-type="float" office:value="1442888697.06252" calcext:value-type="float">
            <text:p>1442888697.06252</text:p>
          </table:table-cell>
          <table:table-cell table:formula="of:=[.J79]-[.$B79]" office:value-type="float" office:value="31.6518185138702" calcext:value-type="float">
            <text:p>31.651818513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88665.47414" calcext:value-type="float">
            <text:p>1442888665.47414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6.61748886108398" calcext:value-type="float">
            <text:p>6.6174888611</text:p>
          </table:table-cell>
          <table:table-cell table:formula="of:=[.C80]/([.D80]-[.D79])" office:value-type="float" office:value="1034535.40378292" calcext:value-type="float">
            <text:p>1034535.40378292</text:p>
          </table:table-cell>
          <table:table-cell/>
          <table:table-cell office:value-type="float" office:value="1442888697.14657" calcext:value-type="float">
            <text:p>1442888697.14657</text:p>
          </table:table-cell>
          <table:table-cell table:formula="of:=[.G80]-[.$B80]" office:value-type="float" office:value="31.6724314689636" calcext:value-type="float">
            <text:p>31.672431469</text:p>
          </table:table-cell>
          <table:table-cell/>
          <table:table-cell office:value-type="float" office:value="1442888700.02753" calcext:value-type="float">
            <text:p>1442888700.02753</text:p>
          </table:table-cell>
          <table:table-cell table:formula="of:=[.J80]-[.$B80]" office:value-type="float" office:value="34.5533912181854" calcext:value-type="float">
            <text:p>34.553391218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88665.53766" calcext:value-type="float">
            <text:p>1442888665.53766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6.68100166320801" calcext:value-type="float">
            <text:p>6.6810016632</text:p>
          </table:table-cell>
          <table:table-cell table:formula="of:=[.C81]/([.D81]-[.D80])" office:value-type="float" office:value="1033366.46794198" calcext:value-type="float">
            <text:p>1033366.46794198</text:p>
          </table:table-cell>
          <table:table-cell/>
          <table:table-cell office:value-type="float" office:value="1442888697.29134" calcext:value-type="float">
            <text:p>1442888697.29134</text:p>
          </table:table-cell>
          <table:table-cell table:formula="of:=[.G81]-[.$B81]" office:value-type="float" office:value="31.7536859512329" calcext:value-type="float">
            <text:p>31.7536859512</text:p>
          </table:table-cell>
          <table:table-cell/>
          <table:table-cell office:value-type="float" office:value="1442888700.05507" calcext:value-type="float">
            <text:p>1442888700.05507</text:p>
          </table:table-cell>
          <table:table-cell table:formula="of:=[.J81]-[.$B81]" office:value-type="float" office:value="34.5174131393433" calcext:value-type="float">
            <text:p>34.517413139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88665.6012" calcext:value-type="float">
            <text:p>1442888665.6012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6.74454140663147" calcext:value-type="float">
            <text:p>6.7445414066</text:p>
          </table:table-cell>
          <table:table-cell table:formula="of:=[.C82]/([.D82]-[.D81])" office:value-type="float" office:value="1032928.31326992" calcext:value-type="float">
            <text:p>1032928.31326992</text:p>
          </table:table-cell>
          <table:table-cell/>
          <table:table-cell office:value-type="float" office:value="1442888697.34763" calcext:value-type="float">
            <text:p>1442888697.34763</text:p>
          </table:table-cell>
          <table:table-cell table:formula="of:=[.G82]-[.$B82]" office:value-type="float" office:value="31.7464318275452" calcext:value-type="float">
            <text:p>31.7464318275</text:p>
          </table:table-cell>
          <table:table-cell/>
          <table:table-cell office:value-type="float" office:value="1442888700.08261" calcext:value-type="float">
            <text:p>1442888700.08261</text:p>
          </table:table-cell>
          <table:table-cell table:formula="of:=[.J82]-[.$B82]" office:value-type="float" office:value="34.4814167022705" calcext:value-type="float">
            <text:p>34.481416702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88665.66466" calcext:value-type="float">
            <text:p>1442888665.66466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6.80800986289978" calcext:value-type="float">
            <text:p>6.8080098629</text:p>
          </table:table-cell>
          <table:table-cell table:formula="of:=[.C83]/([.D83]-[.D82])" office:value-type="float" office:value="1034088.48834361" calcext:value-type="float">
            <text:p>1034088.48834361</text:p>
          </table:table-cell>
          <table:table-cell/>
          <table:table-cell office:value-type="float" office:value="1442888697.52069" calcext:value-type="float">
            <text:p>1442888697.52069</text:p>
          </table:table-cell>
          <table:table-cell table:formula="of:=[.G83]-[.$B83]" office:value-type="float" office:value="31.8560223579407" calcext:value-type="float">
            <text:p>31.8560223579</text:p>
          </table:table-cell>
          <table:table-cell/>
          <table:table-cell office:value-type="float" office:value="1442888700.11014" calcext:value-type="float">
            <text:p>1442888700.11014</text:p>
          </table:table-cell>
          <table:table-cell table:formula="of:=[.J83]-[.$B83]" office:value-type="float" office:value="34.4454770088196" calcext:value-type="float">
            <text:p>34.445477008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88665.72813" calcext:value-type="float">
            <text:p>1442888665.72813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6.8714771270752" calcext:value-type="float">
            <text:p>6.8714771271</text:p>
          </table:table-cell>
          <table:table-cell table:formula="of:=[.C84]/([.D84]-[.D83])" office:value-type="float" office:value="1034107.91142032" calcext:value-type="float">
            <text:p>1034107.91142032</text:p>
          </table:table-cell>
          <table:table-cell/>
          <table:table-cell office:value-type="float" office:value="1442888697.66595" calcext:value-type="float">
            <text:p>1442888697.66595</text:p>
          </table:table-cell>
          <table:table-cell table:formula="of:=[.G84]-[.$B84]" office:value-type="float" office:value="31.937814950943" calcext:value-type="float">
            <text:p>31.9378149509</text:p>
          </table:table-cell>
          <table:table-cell/>
          <table:table-cell office:value-type="float" office:value="1442888700.13767" calcext:value-type="float">
            <text:p>1442888700.13767</text:p>
          </table:table-cell>
          <table:table-cell table:formula="of:=[.J84]-[.$B84]" office:value-type="float" office:value="34.4095423221588" calcext:value-type="float">
            <text:p>34.409542322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88665.7916" calcext:value-type="float">
            <text:p>1442888665.7916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6.93494486808777" calcext:value-type="float">
            <text:p>6.9349448681</text:p>
          </table:table-cell>
          <table:table-cell table:formula="of:=[.C85]/([.D85]-[.D84])" office:value-type="float" office:value="1034100.14210208" calcext:value-type="float">
            <text:p>1034100.14210208</text:p>
          </table:table-cell>
          <table:table-cell/>
          <table:table-cell office:value-type="float" office:value="1442888697.74986" calcext:value-type="float">
            <text:p>1442888697.74986</text:p>
          </table:table-cell>
          <table:table-cell table:formula="of:=[.G85]-[.$B85]" office:value-type="float" office:value="31.9582624435425" calcext:value-type="float">
            <text:p>31.9582624435</text:p>
          </table:table-cell>
          <table:table-cell/>
          <table:table-cell office:value-type="float" office:value="1442888700.16521" calcext:value-type="float">
            <text:p>1442888700.16521</text:p>
          </table:table-cell>
          <table:table-cell table:formula="of:=[.J85]-[.$B85]" office:value-type="float" office:value="34.3736071586609" calcext:value-type="float">
            <text:p>34.373607158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88665.85506" calcext:value-type="float">
            <text:p>1442888665.85506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6.99841046333313" calcext:value-type="float">
            <text:p>6.9984104633</text:p>
          </table:table-cell>
          <table:table-cell table:formula="of:=[.C86]/([.D86]-[.D85])" office:value-type="float" office:value="1034135.10495353" calcext:value-type="float">
            <text:p>1034135.10495353</text:p>
          </table:table-cell>
          <table:table-cell/>
          <table:table-cell office:value-type="float" office:value="1442888697.89447" calcext:value-type="float">
            <text:p>1442888697.89447</text:p>
          </table:table-cell>
          <table:table-cell table:formula="of:=[.G86]-[.$B86]" office:value-type="float" office:value="32.0394086837769" calcext:value-type="float">
            <text:p>32.0394086838</text:p>
          </table:table-cell>
          <table:table-cell/>
          <table:table-cell office:value-type="float" office:value="1442888700.19274" calcext:value-type="float">
            <text:p>1442888700.19274</text:p>
          </table:table-cell>
          <table:table-cell table:formula="of:=[.J86]-[.$B86]" office:value-type="float" office:value="34.3376741409302" calcext:value-type="float">
            <text:p>34.337674140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88665.91848" calcext:value-type="float">
            <text:p>1442888665.91848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7.0618257522583" calcext:value-type="float">
            <text:p>7.0618257523</text:p>
          </table:table-cell>
          <table:table-cell table:formula="of:=[.C87]/([.D87]-[.D86])" office:value-type="float" office:value="1034955.46755996" calcext:value-type="float">
            <text:p>1034955.46755996</text:p>
          </table:table-cell>
          <table:table-cell/>
          <table:table-cell office:value-type="float" office:value="1442888697.96362" calcext:value-type="float">
            <text:p>1442888697.96362</text:p>
          </table:table-cell>
          <table:table-cell table:formula="of:=[.G87]-[.$B87]" office:value-type="float" office:value="32.0451383590698" calcext:value-type="float">
            <text:p>32.0451383591</text:p>
          </table:table-cell>
          <table:table-cell/>
          <table:table-cell office:value-type="float" office:value="1442888700.22028" calcext:value-type="float">
            <text:p>1442888700.22028</text:p>
          </table:table-cell>
          <table:table-cell table:formula="of:=[.J87]-[.$B87]" office:value-type="float" office:value="34.3018045425415" calcext:value-type="float">
            <text:p>34.301804542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88665.98192" calcext:value-type="float">
            <text:p>1442888665.98192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7.12526178359985" calcext:value-type="float">
            <text:p>7.1252617836</text:p>
          </table:table-cell>
          <table:table-cell table:formula="of:=[.C88]/([.D88]-[.D87])" office:value-type="float" office:value="1034617.05614312" calcext:value-type="float">
            <text:p>1034617.05614312</text:p>
          </table:table-cell>
          <table:table-cell/>
          <table:table-cell office:value-type="float" office:value="1442888698.09536" calcext:value-type="float">
            <text:p>1442888698.09536</text:p>
          </table:table-cell>
          <table:table-cell table:formula="of:=[.G88]-[.$B88]" office:value-type="float" office:value="32.113440990448" calcext:value-type="float">
            <text:p>32.1134409904</text:p>
          </table:table-cell>
          <table:table-cell/>
          <table:table-cell office:value-type="float" office:value="1442888700.24783" calcext:value-type="float">
            <text:p>1442888700.24783</text:p>
          </table:table-cell>
          <table:table-cell table:formula="of:=[.J88]-[.$B88]" office:value-type="float" office:value="34.2659101486206" calcext:value-type="float">
            <text:p>34.26591014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88666.04331" calcext:value-type="float">
            <text:p>1442888666.04331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7.18665194511414" calcext:value-type="float">
            <text:p>7.1866519451</text:p>
          </table:table-cell>
          <table:table-cell table:formula="of:=[.C89]/([.D89]-[.D88])" office:value-type="float" office:value="1069096.3890807" calcext:value-type="float">
            <text:p>1069096.3890807</text:p>
          </table:table-cell>
          <table:table-cell/>
          <table:table-cell office:value-type="float" office:value="1442888698.26876" calcext:value-type="float">
            <text:p>1442888698.26876</text:p>
          </table:table-cell>
          <table:table-cell table:formula="of:=[.G89]-[.$B89]" office:value-type="float" office:value="32.2254531383514" calcext:value-type="float">
            <text:p>32.2254531384</text:p>
          </table:table-cell>
          <table:table-cell/>
          <table:table-cell office:value-type="float" office:value="1442888700.27535" calcext:value-type="float">
            <text:p>1442888700.27535</text:p>
          </table:table-cell>
          <table:table-cell table:formula="of:=[.J89]-[.$B89]" office:value-type="float" office:value="34.2320423126221" calcext:value-type="float">
            <text:p>34.232042312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88666.10378" calcext:value-type="float">
            <text:p>1442888666.10378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7.24712157249451" calcext:value-type="float">
            <text:p>7.2471215725</text:p>
          </table:table-cell>
          <table:table-cell table:formula="of:=[.C90]/([.D90]-[.D89])" office:value-type="float" office:value="1085371.33174571" calcext:value-type="float">
            <text:p>1085371.33174571</text:p>
          </table:table-cell>
          <table:table-cell/>
          <table:table-cell office:value-type="float" office:value="1442888698.35263" calcext:value-type="float">
            <text:p>1442888698.35263</text:p>
          </table:table-cell>
          <table:table-cell table:formula="of:=[.G90]-[.$B90]" office:value-type="float" office:value="32.2488551139832" calcext:value-type="float">
            <text:p>32.248855114</text:p>
          </table:table-cell>
          <table:table-cell/>
          <table:table-cell office:value-type="float" office:value="1442888700.3029" calcext:value-type="float">
            <text:p>1442888700.3029</text:p>
          </table:table-cell>
          <table:table-cell table:formula="of:=[.J90]-[.$B90]" office:value-type="float" office:value="34.1991190910339" calcext:value-type="float">
            <text:p>34.19911909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88666.16431" calcext:value-type="float">
            <text:p>1442888666.16431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7.30765080451965" calcext:value-type="float">
            <text:p>7.3076508045</text:p>
          </table:table-cell>
          <table:table-cell table:formula="of:=[.C91]/([.D91]-[.D90])" office:value-type="float" office:value="1084302.53951898" calcext:value-type="float">
            <text:p>1084302.53951898</text:p>
          </table:table-cell>
          <table:table-cell/>
          <table:table-cell office:value-type="float" office:value="1442888698.46974" calcext:value-type="float">
            <text:p>1442888698.46974</text:p>
          </table:table-cell>
          <table:table-cell table:formula="of:=[.G91]-[.$B91]" office:value-type="float" office:value="32.3054325580597" calcext:value-type="float">
            <text:p>32.3054325581</text:p>
          </table:table-cell>
          <table:table-cell/>
          <table:table-cell office:value-type="float" office:value="1442888700.33044" calcext:value-type="float">
            <text:p>1442888700.33044</text:p>
          </table:table-cell>
          <table:table-cell table:formula="of:=[.J91]-[.$B91]" office:value-type="float" office:value="34.1661386489868" calcext:value-type="float">
            <text:p>34.16613864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88666.22467" calcext:value-type="float">
            <text:p>1442888666.22467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7.36801719665527" calcext:value-type="float">
            <text:p>7.3680171967</text:p>
          </table:table-cell>
          <table:table-cell table:formula="of:=[.C92]/([.D92]-[.D91])" office:value-type="float" office:value="1087227.47340192" calcext:value-type="float">
            <text:p>1087227.47340192</text:p>
          </table:table-cell>
          <table:table-cell/>
          <table:table-cell office:value-type="float" office:value="1442888698.55366" calcext:value-type="float">
            <text:p>1442888698.55366</text:p>
          </table:table-cell>
          <table:table-cell table:formula="of:=[.G92]-[.$B92]" office:value-type="float" office:value="32.3289885520935" calcext:value-type="float">
            <text:p>32.3289885521</text:p>
          </table:table-cell>
          <table:table-cell/>
          <table:table-cell office:value-type="float" office:value="1442888700.35799" calcext:value-type="float">
            <text:p>1442888700.35799</text:p>
          </table:table-cell>
          <table:table-cell table:formula="of:=[.J92]-[.$B92]" office:value-type="float" office:value="34.1333153247833" calcext:value-type="float">
            <text:p>34.133315324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88666.28497" calcext:value-type="float">
            <text:p>1442888666.28497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7.42831301689148" calcext:value-type="float">
            <text:p>7.4283130169</text:p>
          </table:table-cell>
          <table:table-cell table:formula="of:=[.C93]/([.D93]-[.D92])" office:value-type="float" office:value="1088499.99457491" calcext:value-type="float">
            <text:p>1088499.99457491</text:p>
          </table:table-cell>
          <table:table-cell/>
          <table:table-cell office:value-type="float" office:value="1442888698.69842" calcext:value-type="float">
            <text:p>1442888698.69842</text:p>
          </table:table-cell>
          <table:table-cell table:formula="of:=[.G93]-[.$B93]" office:value-type="float" office:value="32.413449048996" calcext:value-type="float">
            <text:p>32.413449049</text:p>
          </table:table-cell>
          <table:table-cell/>
          <table:table-cell office:value-type="float" office:value="1442888700.38552" calcext:value-type="float">
            <text:p>1442888700.38552</text:p>
          </table:table-cell>
          <table:table-cell table:formula="of:=[.J93]-[.$B93]" office:value-type="float" office:value="34.1005504131317" calcext:value-type="float">
            <text:p>34.100550413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88666.34535" calcext:value-type="float">
            <text:p>1442888666.34535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7.48869752883911" calcext:value-type="float">
            <text:p>7.4886975288</text:p>
          </table:table-cell>
          <table:table-cell table:formula="of:=[.C94]/([.D94]-[.D93])" office:value-type="float" office:value="1086901.2248856" calcext:value-type="float">
            <text:p>1086901.2248856</text:p>
          </table:table-cell>
          <table:table-cell/>
          <table:table-cell office:value-type="float" office:value="1442888698.80795" calcext:value-type="float">
            <text:p>1442888698.80795</text:p>
          </table:table-cell>
          <table:table-cell table:formula="of:=[.G94]-[.$B94]" office:value-type="float" office:value="32.4626023769379" calcext:value-type="float">
            <text:p>32.4626023769</text:p>
          </table:table-cell>
          <table:table-cell/>
          <table:table-cell office:value-type="float" office:value="1442888700.4131" calcext:value-type="float">
            <text:p>1442888700.4131</text:p>
          </table:table-cell>
          <table:table-cell table:formula="of:=[.J94]-[.$B94]" office:value-type="float" office:value="34.0677468776703" calcext:value-type="float">
            <text:p>34.067746877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88666.40581" calcext:value-type="float">
            <text:p>1442888666.40581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7.54915881156921" calcext:value-type="float">
            <text:p>7.5491588116</text:p>
          </table:table-cell>
          <table:table-cell table:formula="of:=[.C95]/([.D95]-[.D94])" office:value-type="float" office:value="1085521.13081986" calcext:value-type="float">
            <text:p>1085521.13081986</text:p>
          </table:table-cell>
          <table:table-cell/>
          <table:table-cell office:value-type="float" office:value="1442888698.9276" calcext:value-type="float">
            <text:p>1442888698.9276</text:p>
          </table:table-cell>
          <table:table-cell table:formula="of:=[.G95]-[.$B95]" office:value-type="float" office:value="32.5217912197113" calcext:value-type="float">
            <text:p>32.5217912197</text:p>
          </table:table-cell>
          <table:table-cell/>
          <table:table-cell office:value-type="float" office:value="1442888700.44068" calcext:value-type="float">
            <text:p>1442888700.44068</text:p>
          </table:table-cell>
          <table:table-cell table:formula="of:=[.J95]-[.$B95]" office:value-type="float" office:value="34.0348703861237" calcext:value-type="float">
            <text:p>34.03487038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88666.46626" calcext:value-type="float">
            <text:p>1442888666.46626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7.60960626602173" calcext:value-type="float">
            <text:p>7.609606266</text:p>
          </table:table-cell>
          <table:table-cell table:formula="of:=[.C96]/([.D96]-[.D95])" office:value-type="float" office:value="1085769.46034275" calcext:value-type="float">
            <text:p>1085769.46034275</text:p>
          </table:table-cell>
          <table:table-cell/>
          <table:table-cell office:value-type="float" office:value="1442888699.07266" calcext:value-type="float">
            <text:p>1442888699.07266</text:p>
          </table:table-cell>
          <table:table-cell table:formula="of:=[.G96]-[.$B96]" office:value-type="float" office:value="32.6063942909241" calcext:value-type="float">
            <text:p>32.6063942909</text:p>
          </table:table-cell>
          <table:table-cell/>
          <table:table-cell office:value-type="float" office:value="1442888700.46821" calcext:value-type="float">
            <text:p>1442888700.46821</text:p>
          </table:table-cell>
          <table:table-cell table:formula="of:=[.J96]-[.$B96]" office:value-type="float" office:value="34.0019481182098" calcext:value-type="float">
            <text:p>34.001948118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88666.52673" calcext:value-type="float">
            <text:p>1442888666.52673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7.6700747013092" calcext:value-type="float">
            <text:p>7.6700747013</text:p>
          </table:table-cell>
          <table:table-cell table:formula="of:=[.C97]/([.D97]-[.D96])" office:value-type="float" office:value="1085392.72908214" calcext:value-type="float">
            <text:p>1085392.72908214</text:p>
          </table:table-cell>
          <table:table-cell/>
          <table:table-cell office:value-type="float" office:value="1442888699.12865" calcext:value-type="float">
            <text:p>1442888699.12865</text:p>
          </table:table-cell>
          <table:table-cell table:formula="of:=[.G97]-[.$B97]" office:value-type="float" office:value="32.6019206047058" calcext:value-type="float">
            <text:p>32.6019206047</text:p>
          </table:table-cell>
          <table:table-cell/>
          <table:table-cell office:value-type="float" office:value="1442888700.49573" calcext:value-type="float">
            <text:p>1442888700.49573</text:p>
          </table:table-cell>
          <table:table-cell table:formula="of:=[.J97]-[.$B97]" office:value-type="float" office:value="33.968998670578" calcext:value-type="float">
            <text:p>33.968998670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88666.58714" calcext:value-type="float">
            <text:p>1442888666.58714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7.73048996925354" calcext:value-type="float">
            <text:p>7.7304899693</text:p>
          </table:table-cell>
          <table:table-cell table:formula="of:=[.C98]/([.D98]-[.D97])" office:value-type="float" office:value="1086347.90895028" calcext:value-type="float">
            <text:p>1086347.90895028</text:p>
          </table:table-cell>
          <table:table-cell/>
          <table:table-cell office:value-type="float" office:value="1442888699.27376" calcext:value-type="float">
            <text:p>1442888699.27376</text:p>
          </table:table-cell>
          <table:table-cell table:formula="of:=[.G98]-[.$B98]" office:value-type="float" office:value="32.6866159439087" calcext:value-type="float">
            <text:p>32.6866159439</text:p>
          </table:table-cell>
          <table:table-cell/>
          <table:table-cell office:value-type="float" office:value="1442888700.52324" calcext:value-type="float">
            <text:p>1442888700.52324</text:p>
          </table:table-cell>
          <table:table-cell table:formula="of:=[.J98]-[.$B98]" office:value-type="float" office:value="33.9360990524292" calcext:value-type="float">
            <text:p>33.936099052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88666.64763" calcext:value-type="float">
            <text:p>1442888666.64763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7.79097366333008" calcext:value-type="float">
            <text:p>7.7909736633</text:p>
          </table:table-cell>
          <table:table-cell table:formula="of:=[.C99]/([.D99]-[.D98])" office:value-type="float" office:value="1085118.90687343" calcext:value-type="float">
            <text:p>1085118.90687343</text:p>
          </table:table-cell>
          <table:table-cell/>
          <table:table-cell office:value-type="float" office:value="1442888699.35762" calcext:value-type="float">
            <text:p>1442888699.35762</text:p>
          </table:table-cell>
          <table:table-cell table:formula="of:=[.G99]-[.$B99]" office:value-type="float" office:value="32.709995508194" calcext:value-type="float">
            <text:p>32.7099955082</text:p>
          </table:table-cell>
          <table:table-cell/>
          <table:table-cell office:value-type="float" office:value="1442888700.55082" calcext:value-type="float">
            <text:p>1442888700.55082</text:p>
          </table:table-cell>
          <table:table-cell table:formula="of:=[.J99]-[.$B99]" office:value-type="float" office:value="33.9031898975372" calcext:value-type="float">
            <text:p>33.903189897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88666.70812" calcext:value-type="float">
            <text:p>1442888666.70812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7.85146307945251" calcext:value-type="float">
            <text:p>7.8514630795</text:p>
          </table:table-cell>
          <table:table-cell table:formula="of:=[.C100]/([.D100]-[.D99])" office:value-type="float" office:value="1085016.25916101" calcext:value-type="float">
            <text:p>1085016.25916101</text:p>
          </table:table-cell>
          <table:table-cell/>
          <table:table-cell office:value-type="float" office:value="1442888699.4749" calcext:value-type="float">
            <text:p>1442888699.4749</text:p>
          </table:table-cell>
          <table:table-cell table:formula="of:=[.G100]-[.$B100]" office:value-type="float" office:value="32.7667858600616" calcext:value-type="float">
            <text:p>32.7667858601</text:p>
          </table:table-cell>
          <table:table-cell/>
          <table:table-cell office:value-type="float" office:value="1442888700.57837" calcext:value-type="float">
            <text:p>1442888700.57837</text:p>
          </table:table-cell>
          <table:table-cell table:formula="of:=[.J100]-[.$B100]" office:value-type="float" office:value="33.870255947113" calcext:value-type="float">
            <text:p>33.870255947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88666.76858" calcext:value-type="float">
            <text:p>1442888666.76858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7.91192889213562" calcext:value-type="float">
            <text:p>7.9119288921</text:p>
          </table:table-cell>
          <table:table-cell table:formula="of:=[.C101]/([.D101]-[.D100])" office:value-type="float" office:value="1085439.80619214" calcext:value-type="float">
            <text:p>1085439.80619214</text:p>
          </table:table-cell>
          <table:table-cell/>
          <table:table-cell office:value-type="float" office:value="1442888699.55872" calcext:value-type="float">
            <text:p>1442888699.55872</text:p>
          </table:table-cell>
          <table:table-cell table:formula="of:=[.G101]-[.$B101]" office:value-type="float" office:value="32.7901332378387" calcext:value-type="float">
            <text:p>32.7901332378</text:p>
          </table:table-cell>
          <table:table-cell/>
          <table:table-cell office:value-type="float" office:value="1442888700.60595" calcext:value-type="float">
            <text:p>1442888700.60595</text:p>
          </table:table-cell>
          <table:table-cell table:formula="of:=[.J101]-[.$B101]" office:value-type="float" office:value="33.8373684883118" calcext:value-type="float">
            <text:p>33.83736848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88666.82904" calcext:value-type="float">
            <text:p>1442888666.82904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7.97238397598267" calcext:value-type="float">
            <text:p>7.972383976</text:p>
          </table:table-cell>
          <table:table-cell table:formula="of:=[.C102]/([.D102]-[.D101])" office:value-type="float" office:value="1085632.43690228" calcext:value-type="float">
            <text:p>1085632.43690228</text:p>
          </table:table-cell>
          <table:table-cell/>
          <table:table-cell office:value-type="float" office:value="1442888699.70353" calcext:value-type="float">
            <text:p>1442888699.70353</text:p>
          </table:table-cell>
          <table:table-cell table:formula="of:=[.G102]-[.$B102]" office:value-type="float" office:value="32.874493598938" calcext:value-type="float">
            <text:p>32.8744935989</text:p>
          </table:table-cell>
          <table:table-cell/>
          <table:table-cell office:value-type="float" office:value="1442888700.63346" calcext:value-type="float">
            <text:p>1442888700.63346</text:p>
          </table:table-cell>
          <table:table-cell table:formula="of:=[.J102]-[.$B102]" office:value-type="float" office:value="33.8044190406799" calcext:value-type="float">
            <text:p>33.804419040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88666.88954" calcext:value-type="float">
            <text:p>1442888666.88954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8.032883644104" calcext:value-type="float">
            <text:p>8.0328836441</text:p>
          </table:table-cell>
          <table:table-cell table:formula="of:=[.C103]/([.D103]-[.D102])" office:value-type="float" office:value="1084832.39723512" calcext:value-type="float">
            <text:p>1084832.39723512</text:p>
          </table:table-cell>
          <table:table-cell/>
          <table:table-cell office:value-type="float" office:value="1442888699.8129" calcext:value-type="float">
            <text:p>1442888699.8129</text:p>
          </table:table-cell>
          <table:table-cell table:formula="of:=[.G103]-[.$B103]" office:value-type="float" office:value="32.9233603477478" calcext:value-type="float">
            <text:p>32.9233603477</text:p>
          </table:table-cell>
          <table:table-cell/>
          <table:table-cell office:value-type="float" office:value="1442888700.661" calcext:value-type="float">
            <text:p>1442888700.661</text:p>
          </table:table-cell>
          <table:table-cell table:formula="of:=[.J103]-[.$B103]" office:value-type="float" office:value="33.7714610099792" calcext:value-type="float">
            <text:p>33.7714610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88666.95004" calcext:value-type="float">
            <text:p>1442888666.95004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8.0933883190155" calcext:value-type="float">
            <text:p>8.093388319</text:p>
          </table:table-cell>
          <table:table-cell table:formula="of:=[.C104]/([.D104]-[.D103])" office:value-type="float" office:value="1084742.62684662" calcext:value-type="float">
            <text:p>1084742.62684662</text:p>
          </table:table-cell>
          <table:table-cell/>
          <table:table-cell office:value-type="float" office:value="1442888699.93239" calcext:value-type="float">
            <text:p>1442888699.93239</text:p>
          </table:table-cell>
          <table:table-cell table:formula="of:=[.G104]-[.$B104]" office:value-type="float" office:value="32.9823508262634" calcext:value-type="float">
            <text:p>32.9823508263</text:p>
          </table:table-cell>
          <table:table-cell/>
          <table:table-cell office:value-type="float" office:value="1442888700.68857" calcext:value-type="float">
            <text:p>1442888700.68857</text:p>
          </table:table-cell>
          <table:table-cell table:formula="of:=[.J104]-[.$B104]" office:value-type="float" office:value="33.7385308742523" calcext:value-type="float">
            <text:p>33.738530874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88680.01451" calcext:value-type="float">
            <text:p>1442888680.01451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1.1578543186188" calcext:value-type="float">
            <text:p>21.1578543186</text:p>
          </table:table-cell>
          <table:table-cell table:formula="of:=[.C105]/([.D105]-[.D104])" office:value-type="float" office:value="5023.70322690518" calcext:value-type="float">
            <text:p>5023.7032269052</text:p>
          </table:table-cell>
          <table:table-cell/>
          <table:table-cell office:value-type="float" office:value="1442888700.01378" calcext:value-type="float">
            <text:p>1442888700.01378</text:p>
          </table:table-cell>
          <table:table-cell table:formula="of:=[.G105]-[.$B105]" office:value-type="float" office:value="19.9992666244507" calcext:value-type="float">
            <text:p>19.9992666245</text:p>
          </table:table-cell>
          <table:table-cell/>
          <table:table-cell office:value-type="float" office:value="1442888700.71609" calcext:value-type="float">
            <text:p>1442888700.71609</text:p>
          </table:table-cell>
          <table:table-cell table:formula="of:=[.J105]-[.$B105]" office:value-type="float" office:value="20.7015798091888" calcext:value-type="float">
            <text:p>20.701579809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88680.09702" calcext:value-type="float">
            <text:p>1442888680.09702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1.2403671741486" calcext:value-type="float">
            <text:p>21.2403671741</text:p>
          </table:table-cell>
          <table:table-cell table:formula="of:=[.C106]/([.D106]-[.D105])" office:value-type="float" office:value="795415.448642526" calcext:value-type="float">
            <text:p>795415.448642526</text:p>
          </table:table-cell>
          <table:table-cell/>
          <table:table-cell office:value-type="float" office:value="1442888700.13321" calcext:value-type="float">
            <text:p>1442888700.13321</text:p>
          </table:table-cell>
          <table:table-cell table:formula="of:=[.G106]-[.$B106]" office:value-type="float" office:value="20.0361905097961" calcext:value-type="float">
            <text:p>20.0361905098</text:p>
          </table:table-cell>
          <table:table-cell/>
          <table:table-cell office:value-type="float" office:value="1442888700.74356" calcext:value-type="float">
            <text:p>1442888700.74356</text:p>
          </table:table-cell>
          <table:table-cell table:formula="of:=[.J106]-[.$B106]" office:value-type="float" office:value="20.646541595459" calcext:value-type="float">
            <text:p>20.646541595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88680.1795" calcext:value-type="float">
            <text:p>1442888680.1795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1.3228425979614" calcext:value-type="float">
            <text:p>21.322842598</text:p>
          </table:table-cell>
          <table:table-cell table:formula="of:=[.C107]/([.D107]-[.D106])" office:value-type="float" office:value="795776.450314662" calcext:value-type="float">
            <text:p>795776.450314662</text:p>
          </table:table-cell>
          <table:table-cell/>
          <table:table-cell office:value-type="float" office:value="1442888700.36272" calcext:value-type="float">
            <text:p>1442888700.36272</text:p>
          </table:table-cell>
          <table:table-cell table:formula="of:=[.G107]-[.$B107]" office:value-type="float" office:value="20.1832213401794" calcext:value-type="float">
            <text:p>20.1832213402</text:p>
          </table:table-cell>
          <table:table-cell/>
          <table:table-cell office:value-type="float" office:value="1442888700.77105" calcext:value-type="float">
            <text:p>1442888700.77105</text:p>
          </table:table-cell>
          <table:table-cell table:formula="of:=[.J107]-[.$B107]" office:value-type="float" office:value="20.5915520191193" calcext:value-type="float">
            <text:p>20.591552019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88680.26206" calcext:value-type="float">
            <text:p>1442888680.26206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1.4054009914398" calcext:value-type="float">
            <text:p>21.4054009914</text:p>
          </table:table-cell>
          <table:table-cell table:formula="of:=[.C108]/([.D108]-[.D107])" office:value-type="float" office:value="794976.709632518" calcext:value-type="float">
            <text:p>794976.709632518</text:p>
          </table:table-cell>
          <table:table-cell/>
          <table:table-cell office:value-type="float" office:value="1442888700.43438" calcext:value-type="float">
            <text:p>1442888700.43438</text:p>
          </table:table-cell>
          <table:table-cell table:formula="of:=[.G108]-[.$B108]" office:value-type="float" office:value="20.1723234653473" calcext:value-type="float">
            <text:p>20.1723234653</text:p>
          </table:table-cell>
          <table:table-cell/>
          <table:table-cell office:value-type="float" office:value="1442888700.79853" calcext:value-type="float">
            <text:p>1442888700.79853</text:p>
          </table:table-cell>
          <table:table-cell table:formula="of:=[.J108]-[.$B108]" office:value-type="float" office:value="20.5364775657654" calcext:value-type="float">
            <text:p>20.536477565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88680.34476" calcext:value-type="float">
            <text:p>1442888680.34476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1.4881076812744" calcext:value-type="float">
            <text:p>21.4881076813</text:p>
          </table:table-cell>
          <table:table-cell table:formula="of:=[.C109]/([.D109]-[.D108])" office:value-type="float" office:value="793551.285044264" calcext:value-type="float">
            <text:p>793551.285044264</text:p>
          </table:table-cell>
          <table:table-cell/>
          <table:table-cell office:value-type="float" office:value="1442888700.56369" calcext:value-type="float">
            <text:p>1442888700.56369</text:p>
          </table:table-cell>
          <table:table-cell table:formula="of:=[.G109]-[.$B109]" office:value-type="float" office:value="20.2189264297485" calcext:value-type="float">
            <text:p>20.2189264297</text:p>
          </table:table-cell>
          <table:table-cell/>
          <table:table-cell office:value-type="float" office:value="1442888700.82604" calcext:value-type="float">
            <text:p>1442888700.82604</text:p>
          </table:table-cell>
          <table:table-cell table:formula="of:=[.J109]-[.$B109]" office:value-type="float" office:value="20.4812743663788" calcext:value-type="float">
            <text:p>20.481274366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88680.4274" calcext:value-type="float">
            <text:p>1442888680.4274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1.5707468986511" calcext:value-type="float">
            <text:p>21.5707468987</text:p>
          </table:table-cell>
          <table:table-cell table:formula="of:=[.C110]/([.D110]-[.D109])" office:value-type="float" office:value="794199.196016318" calcext:value-type="float">
            <text:p>794199.196016318</text:p>
          </table:table-cell>
          <table:table-cell/>
          <table:table-cell office:value-type="float" office:value="1442888700.63523" calcext:value-type="float">
            <text:p>1442888700.63523</text:p>
          </table:table-cell>
          <table:table-cell table:formula="of:=[.G110]-[.$B110]" office:value-type="float" office:value="20.2078278064728" calcext:value-type="float">
            <text:p>20.2078278065</text:p>
          </table:table-cell>
          <table:table-cell/>
          <table:table-cell office:value-type="float" office:value="1442888700.85354" calcext:value-type="float">
            <text:p>1442888700.85354</text:p>
          </table:table-cell>
          <table:table-cell table:formula="of:=[.J110]-[.$B110]" office:value-type="float" office:value="20.4261381626129" calcext:value-type="float">
            <text:p>20.42613816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88680.51004" calcext:value-type="float">
            <text:p>1442888680.51004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1.6533818244934" calcext:value-type="float">
            <text:p>21.6533818245</text:p>
          </table:table-cell>
          <table:table-cell table:formula="of:=[.C111]/([.D111]-[.D110])" office:value-type="float" office:value="794240.441690037" calcext:value-type="float">
            <text:p>794240.441690037</text:p>
          </table:table-cell>
          <table:table-cell/>
          <table:table-cell office:value-type="float" office:value="1442888700.78246" calcext:value-type="float">
            <text:p>1442888700.78246</text:p>
          </table:table-cell>
          <table:table-cell table:formula="of:=[.G111]-[.$B111]" office:value-type="float" office:value="20.2724223136902" calcext:value-type="float">
            <text:p>20.2724223137</text:p>
          </table:table-cell>
          <table:table-cell/>
          <table:table-cell office:value-type="float" office:value="1442888700.88109" calcext:value-type="float">
            <text:p>1442888700.88109</text:p>
          </table:table-cell>
          <table:table-cell table:formula="of:=[.J111]-[.$B111]" office:value-type="float" office:value="20.3710491657257" calcext:value-type="float">
            <text:p>20.371049165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88680.5927" calcext:value-type="float">
            <text:p>1442888680.5927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1.7360460758209" calcext:value-type="float">
            <text:p>21.7360460758</text:p>
          </table:table-cell>
          <table:table-cell table:formula="of:=[.C112]/([.D112]-[.D111])" office:value-type="float" office:value="793958.681606719" calcext:value-type="float">
            <text:p>793958.681606719</text:p>
          </table:table-cell>
          <table:table-cell/>
          <table:table-cell office:value-type="float" office:value="1442888700.9368" calcext:value-type="float">
            <text:p>1442888700.9368</text:p>
          </table:table-cell>
          <table:table-cell table:formula="of:=[.G112]-[.$B112]" office:value-type="float" office:value="20.3441026210785" calcext:value-type="float">
            <text:p>20.3441026211</text:p>
          </table:table-cell>
          <table:table-cell/>
          <table:table-cell office:value-type="float" office:value="1442888700.93686" calcext:value-type="float">
            <text:p>1442888700.93686</text:p>
          </table:table-cell>
          <table:table-cell table:formula="of:=[.J112]-[.$B112]" office:value-type="float" office:value="20.3441576957703" calcext:value-type="float">
            <text:p>20.344157695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88680.67519" calcext:value-type="float">
            <text:p>1442888680.67519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1.81853723526" calcext:value-type="float">
            <text:p>21.8185372353</text:p>
          </table:table-cell>
          <table:table-cell table:formula="of:=[.C113]/([.D113]-[.D112])" office:value-type="float" office:value="795624.651735729" calcext:value-type="float">
            <text:p>795624.651735729</text:p>
          </table:table-cell>
          <table:table-cell/>
          <table:table-cell office:value-type="float" office:value="1442888701.01081" calcext:value-type="float">
            <text:p>1442888701.01081</text:p>
          </table:table-cell>
          <table:table-cell table:formula="of:=[.G113]-[.$B113]" office:value-type="float" office:value="20.335613489151" calcext:value-type="float">
            <text:p>20.3356134892</text:p>
          </table:table-cell>
          <table:table-cell/>
          <table:table-cell office:value-type="float" office:value="1442888701.01086" calcext:value-type="float">
            <text:p>1442888701.01086</text:p>
          </table:table-cell>
          <table:table-cell table:formula="of:=[.J113]-[.$B113]" office:value-type="float" office:value="20.3356680870056" calcext:value-type="float">
            <text:p>20.33566808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88680.75773" calcext:value-type="float">
            <text:p>1442888680.75773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1.9010741710663" calcext:value-type="float">
            <text:p>21.9010741711</text:p>
          </table:table-cell>
          <table:table-cell table:formula="of:=[.C114]/([.D114]-[.D113])" office:value-type="float" office:value="795183.384976241" calcext:value-type="float">
            <text:p>795183.384976241</text:p>
          </table:table-cell>
          <table:table-cell/>
          <table:table-cell office:value-type="float" office:value="1442888701.16665" calcext:value-type="float">
            <text:p>1442888701.16665</text:p>
          </table:table-cell>
          <table:table-cell table:formula="of:=[.G114]-[.$B114]" office:value-type="float" office:value="20.4089176654816" calcext:value-type="float">
            <text:p>20.4089176655</text:p>
          </table:table-cell>
          <table:table-cell/>
          <table:table-cell office:value-type="float" office:value="1442888701.16669" calcext:value-type="float">
            <text:p>1442888701.16669</text:p>
          </table:table-cell>
          <table:table-cell table:formula="of:=[.J114]-[.$B114]" office:value-type="float" office:value="20.4089636802673" calcext:value-type="float">
            <text:p>20.408963680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88680.84046" calcext:value-type="float">
            <text:p>1442888680.84046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1.9838087558746" calcext:value-type="float">
            <text:p>21.9838087559</text:p>
          </table:table-cell>
          <table:table-cell table:formula="of:=[.C115]/([.D115]-[.D114])" office:value-type="float" office:value="793283.72955558" calcext:value-type="float">
            <text:p>793283.72955558</text:p>
          </table:table-cell>
          <table:table-cell/>
          <table:table-cell office:value-type="float" office:value="1442888701.33841" calcext:value-type="float">
            <text:p>1442888701.33841</text:p>
          </table:table-cell>
          <table:table-cell table:formula="of:=[.G115]-[.$B115]" office:value-type="float" office:value="20.497948884964" calcext:value-type="float">
            <text:p>20.497948885</text:p>
          </table:table-cell>
          <table:table-cell/>
          <table:table-cell office:value-type="float" office:value="1442888701.33845" calcext:value-type="float">
            <text:p>1442888701.33845</text:p>
          </table:table-cell>
          <table:table-cell table:formula="of:=[.J115]-[.$B115]" office:value-type="float" office:value="20.4979841709137" calcext:value-type="float">
            <text:p>20.497984170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88680.92309" calcext:value-type="float">
            <text:p>1442888680.92309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2.0664327144623" calcext:value-type="float">
            <text:p>22.0664327145</text:p>
          </table:table-cell>
          <table:table-cell table:formula="of:=[.C116]/([.D116]-[.D115])" office:value-type="float" office:value="794345.8667667" calcext:value-type="float">
            <text:p>794345.8667667</text:p>
          </table:table-cell>
          <table:table-cell/>
          <table:table-cell office:value-type="float" office:value="1442888701.43866" calcext:value-type="float">
            <text:p>1442888701.43866</text:p>
          </table:table-cell>
          <table:table-cell table:formula="of:=[.G116]-[.$B116]" office:value-type="float" office:value="20.5155749320984" calcext:value-type="float">
            <text:p>20.5155749321</text:p>
          </table:table-cell>
          <table:table-cell/>
          <table:table-cell office:value-type="float" office:value="1442888701.43872" calcext:value-type="float">
            <text:p>1442888701.43872</text:p>
          </table:table-cell>
          <table:table-cell table:formula="of:=[.J116]-[.$B116]" office:value-type="float" office:value="20.5156307220459" calcext:value-type="float">
            <text:p>20.51563072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88681.0057" calcext:value-type="float">
            <text:p>1442888681.0057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2.1490504741669" calcext:value-type="float">
            <text:p>22.1490504742</text:p>
          </table:table-cell>
          <table:table-cell table:formula="of:=[.C117]/([.D117]-[.D116])" office:value-type="float" office:value="794405.467234593" calcext:value-type="float">
            <text:p>794405.467234593</text:p>
          </table:table-cell>
          <table:table-cell/>
          <table:table-cell office:value-type="float" office:value="1442888701.6138" calcext:value-type="float">
            <text:p>1442888701.6138</text:p>
          </table:table-cell>
          <table:table-cell table:formula="of:=[.G117]-[.$B117]" office:value-type="float" office:value="20.6080906391144" calcext:value-type="float">
            <text:p>20.6080906391</text:p>
          </table:table-cell>
          <table:table-cell/>
          <table:table-cell office:value-type="float" office:value="1442888701.61384" calcext:value-type="float">
            <text:p>1442888701.61384</text:p>
          </table:table-cell>
          <table:table-cell table:formula="of:=[.J117]-[.$B117]" office:value-type="float" office:value="20.6081326007843" calcext:value-type="float">
            <text:p>20.608132600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88681.08325" calcext:value-type="float">
            <text:p>1442888681.08325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2.2265980243683" calcext:value-type="float">
            <text:p>22.2265980244</text:p>
          </table:table-cell>
          <table:table-cell table:formula="of:=[.C118]/([.D118]-[.D117])" office:value-type="float" office:value="846345.240172417" calcext:value-type="float">
            <text:p>846345.240172417</text:p>
          </table:table-cell>
          <table:table-cell/>
          <table:table-cell office:value-type="float" office:value="1442888701.74012" calcext:value-type="float">
            <text:p>1442888701.74012</text:p>
          </table:table-cell>
          <table:table-cell table:formula="of:=[.G118]-[.$B118]" office:value-type="float" office:value="20.6568636894226" calcext:value-type="float">
            <text:p>20.6568636894</text:p>
          </table:table-cell>
          <table:table-cell/>
          <table:table-cell office:value-type="float" office:value="1442888701.74016" calcext:value-type="float">
            <text:p>1442888701.74016</text:p>
          </table:table-cell>
          <table:table-cell table:formula="of:=[.J118]-[.$B118]" office:value-type="float" office:value="20.6569094657898" calcext:value-type="float">
            <text:p>20.656909465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88681.16082" calcext:value-type="float">
            <text:p>1442888681.16082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2.3041620254517" calcext:value-type="float">
            <text:p>22.3041620255</text:p>
          </table:table-cell>
          <table:table-cell table:formula="of:=[.C119]/([.D119]-[.D118])" office:value-type="float" office:value="846165.735177222" calcext:value-type="float">
            <text:p>846165.735177222</text:p>
          </table:table-cell>
          <table:table-cell/>
          <table:table-cell office:value-type="float" office:value="1442888701.84047" calcext:value-type="float">
            <text:p>1442888701.84047</text:p>
          </table:table-cell>
          <table:table-cell table:formula="of:=[.G119]-[.$B119]" office:value-type="float" office:value="20.6796548366547" calcext:value-type="float">
            <text:p>20.6796548367</text:p>
          </table:table-cell>
          <table:table-cell/>
          <table:table-cell office:value-type="float" office:value="1442888701.8406" calcext:value-type="float">
            <text:p>1442888701.8406</text:p>
          </table:table-cell>
          <table:table-cell table:formula="of:=[.J119]-[.$B119]" office:value-type="float" office:value="20.6797802448273" calcext:value-type="float">
            <text:p>20.679780244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88681.23832" calcext:value-type="float">
            <text:p>1442888681.23832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2.3816666603088" calcext:value-type="float">
            <text:p>22.3816666603</text:p>
          </table:table-cell>
          <table:table-cell table:formula="of:=[.C120]/([.D120]-[.D119])" office:value-type="float" office:value="846813.872756692" calcext:value-type="float">
            <text:p>846813.872756692</text:p>
          </table:table-cell>
          <table:table-cell/>
          <table:table-cell office:value-type="float" office:value="1442888702.01562" calcext:value-type="float">
            <text:p>1442888702.01562</text:p>
          </table:table-cell>
          <table:table-cell table:formula="of:=[.G120]-[.$B120]" office:value-type="float" office:value="20.7773015499115" calcext:value-type="float">
            <text:p>20.7773015499</text:p>
          </table:table-cell>
          <table:table-cell/>
          <table:table-cell office:value-type="float" office:value="1442888702.01568" calcext:value-type="float">
            <text:p>1442888702.01568</text:p>
          </table:table-cell>
          <table:table-cell table:formula="of:=[.J120]-[.$B120]" office:value-type="float" office:value="20.7773578166962" calcext:value-type="float">
            <text:p>20.777357816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88681.31691" calcext:value-type="float">
            <text:p>1442888681.31691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2.4602570533752" calcext:value-type="float">
            <text:p>22.4602570534</text:p>
          </table:table-cell>
          <table:table-cell table:formula="of:=[.C121]/([.D121]-[.D120])" office:value-type="float" office:value="835114.79506844" calcext:value-type="float">
            <text:p>835114.79506844</text:p>
          </table:table-cell>
          <table:table-cell/>
          <table:table-cell office:value-type="float" office:value="1442888702.1417" calcext:value-type="float">
            <text:p>1442888702.1417</text:p>
          </table:table-cell>
          <table:table-cell table:formula="of:=[.G121]-[.$B121]" office:value-type="float" office:value="20.8247921466827" calcext:value-type="float">
            <text:p>20.8247921467</text:p>
          </table:table-cell>
          <table:table-cell/>
          <table:table-cell office:value-type="float" office:value="1442888702.14175" calcext:value-type="float">
            <text:p>1442888702.14175</text:p>
          </table:table-cell>
          <table:table-cell table:formula="of:=[.J121]-[.$B121]" office:value-type="float" office:value="20.8248391151428" calcext:value-type="float">
            <text:p>20.824839115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88681.39443" calcext:value-type="float">
            <text:p>1442888681.39443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2.5377795696259" calcext:value-type="float">
            <text:p>22.5377795696</text:p>
          </table:table-cell>
          <table:table-cell table:formula="of:=[.C122]/([.D122]-[.D121])" office:value-type="float" office:value="846618.54612444" calcext:value-type="float">
            <text:p>846618.54612444</text:p>
          </table:table-cell>
          <table:table-cell/>
          <table:table-cell office:value-type="float" office:value="1442888702.24231" calcext:value-type="float">
            <text:p>1442888702.24231</text:p>
          </table:table-cell>
          <table:table-cell table:formula="of:=[.G122]-[.$B122]" office:value-type="float" office:value="20.847874879837" calcext:value-type="float">
            <text:p>20.8478748798</text:p>
          </table:table-cell>
          <table:table-cell/>
          <table:table-cell office:value-type="float" office:value="1442888702.24236" calcext:value-type="float">
            <text:p>1442888702.24236</text:p>
          </table:table-cell>
          <table:table-cell table:formula="of:=[.J122]-[.$B122]" office:value-type="float" office:value="20.8479297161102" calcext:value-type="float">
            <text:p>20.847929716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88681.47202" calcext:value-type="float">
            <text:p>1442888681.47202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2.6153616905212" calcext:value-type="float">
            <text:p>22.6153616905</text:p>
          </table:table-cell>
          <table:table-cell table:formula="of:=[.C123]/([.D123]-[.D122])" office:value-type="float" office:value="845968.107632689" calcext:value-type="float">
            <text:p>845968.107632689</text:p>
          </table:table-cell>
          <table:table-cell/>
          <table:table-cell office:value-type="float" office:value="1442888702.41753" calcext:value-type="float">
            <text:p>1442888702.41753</text:p>
          </table:table-cell>
          <table:table-cell table:formula="of:=[.G123]-[.$B123]" office:value-type="float" office:value="20.9455151557922" calcext:value-type="float">
            <text:p>20.9455151558</text:p>
          </table:table-cell>
          <table:table-cell/>
          <table:table-cell office:value-type="float" office:value="1442888702.41758" calcext:value-type="float">
            <text:p>1442888702.41758</text:p>
          </table:table-cell>
          <table:table-cell table:formula="of:=[.J123]-[.$B123]" office:value-type="float" office:value="20.9455595016479" calcext:value-type="float">
            <text:p>20.945559501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88681.54969" calcext:value-type="float">
            <text:p>1442888681.54969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2.693039894104" calcext:value-type="float">
            <text:p>22.6930398941</text:p>
          </table:table-cell>
          <table:table-cell table:formula="of:=[.C124]/([.D124]-[.D123])" office:value-type="float" office:value="844921.702264538" calcext:value-type="float">
            <text:p>844921.702264538</text:p>
          </table:table-cell>
          <table:table-cell/>
          <table:table-cell office:value-type="float" office:value="1442888702.57325" calcext:value-type="float">
            <text:p>1442888702.57325</text:p>
          </table:table-cell>
          <table:table-cell table:formula="of:=[.G124]-[.$B124]" office:value-type="float" office:value="21.0235531330109" calcext:value-type="float">
            <text:p>21.023553133</text:p>
          </table:table-cell>
          <table:table-cell/>
          <table:table-cell office:value-type="float" office:value="1442888702.57328" calcext:value-type="float">
            <text:p>1442888702.57328</text:p>
          </table:table-cell>
          <table:table-cell table:formula="of:=[.J124]-[.$B124]" office:value-type="float" office:value="21.0235891342163" calcext:value-type="float">
            <text:p>21.023589134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88681.62723" calcext:value-type="float">
            <text:p>1442888681.62723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2.7705776691437" calcext:value-type="float">
            <text:p>22.7705776691</text:p>
          </table:table-cell>
          <table:table-cell table:formula="of:=[.C125]/([.D125]-[.D124])" office:value-type="float" office:value="846451.938637894" calcext:value-type="float">
            <text:p>846451.938637894</text:p>
          </table:table-cell>
          <table:table-cell/>
          <table:table-cell office:value-type="float" office:value="1442888702.74484" calcext:value-type="float">
            <text:p>1442888702.74484</text:p>
          </table:table-cell>
          <table:table-cell table:formula="of:=[.G125]-[.$B125]" office:value-type="float" office:value="21.1176073551178" calcext:value-type="float">
            <text:p>21.1176073551</text:p>
          </table:table-cell>
          <table:table-cell/>
          <table:table-cell office:value-type="float" office:value="1442888702.74488" calcext:value-type="float">
            <text:p>1442888702.74488</text:p>
          </table:table-cell>
          <table:table-cell table:formula="of:=[.J125]-[.$B125]" office:value-type="float" office:value="21.1176505088806" calcext:value-type="float">
            <text:p>21.117650508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88681.70474" calcext:value-type="float">
            <text:p>1442888681.70474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22.8480842113495" calcext:value-type="float">
            <text:p>22.8480842113</text:p>
          </table:table-cell>
          <table:table-cell table:formula="of:=[.C126]/([.D126]-[.D125])" office:value-type="float" office:value="846793.033621872" calcext:value-type="float">
            <text:p>846793.033621872</text:p>
          </table:table-cell>
          <table:table-cell/>
          <table:table-cell office:value-type="float" office:value="1442888702.84511" calcext:value-type="float">
            <text:p>1442888702.84511</text:p>
          </table:table-cell>
          <table:table-cell table:formula="of:=[.G126]-[.$B126]" office:value-type="float" office:value="21.1403682231903" calcext:value-type="float">
            <text:p>21.1403682232</text:p>
          </table:table-cell>
          <table:table-cell/>
          <table:table-cell office:value-type="float" office:value="1442888702.84515" calcext:value-type="float">
            <text:p>1442888702.84515</text:p>
          </table:table-cell>
          <table:table-cell table:formula="of:=[.J126]-[.$B126]" office:value-type="float" office:value="21.1404094696045" calcext:value-type="float">
            <text:p>21.140409469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88681.7822" calcext:value-type="float">
            <text:p>1442888681.7822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22.9255480766296" calcext:value-type="float">
            <text:p>22.9255480766</text:p>
          </table:table-cell>
          <table:table-cell table:formula="of:=[.C127]/([.D127]-[.D126])" office:value-type="float" office:value="847259.554666412" calcext:value-type="float">
            <text:p>847259.554666412</text:p>
          </table:table-cell>
          <table:table-cell/>
          <table:table-cell office:value-type="float" office:value="1442888702.97533" calcext:value-type="float">
            <text:p>1442888702.97533</text:p>
          </table:table-cell>
          <table:table-cell table:formula="of:=[.G127]-[.$B127]" office:value-type="float" office:value="21.1931309700012" calcext:value-type="float">
            <text:p>21.19313097</text:p>
          </table:table-cell>
          <table:table-cell/>
          <table:table-cell office:value-type="float" office:value="1442888702.97538" calcext:value-type="float">
            <text:p>1442888702.97538</text:p>
          </table:table-cell>
          <table:table-cell table:formula="of:=[.J127]-[.$B127]" office:value-type="float" office:value="21.1931817531586" calcext:value-type="float">
            <text:p>21.193181753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88681.8597" calcext:value-type="float">
            <text:p>1442888681.8597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23.003045797348" calcext:value-type="float">
            <text:p>23.0030457973</text:p>
          </table:table-cell>
          <table:table-cell table:formula="of:=[.C128]/([.D128]-[.D127])" office:value-type="float" office:value="846889.423219269" calcext:value-type="float">
            <text:p>846889.423219269</text:p>
          </table:table-cell>
          <table:table-cell/>
          <table:table-cell office:value-type="float" office:value="1442888703.14639" calcext:value-type="float">
            <text:p>1442888703.14639</text:p>
          </table:table-cell>
          <table:table-cell table:formula="of:=[.G128]-[.$B128]" office:value-type="float" office:value="21.2866864204407" calcext:value-type="float">
            <text:p>21.2866864204</text:p>
          </table:table-cell>
          <table:table-cell/>
          <table:table-cell office:value-type="float" office:value="1442888703.14643" calcext:value-type="float">
            <text:p>1442888703.14643</text:p>
          </table:table-cell>
          <table:table-cell table:formula="of:=[.J128]-[.$B128]" office:value-type="float" office:value="21.2867257595062" calcext:value-type="float">
            <text:p>21.286725759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88681.93717" calcext:value-type="float">
            <text:p>1442888681.93717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23.0805194377899" calcext:value-type="float">
            <text:p>23.0805194378</text:p>
          </table:table-cell>
          <table:table-cell table:formula="of:=[.C129]/([.D129]-[.D128])" office:value-type="float" office:value="847152.652510556" calcext:value-type="float">
            <text:p>847152.652510556</text:p>
          </table:table-cell>
          <table:table-cell/>
          <table:table-cell office:value-type="float" office:value="1442888703.24688" calcext:value-type="float">
            <text:p>1442888703.24688</text:p>
          </table:table-cell>
          <table:table-cell table:formula="of:=[.G129]-[.$B129]" office:value-type="float" office:value="21.3097064495087" calcext:value-type="float">
            <text:p>21.3097064495</text:p>
          </table:table-cell>
          <table:table-cell/>
          <table:table-cell office:value-type="float" office:value="1442888703.24693" calcext:value-type="float">
            <text:p>1442888703.24693</text:p>
          </table:table-cell>
          <table:table-cell table:formula="of:=[.J129]-[.$B129]" office:value-type="float" office:value="21.3097517490387" calcext:value-type="float">
            <text:p>21.30975174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88682.01274" calcext:value-type="float">
            <text:p>1442888682.01274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23.1560866832733" calcext:value-type="float">
            <text:p>23.1560866833</text:p>
          </table:table-cell>
          <table:table-cell table:formula="of:=[.C130]/([.D130]-[.D129])" office:value-type="float" office:value="868524.445745728" calcext:value-type="float">
            <text:p>868524.445745728</text:p>
          </table:table-cell>
          <table:table-cell/>
          <table:table-cell office:value-type="float" office:value="1442888703.37697" calcext:value-type="float">
            <text:p>1442888703.37697</text:p>
          </table:table-cell>
          <table:table-cell table:formula="of:=[.G130]-[.$B130]" office:value-type="float" office:value="21.3642308712006" calcext:value-type="float">
            <text:p>21.3642308712</text:p>
          </table:table-cell>
          <table:table-cell/>
          <table:table-cell office:value-type="float" office:value="1442888703.37708" calcext:value-type="float">
            <text:p>1442888703.37708</text:p>
          </table:table-cell>
          <table:table-cell table:formula="of:=[.J130]-[.$B130]" office:value-type="float" office:value="21.3643345832825" calcext:value-type="float">
            <text:p>21.364334583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88682.07748" calcext:value-type="float">
            <text:p>1442888682.07748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23.2208228111267" calcext:value-type="float">
            <text:p>23.2208228111</text:p>
          </table:table-cell>
          <table:table-cell table:formula="of:=[.C131]/([.D131]-[.D130])" office:value-type="float" office:value="1013838.82812137" calcext:value-type="float">
            <text:p>1013838.82812137</text:p>
          </table:table-cell>
          <table:table-cell/>
          <table:table-cell office:value-type="float" office:value="1442888703.54847" calcext:value-type="float">
            <text:p>1442888703.54847</text:p>
          </table:table-cell>
          <table:table-cell table:formula="of:=[.G131]-[.$B131]" office:value-type="float" office:value="21.4709916114807" calcext:value-type="float">
            <text:p>21.4709916115</text:p>
          </table:table-cell>
          <table:table-cell/>
          <table:table-cell office:value-type="float" office:value="1442888703.54856" calcext:value-type="float">
            <text:p>1442888703.54856</text:p>
          </table:table-cell>
          <table:table-cell table:formula="of:=[.J131]-[.$B131]" office:value-type="float" office:value="21.4710824489593" calcext:value-type="float">
            <text:p>21.4710824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88682.14195" calcext:value-type="float">
            <text:p>1442888682.14195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23.2852923870087" calcext:value-type="float">
            <text:p>23.285292387</text:p>
          </table:table-cell>
          <table:table-cell table:formula="of:=[.C132]/([.D132]-[.D131])" office:value-type="float" office:value="1018030.58422736" calcext:value-type="float">
            <text:p>1018030.58422736</text:p>
          </table:table-cell>
          <table:table-cell/>
          <table:table-cell office:value-type="float" office:value="1442888703.64887" calcext:value-type="float">
            <text:p>1442888703.64887</text:p>
          </table:table-cell>
          <table:table-cell table:formula="of:=[.G132]-[.$B132]" office:value-type="float" office:value="21.5069274902344" calcext:value-type="float">
            <text:p>21.5069274902</text:p>
          </table:table-cell>
          <table:table-cell/>
          <table:table-cell office:value-type="float" office:value="1442888703.64891" calcext:value-type="float">
            <text:p>1442888703.64891</text:p>
          </table:table-cell>
          <table:table-cell table:formula="of:=[.J132]-[.$B132]" office:value-type="float" office:value="21.5069653987885" calcext:value-type="float">
            <text:p>21.506965398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88682.20657" calcext:value-type="float">
            <text:p>1442888682.20657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23.3499116897583" calcext:value-type="float">
            <text:p>23.3499116898</text:p>
          </table:table-cell>
          <table:table-cell table:formula="of:=[.C133]/([.D133]-[.D132])" office:value-type="float" office:value="1015671.74524135" calcext:value-type="float">
            <text:p>1015671.74524135</text:p>
          </table:table-cell>
          <table:table-cell/>
          <table:table-cell office:value-type="float" office:value="1442888703.82435" calcext:value-type="float">
            <text:p>1442888703.82435</text:p>
          </table:table-cell>
          <table:table-cell table:formula="of:=[.G133]-[.$B133]" office:value-type="float" office:value="21.6177847385406" calcext:value-type="float">
            <text:p>21.6177847385</text:p>
          </table:table-cell>
          <table:table-cell/>
          <table:table-cell office:value-type="float" office:value="1442888703.82441" calcext:value-type="float">
            <text:p>1442888703.82441</text:p>
          </table:table-cell>
          <table:table-cell table:formula="of:=[.J133]-[.$B133]" office:value-type="float" office:value="21.6178429126739" calcext:value-type="float">
            <text:p>21.617842912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88682.27103" calcext:value-type="float">
            <text:p>1442888682.27103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23.4143750667572" calcext:value-type="float">
            <text:p>23.4143750668</text:p>
          </table:table-cell>
          <table:table-cell table:formula="of:=[.C134]/([.D134]-[.D133])" office:value-type="float" office:value="1018128.47938634" calcext:value-type="float">
            <text:p>1018128.47938634</text:p>
          </table:table-cell>
          <table:table-cell/>
          <table:table-cell office:value-type="float" office:value="1442888703.97995" calcext:value-type="float">
            <text:p>1442888703.97995</text:p>
          </table:table-cell>
          <table:table-cell table:formula="of:=[.G134]-[.$B134]" office:value-type="float" office:value="21.708916425705" calcext:value-type="float">
            <text:p>21.7089164257</text:p>
          </table:table-cell>
          <table:table-cell/>
          <table:table-cell office:value-type="float" office:value="1442888703.97999" calcext:value-type="float">
            <text:p>1442888703.97999</text:p>
          </table:table-cell>
          <table:table-cell table:formula="of:=[.J134]-[.$B134]" office:value-type="float" office:value="21.7089600563049" calcext:value-type="float">
            <text:p>21.708960056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88682.33571" calcext:value-type="float">
            <text:p>1442888682.33571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23.4790544509888" calcext:value-type="float">
            <text:p>23.479054451</text:p>
          </table:table-cell>
          <table:table-cell table:formula="of:=[.C135]/([.D135]-[.D134])" office:value-type="float" office:value="1014728.27516449" calcext:value-type="float">
            <text:p>1014728.27516449</text:p>
          </table:table-cell>
          <table:table-cell/>
          <table:table-cell office:value-type="float" office:value="1442888704.15076" calcext:value-type="float">
            <text:p>1442888704.15076</text:p>
          </table:table-cell>
          <table:table-cell table:formula="of:=[.G135]-[.$B135]" office:value-type="float" office:value="21.8150477409363" calcext:value-type="float">
            <text:p>21.8150477409</text:p>
          </table:table-cell>
          <table:table-cell/>
          <table:table-cell office:value-type="float" office:value="1442888704.15079" calcext:value-type="float">
            <text:p>1442888704.15079</text:p>
          </table:table-cell>
          <table:table-cell table:formula="of:=[.J135]-[.$B135]" office:value-type="float" office:value="21.8150808811188" calcext:value-type="float">
            <text:p>21.815080881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88682.40031" calcext:value-type="float">
            <text:p>1442888682.40031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23.5436584949493" calcext:value-type="float">
            <text:p>23.5436584949</text:p>
          </table:table-cell>
          <table:table-cell table:formula="of:=[.C136]/([.D136]-[.D135])" office:value-type="float" office:value="1015911.63612074" calcext:value-type="float">
            <text:p>1015911.63612074</text:p>
          </table:table-cell>
          <table:table-cell/>
          <table:table-cell office:value-type="float" office:value="1442888704.22638" calcext:value-type="float">
            <text:p>1442888704.22638</text:p>
          </table:table-cell>
          <table:table-cell table:formula="of:=[.G136]-[.$B136]" office:value-type="float" office:value="21.8260633945465" calcext:value-type="float">
            <text:p>21.8260633945</text:p>
          </table:table-cell>
          <table:table-cell/>
          <table:table-cell office:value-type="float" office:value="1442888704.2264" calcext:value-type="float">
            <text:p>1442888704.2264</text:p>
          </table:table-cell>
          <table:table-cell table:formula="of:=[.J136]-[.$B136]" office:value-type="float" office:value="21.8260903358459" calcext:value-type="float">
            <text:p>21.826090335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88682.4648" calcext:value-type="float">
            <text:p>1442888682.4648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23.6081504821777" calcext:value-type="float">
            <text:p>23.6081504822</text:p>
          </table:table-cell>
          <table:table-cell table:formula="of:=[.C137]/([.D137]-[.D136])" office:value-type="float" office:value="1017676.81258711" calcext:value-type="float">
            <text:p>1017676.81258711</text:p>
          </table:table-cell>
          <table:table-cell/>
          <table:table-cell office:value-type="float" office:value="1442888704.38137" calcext:value-type="float">
            <text:p>1442888704.38137</text:p>
          </table:table-cell>
          <table:table-cell table:formula="of:=[.G137]-[.$B137]" office:value-type="float" office:value="21.9165670871735" calcext:value-type="float">
            <text:p>21.9165670872</text:p>
          </table:table-cell>
          <table:table-cell/>
          <table:table-cell office:value-type="float" office:value="1442888704.38141" calcext:value-type="float">
            <text:p>1442888704.38141</text:p>
          </table:table-cell>
          <table:table-cell table:formula="of:=[.J137]-[.$B137]" office:value-type="float" office:value="21.9166045188904" calcext:value-type="float">
            <text:p>21.916604518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88682.52942" calcext:value-type="float">
            <text:p>1442888682.52942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23.6727645397186" calcext:value-type="float">
            <text:p>23.6727645397</text:p>
          </table:table-cell>
          <table:table-cell table:formula="of:=[.C138]/([.D138]-[.D137])" office:value-type="float" office:value="1015754.1949515" calcext:value-type="float">
            <text:p>1015754.1949515</text:p>
          </table:table-cell>
          <table:table-cell/>
          <table:table-cell office:value-type="float" office:value="1442888704.55245" calcext:value-type="float">
            <text:p>1442888704.55245</text:p>
          </table:table-cell>
          <table:table-cell table:formula="of:=[.G138]-[.$B138]" office:value-type="float" office:value="22.023029088974" calcext:value-type="float">
            <text:p>22.023029089</text:p>
          </table:table-cell>
          <table:table-cell/>
          <table:table-cell office:value-type="float" office:value="1442888704.5526" calcext:value-type="float">
            <text:p>1442888704.5526</text:p>
          </table:table-cell>
          <table:table-cell table:formula="of:=[.J138]-[.$B138]" office:value-type="float" office:value="22.0231850147247" calcext:value-type="float">
            <text:p>22.023185014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88682.59404" calcext:value-type="float">
            <text:p>1442888682.59404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23.7373893260956" calcext:value-type="float">
            <text:p>23.7373893261</text:p>
          </table:table-cell>
          <table:table-cell table:formula="of:=[.C139]/([.D139]-[.D138])" office:value-type="float" office:value="1015585.56212738" calcext:value-type="float">
            <text:p>1015585.56212738</text:p>
          </table:table-cell>
          <table:table-cell/>
          <table:table-cell office:value-type="float" office:value="1442888704.62818" calcext:value-type="float">
            <text:p>1442888704.62818</text:p>
          </table:table-cell>
          <table:table-cell table:formula="of:=[.G139]-[.$B139]" office:value-type="float" office:value="22.0341324806213" calcext:value-type="float">
            <text:p>22.0341324806</text:p>
          </table:table-cell>
          <table:table-cell/>
          <table:table-cell office:value-type="float" office:value="1442888704.62821" calcext:value-type="float">
            <text:p>1442888704.62821</text:p>
          </table:table-cell>
          <table:table-cell table:formula="of:=[.J139]-[.$B139]" office:value-type="float" office:value="22.0341701507568" calcext:value-type="float">
            <text:p>22.034170150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88682.65872" calcext:value-type="float">
            <text:p>1442888682.65872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23.8020646572113" calcext:value-type="float">
            <text:p>23.8020646572</text:p>
          </table:table-cell>
          <table:table-cell table:formula="of:=[.C140]/([.D140]-[.D139])" office:value-type="float" office:value="1014791.86681805" calcext:value-type="float">
            <text:p>1014791.86681805</text:p>
          </table:table-cell>
          <table:table-cell/>
          <table:table-cell office:value-type="float" office:value="1442888704.78325" calcext:value-type="float">
            <text:p>1442888704.78325</text:p>
          </table:table-cell>
          <table:table-cell table:formula="of:=[.G140]-[.$B140]" office:value-type="float" office:value="22.1245317459106" calcext:value-type="float">
            <text:p>22.1245317459</text:p>
          </table:table-cell>
          <table:table-cell/>
          <table:table-cell office:value-type="float" office:value="1442888704.78329" calcext:value-type="float">
            <text:p>1442888704.78329</text:p>
          </table:table-cell>
          <table:table-cell table:formula="of:=[.J140]-[.$B140]" office:value-type="float" office:value="22.1245684623718" calcext:value-type="float">
            <text:p>22.124568462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88682.72328" calcext:value-type="float">
            <text:p>1442888682.72328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23.8666286468506" calcext:value-type="float">
            <text:p>23.8666286469</text:p>
          </table:table-cell>
          <table:table-cell table:formula="of:=[.C141]/([.D141]-[.D140])" office:value-type="float" office:value="1016541.88916585" calcext:value-type="float">
            <text:p>1016541.88916585</text:p>
          </table:table-cell>
          <table:table-cell/>
          <table:table-cell office:value-type="float" office:value="1442888704.95415" calcext:value-type="float">
            <text:p>1442888704.95415</text:p>
          </table:table-cell>
          <table:table-cell table:formula="of:=[.G141]-[.$B141]" office:value-type="float" office:value="22.2308688163757" calcext:value-type="float">
            <text:p>22.2308688164</text:p>
          </table:table-cell>
          <table:table-cell/>
          <table:table-cell office:value-type="float" office:value="1442888704.95419" calcext:value-type="float">
            <text:p>1442888704.95419</text:p>
          </table:table-cell>
          <table:table-cell table:formula="of:=[.J141]-[.$B141]" office:value-type="float" office:value="22.2309112548828" calcext:value-type="float">
            <text:p>22.230911254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88682.78776" calcext:value-type="float">
            <text:p>1442888682.78776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23.9311082363129" calcext:value-type="float">
            <text:p>23.9311082363</text:p>
          </table:table-cell>
          <table:table-cell table:formula="of:=[.C142]/([.D142]-[.D141])" office:value-type="float" office:value="1017872.48565523" calcext:value-type="float">
            <text:p>1017872.48565523</text:p>
          </table:table-cell>
          <table:table-cell/>
          <table:table-cell office:value-type="float" office:value="1442888705.04289" calcext:value-type="float">
            <text:p>1442888705.04289</text:p>
          </table:table-cell>
          <table:table-cell table:formula="of:=[.G142]-[.$B142]" office:value-type="float" office:value="22.2551298141479" calcext:value-type="float">
            <text:p>22.2551298141</text:p>
          </table:table-cell>
          <table:table-cell/>
          <table:table-cell office:value-type="float" office:value="1442888705.04293" calcext:value-type="float">
            <text:p>1442888705.04293</text:p>
          </table:table-cell>
          <table:table-cell table:formula="of:=[.J142]-[.$B142]" office:value-type="float" office:value="22.2551679611206" calcext:value-type="float">
            <text:p>22.255167961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88682.85203" calcext:value-type="float">
            <text:p>1442888682.85203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23.9953804016113" calcext:value-type="float">
            <text:p>23.9953804016</text:p>
          </table:table-cell>
          <table:table-cell table:formula="of:=[.C143]/([.D143]-[.D142])" office:value-type="float" office:value="1021157.44343175" calcext:value-type="float">
            <text:p>1021157.44343175</text:p>
          </table:table-cell>
          <table:table-cell/>
          <table:table-cell office:value-type="float" office:value="1442888705.20553" calcext:value-type="float">
            <text:p>1442888705.20553</text:p>
          </table:table-cell>
          <table:table-cell table:formula="of:=[.G143]-[.$B143]" office:value-type="float" office:value="22.3534953594208" calcext:value-type="float">
            <text:p>22.3534953594</text:p>
          </table:table-cell>
          <table:table-cell/>
          <table:table-cell office:value-type="float" office:value="1442888705.20557" calcext:value-type="float">
            <text:p>1442888705.20557</text:p>
          </table:table-cell>
          <table:table-cell table:formula="of:=[.J143]-[.$B143]" office:value-type="float" office:value="22.3535397052765" calcext:value-type="float">
            <text:p>22.353539705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88682.91629" calcext:value-type="float">
            <text:p>1442888682.91629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24.0596354007721" calcext:value-type="float">
            <text:p>24.0596354008</text:p>
          </table:table-cell>
          <table:table-cell table:formula="of:=[.C144]/([.D144]-[.D143])" office:value-type="float" office:value="1021430.2522328" calcext:value-type="float">
            <text:p>1021430.2522328</text:p>
          </table:table-cell>
          <table:table-cell/>
          <table:table-cell office:value-type="float" office:value="1442888705.27161" calcext:value-type="float">
            <text:p>1442888705.27161</text:p>
          </table:table-cell>
          <table:table-cell table:formula="of:=[.G144]-[.$B144]" office:value-type="float" office:value="22.3553187847137" calcext:value-type="float">
            <text:p>22.3553187847</text:p>
          </table:table-cell>
          <table:table-cell/>
          <table:table-cell office:value-type="float" office:value="1442888705.27166" calcext:value-type="float">
            <text:p>1442888705.27166</text:p>
          </table:table-cell>
          <table:table-cell table:formula="of:=[.J144]-[.$B144]" office:value-type="float" office:value="22.3553695678711" calcext:value-type="float">
            <text:p>22.355369567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88682.9806" calcext:value-type="float">
            <text:p>1442888682.9806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24.1239421367645" calcext:value-type="float">
            <text:p>24.1239421368</text:p>
          </table:table-cell>
          <table:table-cell table:formula="of:=[.C145]/([.D145]-[.D144])" office:value-type="float" office:value="1020608.47883376" calcext:value-type="float">
            <text:p>1020608.47883376</text:p>
          </table:table-cell>
          <table:table-cell/>
          <table:table-cell office:value-type="float" office:value="1442888705.31546" calcext:value-type="float">
            <text:p>1442888705.31546</text:p>
          </table:table-cell>
          <table:table-cell table:formula="of:=[.G145]-[.$B145]" office:value-type="float" office:value="22.3348605632782" calcext:value-type="float">
            <text:p>22.3348605633</text:p>
          </table:table-cell>
          <table:table-cell/>
          <table:table-cell office:value-type="float" office:value="1442888705.31551" calcext:value-type="float">
            <text:p>1442888705.31551</text:p>
          </table:table-cell>
          <table:table-cell table:formula="of:=[.J145]-[.$B145]" office:value-type="float" office:value="22.3349149227142" calcext:value-type="float">
            <text:p>22.334914922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88683.047" calcext:value-type="float">
            <text:p>1442888683.047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24.1903421878815" calcext:value-type="float">
            <text:p>24.1903421879</text:p>
          </table:table-cell>
          <table:table-cell table:formula="of:=[.C146]/([.D146]-[.D145])" office:value-type="float" office:value="988432.974010959" calcext:value-type="float">
            <text:p>988432.974010959</text:p>
          </table:table-cell>
          <table:table-cell/>
          <table:table-cell office:value-type="float" office:value="1442888705.38172" calcext:value-type="float">
            <text:p>1442888705.38172</text:p>
          </table:table-cell>
          <table:table-cell table:formula="of:=[.G146]-[.$B146]" office:value-type="float" office:value="22.3347275257111" calcext:value-type="float">
            <text:p>22.3347275257</text:p>
          </table:table-cell>
          <table:table-cell/>
          <table:table-cell office:value-type="float" office:value="1442888705.38177" calcext:value-type="float">
            <text:p>1442888705.38177</text:p>
          </table:table-cell>
          <table:table-cell table:formula="of:=[.J146]-[.$B146]" office:value-type="float" office:value="22.3347723484039" calcext:value-type="float">
            <text:p>22.334772348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88683.11342" calcext:value-type="float">
            <text:p>1442888683.11342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24.2567665576935" calcext:value-type="float">
            <text:p>24.2567665577</text:p>
          </table:table-cell>
          <table:table-cell table:formula="of:=[.C147]/([.D147]-[.D146])" office:value-type="float" office:value="988071.097787541" calcext:value-type="float">
            <text:p>988071.097787541</text:p>
          </table:table-cell>
          <table:table-cell/>
          <table:table-cell office:value-type="float" office:value="1442888705.45858" calcext:value-type="float">
            <text:p>1442888705.45858</text:p>
          </table:table-cell>
          <table:table-cell table:formula="of:=[.G147]-[.$B147]" office:value-type="float" office:value="22.3451633453369" calcext:value-type="float">
            <text:p>22.3451633453</text:p>
          </table:table-cell>
          <table:table-cell/>
          <table:table-cell office:value-type="float" office:value="1442888705.45862" calcext:value-type="float">
            <text:p>1442888705.45862</text:p>
          </table:table-cell>
          <table:table-cell table:formula="of:=[.J147]-[.$B147]" office:value-type="float" office:value="22.3452019691467" calcext:value-type="float">
            <text:p>22.345201969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88683.17988" calcext:value-type="float">
            <text:p>1442888683.17988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24.3232297897339" calcext:value-type="float">
            <text:p>24.3232297897</text:p>
          </table:table-cell>
          <table:table-cell table:formula="of:=[.C148]/([.D148]-[.D147])" office:value-type="float" office:value="987493.355124531" calcext:value-type="float">
            <text:p>987493.355124531</text:p>
          </table:table-cell>
          <table:table-cell/>
          <table:table-cell office:value-type="float" office:value="1442888705.50256" calcext:value-type="float">
            <text:p>1442888705.50256</text:p>
          </table:table-cell>
          <table:table-cell table:formula="of:=[.G148]-[.$B148]" office:value-type="float" office:value="22.3226721286774" calcext:value-type="float">
            <text:p>22.3226721287</text:p>
          </table:table-cell>
          <table:table-cell/>
          <table:table-cell office:value-type="float" office:value="1442888705.50261" calcext:value-type="float">
            <text:p>1442888705.50261</text:p>
          </table:table-cell>
          <table:table-cell table:formula="of:=[.J148]-[.$B148]" office:value-type="float" office:value="22.3227257728577" calcext:value-type="float">
            <text:p>22.322725772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88683.2463" calcext:value-type="float">
            <text:p>1442888683.2463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24.3896493911743" calcext:value-type="float">
            <text:p>24.3896493912</text:p>
          </table:table-cell>
          <table:table-cell table:formula="of:=[.C149]/([.D149]-[.D148])" office:value-type="float" office:value="988142.033024151" calcext:value-type="float">
            <text:p>988142.033024151</text:p>
          </table:table-cell>
          <table:table-cell/>
          <table:table-cell office:value-type="float" office:value="1442888705.56858" calcext:value-type="float">
            <text:p>1442888705.56858</text:p>
          </table:table-cell>
          <table:table-cell table:formula="of:=[.G149]-[.$B149]" office:value-type="float" office:value="22.3222768306732" calcext:value-type="float">
            <text:p>22.3222768307</text:p>
          </table:table-cell>
          <table:table-cell/>
          <table:table-cell office:value-type="float" office:value="1442888705.56862" calcext:value-type="float">
            <text:p>1442888705.56862</text:p>
          </table:table-cell>
          <table:table-cell table:formula="of:=[.J149]-[.$B149]" office:value-type="float" office:value="22.3223128318787" calcext:value-type="float">
            <text:p>22.322312831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88683.31277" calcext:value-type="float">
            <text:p>1442888683.31277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24.4561142921448" calcext:value-type="float">
            <text:p>24.4561142921</text:p>
          </table:table-cell>
          <table:table-cell table:formula="of:=[.C150]/([.D150]-[.D149])" office:value-type="float" office:value="987468.559220013" calcext:value-type="float">
            <text:p>987468.559220013</text:p>
          </table:table-cell>
          <table:table-cell/>
          <table:table-cell office:value-type="float" office:value="1442888705.63453" calcext:value-type="float">
            <text:p>1442888705.63453</text:p>
          </table:table-cell>
          <table:table-cell table:formula="of:=[.G150]-[.$B150]" office:value-type="float" office:value="22.3217632770538" calcext:value-type="float">
            <text:p>22.3217632771</text:p>
          </table:table-cell>
          <table:table-cell/>
          <table:table-cell office:value-type="float" office:value="1442888705.63458" calcext:value-type="float">
            <text:p>1442888705.63458</text:p>
          </table:table-cell>
          <table:table-cell table:formula="of:=[.J150]-[.$B150]" office:value-type="float" office:value="22.3218095302582" calcext:value-type="float">
            <text:p>22.321809530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88683.37916" calcext:value-type="float">
            <text:p>1442888683.37916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24.5225057601929" calcext:value-type="float">
            <text:p>24.5225057602</text:p>
          </table:table-cell>
          <table:table-cell table:formula="of:=[.C151]/([.D151]-[.D150])" office:value-type="float" office:value="988560.758325972" calcext:value-type="float">
            <text:p>988560.758325972</text:p>
          </table:table-cell>
          <table:table-cell/>
          <table:table-cell office:value-type="float" office:value="1442888705.70054" calcext:value-type="float">
            <text:p>1442888705.70054</text:p>
          </table:table-cell>
          <table:table-cell table:formula="of:=[.G151]-[.$B151]" office:value-type="float" office:value="22.3213841915131" calcext:value-type="float">
            <text:p>22.3213841915</text:p>
          </table:table-cell>
          <table:table-cell/>
          <table:table-cell office:value-type="float" office:value="1442888705.70058" calcext:value-type="float">
            <text:p>1442888705.70058</text:p>
          </table:table-cell>
          <table:table-cell table:formula="of:=[.J151]-[.$B151]" office:value-type="float" office:value="22.3214228153229" calcext:value-type="float">
            <text:p>22.321422815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88683.44563" calcext:value-type="float">
            <text:p>1442888683.44563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24.5889766216278" calcext:value-type="float">
            <text:p>24.5889766216</text:p>
          </table:table-cell>
          <table:table-cell table:formula="of:=[.C152]/([.D152]-[.D151])" office:value-type="float" office:value="987380.012582542" calcext:value-type="float">
            <text:p>987380.012582542</text:p>
          </table:table-cell>
          <table:table-cell/>
          <table:table-cell office:value-type="float" office:value="1442888705.76654" calcext:value-type="float">
            <text:p>1442888705.76654</text:p>
          </table:table-cell>
          <table:table-cell table:formula="of:=[.G152]-[.$B152]" office:value-type="float" office:value="22.3209130764008" calcext:value-type="float">
            <text:p>22.3209130764</text:p>
          </table:table-cell>
          <table:table-cell/>
          <table:table-cell office:value-type="float" office:value="1442888705.76658" calcext:value-type="float">
            <text:p>1442888705.76658</text:p>
          </table:table-cell>
          <table:table-cell table:formula="of:=[.J152]-[.$B152]" office:value-type="float" office:value="22.320948600769" calcext:value-type="float">
            <text:p>22.320948600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88683.51207" calcext:value-type="float">
            <text:p>1442888683.51207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24.655416727066" calcext:value-type="float">
            <text:p>24.6554167271</text:p>
          </table:table-cell>
          <table:table-cell table:formula="of:=[.C153]/([.D153]-[.D152])" office:value-type="float" office:value="987837.083747802" calcext:value-type="float">
            <text:p>987837.083747802</text:p>
          </table:table-cell>
          <table:table-cell/>
          <table:table-cell office:value-type="float" office:value="1442888705.8326" calcext:value-type="float">
            <text:p>1442888705.8326</text:p>
          </table:table-cell>
          <table:table-cell table:formula="of:=[.G153]-[.$B153]" office:value-type="float" office:value="22.3205261230469" calcext:value-type="float">
            <text:p>22.320526123</text:p>
          </table:table-cell>
          <table:table-cell/>
          <table:table-cell office:value-type="float" office:value="1442888705.83264" calcext:value-type="float">
            <text:p>1442888705.83264</text:p>
          </table:table-cell>
          <table:table-cell table:formula="of:=[.J153]-[.$B153]" office:value-type="float" office:value="22.3205649852753" calcext:value-type="float">
            <text:p>22.320564985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88683.57853" calcext:value-type="float">
            <text:p>1442888683.57853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24.7218716144562" calcext:value-type="float">
            <text:p>24.7218716145</text:p>
          </table:table-cell>
          <table:table-cell table:formula="of:=[.C154]/([.D154]-[.D153])" office:value-type="float" office:value="987617.353328645" calcext:value-type="float">
            <text:p>987617.353328645</text:p>
          </table:table-cell>
          <table:table-cell/>
          <table:table-cell office:value-type="float" office:value="1442888705.8764" calcext:value-type="float">
            <text:p>1442888705.8764</text:p>
          </table:table-cell>
          <table:table-cell table:formula="of:=[.G154]-[.$B154]" office:value-type="float" office:value="22.2978737354279" calcext:value-type="float">
            <text:p>22.2978737354</text:p>
          </table:table-cell>
          <table:table-cell/>
          <table:table-cell office:value-type="float" office:value="1442888705.87644" calcext:value-type="float">
            <text:p>1442888705.87644</text:p>
          </table:table-cell>
          <table:table-cell table:formula="of:=[.J154]-[.$B154]" office:value-type="float" office:value="22.297914981842" calcext:value-type="float">
            <text:p>22.297914981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88683.64495" calcext:value-type="float">
            <text:p>1442888683.64495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24.7882926464081" calcext:value-type="float">
            <text:p>24.7882926464</text:p>
          </table:table-cell>
          <table:table-cell table:formula="of:=[.C155]/([.D155]-[.D154])" office:value-type="float" office:value="988120.751383754" calcext:value-type="float">
            <text:p>988120.751383754</text:p>
          </table:table-cell>
          <table:table-cell/>
          <table:table-cell office:value-type="float" office:value="1442888705.94205" calcext:value-type="float">
            <text:p>1442888705.94205</text:p>
          </table:table-cell>
          <table:table-cell table:formula="of:=[.G155]-[.$B155]" office:value-type="float" office:value="22.2971074581146" calcext:value-type="float">
            <text:p>22.2971074581</text:p>
          </table:table-cell>
          <table:table-cell/>
          <table:table-cell office:value-type="float" office:value="1442888705.94211" calcext:value-type="float">
            <text:p>1442888705.94211</text:p>
          </table:table-cell>
          <table:table-cell table:formula="of:=[.J155]-[.$B155]" office:value-type="float" office:value="22.2971622943878" calcext:value-type="float">
            <text:p>22.297162294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88683.71148" calcext:value-type="float">
            <text:p>1442888683.71148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24.854825258255" calcext:value-type="float">
            <text:p>24.8548252583</text:p>
          </table:table-cell>
          <table:table-cell table:formula="of:=[.C156]/([.D156]-[.D155])" office:value-type="float" office:value="986463.60300726" calcext:value-type="float">
            <text:p>986463.60300726</text:p>
          </table:table-cell>
          <table:table-cell/>
          <table:table-cell office:value-type="float" office:value="1442888706.00644" calcext:value-type="float">
            <text:p>1442888706.00644</text:p>
          </table:table-cell>
          <table:table-cell table:formula="of:=[.G156]-[.$B156]" office:value-type="float" office:value="22.2949559688568" calcext:value-type="float">
            <text:p>22.2949559689</text:p>
          </table:table-cell>
          <table:table-cell/>
          <table:table-cell office:value-type="float" office:value="1442888706.00648" calcext:value-type="float">
            <text:p>1442888706.00648</text:p>
          </table:table-cell>
          <table:table-cell table:formula="of:=[.J156]-[.$B156]" office:value-type="float" office:value="22.2950050830841" calcext:value-type="float">
            <text:p>22.295005083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88683.77794" calcext:value-type="float">
            <text:p>1442888683.77794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24.9212880134583" calcext:value-type="float">
            <text:p>24.9212880135</text:p>
          </table:table-cell>
          <table:table-cell table:formula="of:=[.C157]/([.D157]-[.D156])" office:value-type="float" office:value="987500.439897405" calcext:value-type="float">
            <text:p>987500.439897405</text:p>
          </table:table-cell>
          <table:table-cell/>
          <table:table-cell office:value-type="float" office:value="1442888706.0669" calcext:value-type="float">
            <text:p>1442888706.0669</text:p>
          </table:table-cell>
          <table:table-cell table:formula="of:=[.G157]-[.$B157]" office:value-type="float" office:value="22.2889585494995" calcext:value-type="float">
            <text:p>22.2889585495</text:p>
          </table:table-cell>
          <table:table-cell/>
          <table:table-cell office:value-type="float" office:value="1442888706.06694" calcext:value-type="float">
            <text:p>1442888706.06694</text:p>
          </table:table-cell>
          <table:table-cell table:formula="of:=[.J157]-[.$B157]" office:value-type="float" office:value="22.2889957427979" calcext:value-type="float">
            <text:p>22.288995742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88683.84436" calcext:value-type="float">
            <text:p>1442888683.84436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24.9877038002014" calcext:value-type="float">
            <text:p>24.9877038002</text:p>
          </table:table-cell>
          <table:table-cell table:formula="of:=[.C158]/([.D158]-[.D157])" office:value-type="float" office:value="988198.788547141" calcext:value-type="float">
            <text:p>988198.788547141</text:p>
          </table:table-cell>
          <table:table-cell/>
          <table:table-cell office:value-type="float" office:value="1442888706.1275" calcext:value-type="float">
            <text:p>1442888706.1275</text:p>
          </table:table-cell>
          <table:table-cell table:formula="of:=[.G158]-[.$B158]" office:value-type="float" office:value="22.2831432819366" calcext:value-type="float">
            <text:p>22.2831432819</text:p>
          </table:table-cell>
          <table:table-cell/>
          <table:table-cell office:value-type="float" office:value="1442888706.12754" calcext:value-type="float">
            <text:p>1442888706.12754</text:p>
          </table:table-cell>
          <table:table-cell table:formula="of:=[.J158]-[.$B158]" office:value-type="float" office:value="22.2831783294678" calcext:value-type="float">
            <text:p>22.283178329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88683.91082" calcext:value-type="float">
            <text:p>1442888683.91082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25.0541698932648" calcext:value-type="float">
            <text:p>25.0541698933</text:p>
          </table:table-cell>
          <table:table-cell table:formula="of:=[.C159]/([.D159]-[.D158])" office:value-type="float" office:value="987450.848622027" calcext:value-type="float">
            <text:p>987450.848622027</text:p>
          </table:table-cell>
          <table:table-cell/>
          <table:table-cell office:value-type="float" office:value="1442888706.18807" calcext:value-type="float">
            <text:p>1442888706.18807</text:p>
          </table:table-cell>
          <table:table-cell table:formula="of:=[.G159]-[.$B159]" office:value-type="float" office:value="22.2772505283356" calcext:value-type="float">
            <text:p>22.2772505283</text:p>
          </table:table-cell>
          <table:table-cell/>
          <table:table-cell office:value-type="float" office:value="1442888706.18811" calcext:value-type="float">
            <text:p>1442888706.18811</text:p>
          </table:table-cell>
          <table:table-cell table:formula="of:=[.J159]-[.$B159]" office:value-type="float" office:value="22.2772891521454" calcext:value-type="float">
            <text:p>22.277289152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88683.97727" calcext:value-type="float">
            <text:p>1442888683.97727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25.1206157207489" calcext:value-type="float">
            <text:p>25.1206157207</text:p>
          </table:table-cell>
          <table:table-cell table:formula="of:=[.C160]/([.D160]-[.D159])" office:value-type="float" office:value="987752.015213819" calcext:value-type="float">
            <text:p>987752.015213819</text:p>
          </table:table-cell>
          <table:table-cell/>
          <table:table-cell office:value-type="float" office:value="1442888706.22834" calcext:value-type="float">
            <text:p>1442888706.22834</text:p>
          </table:table-cell>
          <table:table-cell table:formula="of:=[.G160]-[.$B160]" office:value-type="float" office:value="22.251072883606" calcext:value-type="float">
            <text:p>22.2510728836</text:p>
          </table:table-cell>
          <table:table-cell/>
          <table:table-cell office:value-type="float" office:value="1442888706.22839" calcext:value-type="float">
            <text:p>1442888706.22839</text:p>
          </table:table-cell>
          <table:table-cell table:formula="of:=[.J160]-[.$B160]" office:value-type="float" office:value="22.2511172294617" calcext:value-type="float">
            <text:p>22.251117229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88684.04372" calcext:value-type="float">
            <text:p>1442888684.04372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25.187068939209" calcext:value-type="float">
            <text:p>25.1870689392</text:p>
          </table:table-cell>
          <table:table-cell table:formula="of:=[.C161]/([.D161]-[.D160])" office:value-type="float" office:value="987642.156706431" calcext:value-type="float">
            <text:p>987642.156706431</text:p>
          </table:table-cell>
          <table:table-cell/>
          <table:table-cell office:value-type="float" office:value="1442888706.28896" calcext:value-type="float">
            <text:p>1442888706.28896</text:p>
          </table:table-cell>
          <table:table-cell table:formula="of:=[.G161]-[.$B161]" office:value-type="float" office:value="22.2452330589294" calcext:value-type="float">
            <text:p>22.2452330589</text:p>
          </table:table-cell>
          <table:table-cell/>
          <table:table-cell office:value-type="float" office:value="1442888706.28899" calcext:value-type="float">
            <text:p>1442888706.28899</text:p>
          </table:table-cell>
          <table:table-cell table:formula="of:=[.J161]-[.$B161]" office:value-type="float" office:value="22.2452704906464" calcext:value-type="float">
            <text:p>22.245270490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88684.11016" calcext:value-type="float">
            <text:p>1442888684.11016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25.2535054683685" calcext:value-type="float">
            <text:p>25.2535054684</text:p>
          </table:table-cell>
          <table:table-cell table:formula="of:=[.C162]/([.D162]-[.D161])" office:value-type="float" office:value="987890.259022806" calcext:value-type="float">
            <text:p>987890.259022806</text:p>
          </table:table-cell>
          <table:table-cell/>
          <table:table-cell office:value-type="float" office:value="1442888706.34951" calcext:value-type="float">
            <text:p>1442888706.34951</text:p>
          </table:table-cell>
          <table:table-cell table:formula="of:=[.G162]-[.$B162]" office:value-type="float" office:value="22.2393538951874" calcext:value-type="float">
            <text:p>22.2393538952</text:p>
          </table:table-cell>
          <table:table-cell/>
          <table:table-cell office:value-type="float" office:value="1442888706.34957" calcext:value-type="float">
            <text:p>1442888706.34957</text:p>
          </table:table-cell>
          <table:table-cell table:formula="of:=[.J162]-[.$B162]" office:value-type="float" office:value="22.239408493042" calcext:value-type="float">
            <text:p>22.23940849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88684.17661" calcext:value-type="float">
            <text:p>1442888684.17661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25.3199572563171" calcext:value-type="float">
            <text:p>25.3199572563</text:p>
          </table:table-cell>
          <table:table-cell table:formula="of:=[.C163]/([.D163]-[.D162])" office:value-type="float" office:value="987663.417736143" calcext:value-type="float">
            <text:p>987663.417736143</text:p>
          </table:table-cell>
          <table:table-cell/>
          <table:table-cell office:value-type="float" office:value="1442888706.41009" calcext:value-type="float">
            <text:p>1442888706.41009</text:p>
          </table:table-cell>
          <table:table-cell table:formula="of:=[.G163]-[.$B163]" office:value-type="float" office:value="22.2334768772125" calcext:value-type="float">
            <text:p>22.2334768772</text:p>
          </table:table-cell>
          <table:table-cell/>
          <table:table-cell office:value-type="float" office:value="1442888706.41015" calcext:value-type="float">
            <text:p>1442888706.41015</text:p>
          </table:table-cell>
          <table:table-cell table:formula="of:=[.J163]-[.$B163]" office:value-type="float" office:value="22.2335407733917" calcext:value-type="float">
            <text:p>22.233540773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88684.24309" calcext:value-type="float">
            <text:p>1442888684.24309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25.3864345550537" calcext:value-type="float">
            <text:p>25.3864345551</text:p>
          </table:table-cell>
          <table:table-cell table:formula="of:=[.C164]/([.D164]-[.D163])" office:value-type="float" office:value="987284.400048776" calcext:value-type="float">
            <text:p>987284.400048776</text:p>
          </table:table-cell>
          <table:table-cell/>
          <table:table-cell office:value-type="float" office:value="1442888706.47063" calcext:value-type="float">
            <text:p>1442888706.47063</text:p>
          </table:table-cell>
          <table:table-cell table:formula="of:=[.G164]-[.$B164]" office:value-type="float" office:value="22.227543592453" calcext:value-type="float">
            <text:p>22.2275435925</text:p>
          </table:table-cell>
          <table:table-cell/>
          <table:table-cell office:value-type="float" office:value="1442888706.47067" calcext:value-type="float">
            <text:p>1442888706.47067</text:p>
          </table:table-cell>
          <table:table-cell table:formula="of:=[.J164]-[.$B164]" office:value-type="float" office:value="22.2275826931" calcext:value-type="float">
            <text:p>22.227582693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88684.30966" calcext:value-type="float">
            <text:p>1442888684.30966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25.4530019760132" calcext:value-type="float">
            <text:p>25.453001976</text:p>
          </table:table-cell>
          <table:table-cell table:formula="of:=[.C165]/([.D165]-[.D164])" office:value-type="float" office:value="985947.766249767" calcext:value-type="float">
            <text:p>985947.766249767</text:p>
          </table:table-cell>
          <table:table-cell/>
          <table:table-cell office:value-type="float" office:value="1442888706.53119" calcext:value-type="float">
            <text:p>1442888706.53119</text:p>
          </table:table-cell>
          <table:table-cell table:formula="of:=[.G165]-[.$B165]" office:value-type="float" office:value="22.2215330600739" calcext:value-type="float">
            <text:p>22.2215330601</text:p>
          </table:table-cell>
          <table:table-cell/>
          <table:table-cell office:value-type="float" office:value="1442888706.53125" calcext:value-type="float">
            <text:p>1442888706.53125</text:p>
          </table:table-cell>
          <table:table-cell table:formula="of:=[.J165]-[.$B165]" office:value-type="float" office:value="22.2215917110443" calcext:value-type="float">
            <text:p>22.22159171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888684.37613" calcext:value-type="float">
            <text:p>1442888684.37613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25.5194718837738" calcext:value-type="float">
            <text:p>25.5194718838</text:p>
          </table:table-cell>
          <table:table-cell table:formula="of:=[.C166]/([.D166]-[.D165])" office:value-type="float" office:value="987394.178977385" calcext:value-type="float">
            <text:p>987394.178977385</text:p>
          </table:table-cell>
          <table:table-cell/>
          <table:table-cell office:value-type="float" office:value="1442888706.5715" calcext:value-type="float">
            <text:p>1442888706.5715</text:p>
          </table:table-cell>
          <table:table-cell table:formula="of:=[.G166]-[.$B166]" office:value-type="float" office:value="22.1953744888306" calcext:value-type="float">
            <text:p>22.1953744888</text:p>
          </table:table-cell>
          <table:table-cell/>
          <table:table-cell office:value-type="float" office:value="1442888706.57154" calcext:value-type="float">
            <text:p>1442888706.57154</text:p>
          </table:table-cell>
          <table:table-cell table:formula="of:=[.J166]-[.$B166]" office:value-type="float" office:value="22.1954126358032" calcext:value-type="float">
            <text:p>22.195412635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888684.44254" calcext:value-type="float">
            <text:p>1442888684.44254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25.5858895778656" calcext:value-type="float">
            <text:p>25.5858895779</text:p>
          </table:table-cell>
          <table:table-cell table:formula="of:=[.C167]/([.D167]-[.D166])" office:value-type="float" office:value="988170.409970708" calcext:value-type="float">
            <text:p>988170.409970708</text:p>
          </table:table-cell>
          <table:table-cell/>
          <table:table-cell office:value-type="float" office:value="1442888706.63211" calcext:value-type="float">
            <text:p>1442888706.63211</text:p>
          </table:table-cell>
          <table:table-cell table:formula="of:=[.G167]-[.$B167]" office:value-type="float" office:value="22.1895678043365" calcext:value-type="float">
            <text:p>22.1895678043</text:p>
          </table:table-cell>
          <table:table-cell/>
          <table:table-cell office:value-type="float" office:value="1442888706.63215" calcext:value-type="float">
            <text:p>1442888706.63215</text:p>
          </table:table-cell>
          <table:table-cell table:formula="of:=[.J167]-[.$B167]" office:value-type="float" office:value="22.1896047592163" calcext:value-type="float">
            <text:p>22.189604759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888684.50902" calcext:value-type="float">
            <text:p>1442888684.50902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25.6523637771606" calcext:value-type="float">
            <text:p>25.6523637772</text:p>
          </table:table-cell>
          <table:table-cell table:formula="of:=[.C168]/([.D168]-[.D167])" office:value-type="float" office:value="987330.433401599" calcext:value-type="float">
            <text:p>987330.433401599</text:p>
          </table:table-cell>
          <table:table-cell/>
          <table:table-cell office:value-type="float" office:value="1442888706.69274" calcext:value-type="float">
            <text:p>1442888706.69274</text:p>
          </table:table-cell>
          <table:table-cell table:formula="of:=[.G168]-[.$B168]" office:value-type="float" office:value="22.1837215423584" calcext:value-type="float">
            <text:p>22.1837215424</text:p>
          </table:table-cell>
          <table:table-cell/>
          <table:table-cell office:value-type="float" office:value="1442888706.69279" calcext:value-type="float">
            <text:p>1442888706.69279</text:p>
          </table:table-cell>
          <table:table-cell table:formula="of:=[.J168]-[.$B168]" office:value-type="float" office:value="22.1837675571442" calcext:value-type="float">
            <text:p>22.183767557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888684.57547" calcext:value-type="float">
            <text:p>1442888684.57547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25.718813419342" calcext:value-type="float">
            <text:p>25.7188134193</text:p>
          </table:table-cell>
          <table:table-cell table:formula="of:=[.C169]/([.D169]-[.D168])" office:value-type="float" office:value="987695.310997094" calcext:value-type="float">
            <text:p>987695.310997094</text:p>
          </table:table-cell>
          <table:table-cell/>
          <table:table-cell office:value-type="float" office:value="1442888706.74313" calcext:value-type="float">
            <text:p>1442888706.74313</text:p>
          </table:table-cell>
          <table:table-cell table:formula="of:=[.G169]-[.$B169]" office:value-type="float" office:value="22.1676650047302" calcext:value-type="float">
            <text:p>22.1676650047</text:p>
          </table:table-cell>
          <table:table-cell/>
          <table:table-cell office:value-type="float" office:value="1442888706.74318" calcext:value-type="float">
            <text:p>1442888706.74318</text:p>
          </table:table-cell>
          <table:table-cell table:formula="of:=[.J169]-[.$B169]" office:value-type="float" office:value="22.1677131652832" calcext:value-type="float">
            <text:p>22.167713165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888684.64189" calcext:value-type="float">
            <text:p>1442888684.64189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25.7852399349213" calcext:value-type="float">
            <text:p>25.7852399349</text:p>
          </table:table-cell>
          <table:table-cell table:formula="of:=[.C170]/([.D170]-[.D169])" office:value-type="float" office:value="988039.180253613" calcext:value-type="float">
            <text:p>988039.180253613</text:p>
          </table:table-cell>
          <table:table-cell/>
          <table:table-cell office:value-type="float" office:value="1442888706.80373" calcext:value-type="float">
            <text:p>1442888706.80373</text:p>
          </table:table-cell>
          <table:table-cell table:formula="of:=[.G170]-[.$B170]" office:value-type="float" office:value="22.1618359088898" calcext:value-type="float">
            <text:p>22.1618359089</text:p>
          </table:table-cell>
          <table:table-cell/>
          <table:table-cell office:value-type="float" office:value="1442888706.80378" calcext:value-type="float">
            <text:p>1442888706.80378</text:p>
          </table:table-cell>
          <table:table-cell table:formula="of:=[.J170]-[.$B170]" office:value-type="float" office:value="22.1618854999542" calcext:value-type="float">
            <text:p>22.161885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888684.70827" calcext:value-type="float">
            <text:p>1442888684.70827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25.8516178131104" calcext:value-type="float">
            <text:p>25.8516178131</text:p>
          </table:table-cell>
          <table:table-cell table:formula="of:=[.C171]/([.D171]-[.D170])" office:value-type="float" office:value="988763.151076294" calcext:value-type="float">
            <text:p>988763.151076294</text:p>
          </table:table-cell>
          <table:table-cell/>
          <table:table-cell office:value-type="float" office:value="1442888706.86329" calcext:value-type="float">
            <text:p>1442888706.86329</text:p>
          </table:table-cell>
          <table:table-cell table:formula="of:=[.G171]-[.$B171]" office:value-type="float" office:value="22.1550147533417" calcext:value-type="float">
            <text:p>22.1550147533</text:p>
          </table:table-cell>
          <table:table-cell/>
          <table:table-cell office:value-type="float" office:value="1442888706.86332" calcext:value-type="float">
            <text:p>1442888706.86332</text:p>
          </table:table-cell>
          <table:table-cell table:formula="of:=[.J171]-[.$B171]" office:value-type="float" office:value="22.1550507545471" calcext:value-type="float">
            <text:p>22.155050754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888684.77466" calcext:value-type="float">
            <text:p>1442888684.77466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25.9180076122284" calcext:value-type="float">
            <text:p>25.9180076122</text:p>
          </table:table-cell>
          <table:table-cell table:formula="of:=[.C172]/([.D172]-[.D171])" office:value-type="float" office:value="988585.609113011" calcext:value-type="float">
            <text:p>988585.609113011</text:p>
          </table:table-cell>
          <table:table-cell/>
          <table:table-cell office:value-type="float" office:value="1442888706.92485" calcext:value-type="float">
            <text:p>1442888706.92485</text:p>
          </table:table-cell>
          <table:table-cell table:formula="of:=[.G172]-[.$B172]" office:value-type="float" office:value="22.1501922607422" calcext:value-type="float">
            <text:p>22.1501922607</text:p>
          </table:table-cell>
          <table:table-cell/>
          <table:table-cell office:value-type="float" office:value="1442888706.92489" calcext:value-type="float">
            <text:p>1442888706.92489</text:p>
          </table:table-cell>
          <table:table-cell table:formula="of:=[.J172]-[.$B172]" office:value-type="float" office:value="22.1502311229706" calcext:value-type="float">
            <text:p>22.15023112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888684.84113" calcext:value-type="float">
            <text:p>1442888684.84113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25.9844770431519" calcext:value-type="float">
            <text:p>25.9844770432</text:p>
          </table:table-cell>
          <table:table-cell table:formula="of:=[.C173]/([.D173]-[.D172])" office:value-type="float" office:value="987401.262327246" calcext:value-type="float">
            <text:p>987401.262327246</text:p>
          </table:table-cell>
          <table:table-cell/>
          <table:table-cell office:value-type="float" office:value="1442888706.98548" calcext:value-type="float">
            <text:p>1442888706.98548</text:p>
          </table:table-cell>
          <table:table-cell table:formula="of:=[.G173]-[.$B173]" office:value-type="float" office:value="22.144348859787" calcext:value-type="float">
            <text:p>22.1443488598</text:p>
          </table:table-cell>
          <table:table-cell/>
          <table:table-cell office:value-type="float" office:value="1442888706.98552" calcext:value-type="float">
            <text:p>1442888706.98552</text:p>
          </table:table-cell>
          <table:table-cell table:formula="of:=[.J173]-[.$B173]" office:value-type="float" office:value="22.1443901062012" calcext:value-type="float">
            <text:p>22.144390106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888684.90755" calcext:value-type="float">
            <text:p>1442888684.90755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26.0508959293365" calcext:value-type="float">
            <text:p>26.0508959293</text:p>
          </table:table-cell>
          <table:table-cell table:formula="of:=[.C174]/([.D174]-[.D173])" office:value-type="float" office:value="988152.674188118" calcext:value-type="float">
            <text:p>988152.674188118</text:p>
          </table:table-cell>
          <table:table-cell/>
          <table:table-cell office:value-type="float" office:value="1442888707.06614" calcext:value-type="float">
            <text:p>1442888707.06614</text:p>
          </table:table-cell>
          <table:table-cell table:formula="of:=[.G174]-[.$B174]" office:value-type="float" office:value="22.1585879325867" calcext:value-type="float">
            <text:p>22.1585879326</text:p>
          </table:table-cell>
          <table:table-cell/>
          <table:table-cell office:value-type="float" office:value="1442888710.0059" calcext:value-type="float">
            <text:p>1442888710.0059</text:p>
          </table:table-cell>
          <table:table-cell table:formula="of:=[.J174]-[.$B174]" office:value-type="float" office:value="25.0983448028564" calcext:value-type="float">
            <text:p>25.098344802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888684.97397" calcext:value-type="float">
            <text:p>1442888684.97397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26.1173157691956" calcext:value-type="float">
            <text:p>26.1173157692</text:p>
          </table:table-cell>
          <table:table-cell table:formula="of:=[.C175]/([.D175]-[.D174])" office:value-type="float" office:value="988138.486020425" calcext:value-type="float">
            <text:p>988138.486020425</text:p>
          </table:table-cell>
          <table:table-cell/>
          <table:table-cell office:value-type="float" office:value="1442888707.11992" calcext:value-type="float">
            <text:p>1442888707.11992</text:p>
          </table:table-cell>
          <table:table-cell table:formula="of:=[.G175]-[.$B175]" office:value-type="float" office:value="22.14595079422" calcext:value-type="float">
            <text:p>22.1459507942</text:p>
          </table:table-cell>
          <table:table-cell/>
          <table:table-cell office:value-type="float" office:value="1442888710.03341" calcext:value-type="float">
            <text:p>1442888710.03341</text:p>
          </table:table-cell>
          <table:table-cell table:formula="of:=[.J175]-[.$B175]" office:value-type="float" office:value="25.0594348907471" calcext:value-type="float">
            <text:p>25.059434890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888685.03845" calcext:value-type="float">
            <text:p>1442888685.03845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26.1817934513092" calcext:value-type="float">
            <text:p>26.1817934513</text:p>
          </table:table-cell>
          <table:table-cell table:formula="of:=[.C176]/([.D176]-[.D175])" office:value-type="float" office:value="1017902.59588299" calcext:value-type="float">
            <text:p>1017902.59588299</text:p>
          </table:table-cell>
          <table:table-cell/>
          <table:table-cell office:value-type="float" office:value="1442888707.2007" calcext:value-type="float">
            <text:p>1442888707.2007</text:p>
          </table:table-cell>
          <table:table-cell table:formula="of:=[.G176]-[.$B176]" office:value-type="float" office:value="22.1622529029846" calcext:value-type="float">
            <text:p>22.162252903</text:p>
          </table:table-cell>
          <table:table-cell/>
          <table:table-cell office:value-type="float" office:value="1442888710.06094" calcext:value-type="float">
            <text:p>1442888710.06094</text:p>
          </table:table-cell>
          <table:table-cell table:formula="of:=[.J176]-[.$B176]" office:value-type="float" office:value="25.0224878787994" calcext:value-type="float">
            <text:p>25.022487878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888685.10194" calcext:value-type="float">
            <text:p>1442888685.10194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26.2452845573425" calcext:value-type="float">
            <text:p>26.2452845573</text:p>
          </table:table-cell>
          <table:table-cell table:formula="of:=[.C177]/([.D177]-[.D176])" office:value-type="float" office:value="1033719.58846568" calcext:value-type="float">
            <text:p>1033719.58846568</text:p>
          </table:table-cell>
          <table:table-cell/>
          <table:table-cell office:value-type="float" office:value="1442888707.29492" calcext:value-type="float">
            <text:p>1442888707.29492</text:p>
          </table:table-cell>
          <table:table-cell table:formula="of:=[.G177]-[.$B177]" office:value-type="float" office:value="22.1929779052734" calcext:value-type="float">
            <text:p>22.1929779053</text:p>
          </table:table-cell>
          <table:table-cell/>
          <table:table-cell office:value-type="float" office:value="1442888710.08881" calcext:value-type="float">
            <text:p>1442888710.08881</text:p>
          </table:table-cell>
          <table:table-cell table:formula="of:=[.J177]-[.$B177]" office:value-type="float" office:value="24.9868669509888" calcext:value-type="float">
            <text:p>24.98686695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888685.16538" calcext:value-type="float">
            <text:p>1442888685.16538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26.3087265491486" calcext:value-type="float">
            <text:p>26.3087265491</text:p>
          </table:table-cell>
          <table:table-cell table:formula="of:=[.C178]/([.D178]-[.D177])" office:value-type="float" office:value="1034519.85241361" calcext:value-type="float">
            <text:p>1034519.85241361</text:p>
          </table:table-cell>
          <table:table-cell/>
          <table:table-cell office:value-type="float" office:value="1442888707.34876" calcext:value-type="float">
            <text:p>1442888707.34876</text:p>
          </table:table-cell>
          <table:table-cell table:formula="of:=[.G178]-[.$B178]" office:value-type="float" office:value="22.1833746433258" calcext:value-type="float">
            <text:p>22.1833746433</text:p>
          </table:table-cell>
          <table:table-cell/>
          <table:table-cell office:value-type="float" office:value="1442888710.11633" calcext:value-type="float">
            <text:p>1442888710.11633</text:p>
          </table:table-cell>
          <table:table-cell table:formula="of:=[.J178]-[.$B178]" office:value-type="float" office:value="24.95095038414" calcext:value-type="float">
            <text:p>24.950950384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888685.2288" calcext:value-type="float">
            <text:p>1442888685.2288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26.3721489906311" calcext:value-type="float">
            <text:p>26.3721489906</text:p>
          </table:table-cell>
          <table:table-cell table:formula="of:=[.C179]/([.D179]-[.D178])" office:value-type="float" office:value="1034838.7489634" calcext:value-type="float">
            <text:p>1034838.7489634</text:p>
          </table:table-cell>
          <table:table-cell/>
          <table:table-cell office:value-type="float" office:value="1442888707.42952" calcext:value-type="float">
            <text:p>1442888707.42952</text:p>
          </table:table-cell>
          <table:table-cell table:formula="of:=[.G179]-[.$B179]" office:value-type="float" office:value="22.2007169723511" calcext:value-type="float">
            <text:p>22.2007169724</text:p>
          </table:table-cell>
          <table:table-cell/>
          <table:table-cell office:value-type="float" office:value="1442888710.14394" calcext:value-type="float">
            <text:p>1442888710.14394</text:p>
          </table:table-cell>
          <table:table-cell table:formula="of:=[.J179]-[.$B179]" office:value-type="float" office:value="24.9151337146759" calcext:value-type="float">
            <text:p>24.915133714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888685.29226" calcext:value-type="float">
            <text:p>1442888685.29226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26.4356005191803" calcext:value-type="float">
            <text:p>26.4356005192</text:p>
          </table:table-cell>
          <table:table-cell table:formula="of:=[.C180]/([.D180]-[.D179])" office:value-type="float" office:value="1034364.36443159" calcext:value-type="float">
            <text:p>1034364.36443159</text:p>
          </table:table-cell>
          <table:table-cell/>
          <table:table-cell office:value-type="float" office:value="1442888707.51046" calcext:value-type="float">
            <text:p>1442888707.51046</text:p>
          </table:table-cell>
          <table:table-cell table:formula="of:=[.G180]-[.$B180]" office:value-type="float" office:value="22.218209028244" calcext:value-type="float">
            <text:p>22.2182090282</text:p>
          </table:table-cell>
          <table:table-cell/>
          <table:table-cell office:value-type="float" office:value="1442888710.17143" calcext:value-type="float">
            <text:p>1442888710.17143</text:p>
          </table:table-cell>
          <table:table-cell table:formula="of:=[.J180]-[.$B180]" office:value-type="float" office:value="24.8791761398315" calcext:value-type="float">
            <text:p>24.879176139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888685.35574" calcext:value-type="float">
            <text:p>1442888685.35574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26.4990828037262" calcext:value-type="float">
            <text:p>26.4990828037</text:p>
          </table:table-cell>
          <table:table-cell table:formula="of:=[.C181]/([.D181]-[.D180])" office:value-type="float" office:value="1033863.23396328" calcext:value-type="float">
            <text:p>1033863.23396328</text:p>
          </table:table-cell>
          <table:table-cell/>
          <table:table-cell office:value-type="float" office:value="1442888707.59096" calcext:value-type="float">
            <text:p>1442888707.59096</text:p>
          </table:table-cell>
          <table:table-cell table:formula="of:=[.G181]-[.$B181]" office:value-type="float" office:value="22.2352266311645" calcext:value-type="float">
            <text:p>22.2352266312</text:p>
          </table:table-cell>
          <table:table-cell/>
          <table:table-cell office:value-type="float" office:value="1442888710.19908" calcext:value-type="float">
            <text:p>1442888710.19908</text:p>
          </table:table-cell>
          <table:table-cell table:formula="of:=[.J181]-[.$B181]" office:value-type="float" office:value="24.8433463573456" calcext:value-type="float">
            <text:p>24.843346357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888685.41925" calcext:value-type="float">
            <text:p>1442888685.41925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26.5625953674316" calcext:value-type="float">
            <text:p>26.5625953674</text:p>
          </table:table-cell>
          <table:table-cell table:formula="of:=[.C182]/([.D182]-[.D181])" office:value-type="float" office:value="1033370.34707629" calcext:value-type="float">
            <text:p>1033370.34707629</text:p>
          </table:table-cell>
          <table:table-cell/>
          <table:table-cell office:value-type="float" office:value="1442888707.67174" calcext:value-type="float">
            <text:p>1442888707.67174</text:p>
          </table:table-cell>
          <table:table-cell table:formula="of:=[.G182]-[.$B182]" office:value-type="float" office:value="22.2524857521057" calcext:value-type="float">
            <text:p>22.2524857521</text:p>
          </table:table-cell>
          <table:table-cell/>
          <table:table-cell office:value-type="float" office:value="1442888710.2266" calcext:value-type="float">
            <text:p>1442888710.2266</text:p>
          </table:table-cell>
          <table:table-cell table:formula="of:=[.J182]-[.$B182]" office:value-type="float" office:value="24.807347536087" calcext:value-type="float">
            <text:p>24.807347536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888685.48268" calcext:value-type="float">
            <text:p>1442888685.48268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26.6260297298431" calcext:value-type="float">
            <text:p>26.6260297298</text:p>
          </table:table-cell>
          <table:table-cell table:formula="of:=[.C183]/([.D183]-[.D182])" office:value-type="float" office:value="1034644.27646084" calcext:value-type="float">
            <text:p>1034644.27646084</text:p>
          </table:table-cell>
          <table:table-cell/>
          <table:table-cell office:value-type="float" office:value="1442888707.75261" calcext:value-type="float">
            <text:p>1442888707.75261</text:p>
          </table:table-cell>
          <table:table-cell table:formula="of:=[.G183]-[.$B183]" office:value-type="float" office:value="22.2699270248413" calcext:value-type="float">
            <text:p>22.2699270248</text:p>
          </table:table-cell>
          <table:table-cell/>
          <table:table-cell office:value-type="float" office:value="1442888710.25416" calcext:value-type="float">
            <text:p>1442888710.25416</text:p>
          </table:table-cell>
          <table:table-cell table:formula="of:=[.J183]-[.$B183]" office:value-type="float" office:value="24.7714729309082" calcext:value-type="float">
            <text:p>24.771472930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888685.54617" calcext:value-type="float">
            <text:p>1442888685.54617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26.6895203590393" calcext:value-type="float">
            <text:p>26.689520359</text:p>
          </table:table-cell>
          <table:table-cell table:formula="of:=[.C184]/([.D184]-[.D183])" office:value-type="float" office:value="1033727.35206666" calcext:value-type="float">
            <text:p>1033727.35206666</text:p>
          </table:table-cell>
          <table:table-cell/>
          <table:table-cell office:value-type="float" office:value="1442888707.80633" calcext:value-type="float">
            <text:p>1442888707.80633</text:p>
          </table:table-cell>
          <table:table-cell table:formula="of:=[.G184]-[.$B184]" office:value-type="float" office:value="22.2601509094238" calcext:value-type="float">
            <text:p>22.2601509094</text:p>
          </table:table-cell>
          <table:table-cell/>
          <table:table-cell office:value-type="float" office:value="1442888710.28161" calcext:value-type="float">
            <text:p>1442888710.28161</text:p>
          </table:table-cell>
          <table:table-cell table:formula="of:=[.J184]-[.$B184]" office:value-type="float" office:value="24.7354362010956" calcext:value-type="float">
            <text:p>24.735436201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888685.60963" calcext:value-type="float">
            <text:p>1442888685.60963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26.7529745101929" calcext:value-type="float">
            <text:p>26.7529745102</text:p>
          </table:table-cell>
          <table:table-cell table:formula="of:=[.C185]/([.D185]-[.D184])" office:value-type="float" office:value="1034321.61343022" calcext:value-type="float">
            <text:p>1034321.61343022</text:p>
          </table:table-cell>
          <table:table-cell/>
          <table:table-cell office:value-type="float" office:value="1442888707.90054" calcext:value-type="float">
            <text:p>1442888707.90054</text:p>
          </table:table-cell>
          <table:table-cell table:formula="of:=[.G185]-[.$B185]" office:value-type="float" office:value="22.2909071445465" calcext:value-type="float">
            <text:p>22.2909071445</text:p>
          </table:table-cell>
          <table:table-cell/>
          <table:table-cell office:value-type="float" office:value="1442888710.3091" calcext:value-type="float">
            <text:p>1442888710.3091</text:p>
          </table:table-cell>
          <table:table-cell table:formula="of:=[.J185]-[.$B185]" office:value-type="float" office:value="24.6994755268097" calcext:value-type="float">
            <text:p>24.699475526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888685.67315" calcext:value-type="float">
            <text:p>1442888685.67315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26.8164982795715" calcext:value-type="float">
            <text:p>26.8164982796</text:p>
          </table:table-cell>
          <table:table-cell table:formula="of:=[.C186]/([.D186]-[.D185])" office:value-type="float" office:value="1033188.0592408" calcext:value-type="float">
            <text:p>1033188.0592408</text:p>
          </table:table-cell>
          <table:table-cell/>
          <table:table-cell office:value-type="float" office:value="1442888707.98127" calcext:value-type="float">
            <text:p>1442888707.98127</text:p>
          </table:table-cell>
          <table:table-cell table:formula="of:=[.G186]-[.$B186]" office:value-type="float" office:value="22.3081133365631" calcext:value-type="float">
            <text:p>22.3081133366</text:p>
          </table:table-cell>
          <table:table-cell/>
          <table:table-cell office:value-type="float" office:value="1442888710.33664" calcext:value-type="float">
            <text:p>1442888710.33664</text:p>
          </table:table-cell>
          <table:table-cell table:formula="of:=[.J186]-[.$B186]" office:value-type="float" office:value="24.6634879112244" calcext:value-type="float">
            <text:p>24.663487911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888685.73663" calcext:value-type="float">
            <text:p>1442888685.73663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26.8799722194672" calcext:value-type="float">
            <text:p>26.8799722195</text:p>
          </table:table-cell>
          <table:table-cell table:formula="of:=[.C187]/([.D187]-[.D186])" office:value-type="float" office:value="1033999.15158754" calcext:value-type="float">
            <text:p>1033999.15158754</text:p>
          </table:table-cell>
          <table:table-cell/>
          <table:table-cell office:value-type="float" office:value="1442888708.06199" calcext:value-type="float">
            <text:p>1442888708.06199</text:p>
          </table:table-cell>
          <table:table-cell table:formula="of:=[.G187]-[.$B187]" office:value-type="float" office:value="22.3253624439239" calcext:value-type="float">
            <text:p>22.3253624439</text:p>
          </table:table-cell>
          <table:table-cell/>
          <table:table-cell office:value-type="float" office:value="1442888710.36414" calcext:value-type="float">
            <text:p>1442888710.36414</text:p>
          </table:table-cell>
          <table:table-cell table:formula="of:=[.J187]-[.$B187]" office:value-type="float" office:value="24.6275098323822" calcext:value-type="float">
            <text:p>24.627509832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888685.80011" calcext:value-type="float">
            <text:p>1442888685.80011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26.9434518814087" calcext:value-type="float">
            <text:p>26.9434518814</text:p>
          </table:table-cell>
          <table:table-cell table:formula="of:=[.C188]/([.D188]-[.D187])" office:value-type="float" office:value="1033905.94708041" calcext:value-type="float">
            <text:p>1033905.94708041</text:p>
          </table:table-cell>
          <table:table-cell/>
          <table:table-cell office:value-type="float" office:value="1442888708.11588" calcext:value-type="float">
            <text:p>1442888708.11588</text:p>
          </table:table-cell>
          <table:table-cell table:formula="of:=[.G188]-[.$B188]" office:value-type="float" office:value="22.3157784938812" calcext:value-type="float">
            <text:p>22.3157784939</text:p>
          </table:table-cell>
          <table:table-cell/>
          <table:table-cell office:value-type="float" office:value="1442888710.39168" calcext:value-type="float">
            <text:p>1442888710.39168</text:p>
          </table:table-cell>
          <table:table-cell table:formula="of:=[.J188]-[.$B188]" office:value-type="float" office:value="24.5915770530701" calcext:value-type="float">
            <text:p>24.591577053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888685.86353" calcext:value-type="float">
            <text:p>1442888685.86353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27.006876707077" calcext:value-type="float">
            <text:p>27.0068767071</text:p>
          </table:table-cell>
          <table:table-cell table:formula="of:=[.C189]/([.D189]-[.D188])" office:value-type="float" office:value="1034799.84861459" calcext:value-type="float">
            <text:p>1034799.84861459</text:p>
          </table:table-cell>
          <table:table-cell/>
          <table:table-cell office:value-type="float" office:value="1442888708.1966" calcext:value-type="float">
            <text:p>1442888708.1966</text:p>
          </table:table-cell>
          <table:table-cell table:formula="of:=[.G189]-[.$B189]" office:value-type="float" office:value="22.3330674171448" calcext:value-type="float">
            <text:p>22.3330674171</text:p>
          </table:table-cell>
          <table:table-cell/>
          <table:table-cell office:value-type="float" office:value="1442888710.41924" calcext:value-type="float">
            <text:p>1442888710.41924</text:p>
          </table:table-cell>
          <table:table-cell table:formula="of:=[.J189]-[.$B189]" office:value-type="float" office:value="24.5557053089142" calcext:value-type="float">
            <text:p>24.555705308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888685.92695" calcext:value-type="float">
            <text:p>1442888685.92695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27.0702922344208" calcext:value-type="float">
            <text:p>27.0702922344</text:p>
          </table:table-cell>
          <table:table-cell table:formula="of:=[.C190]/([.D190]-[.D189])" office:value-type="float" office:value="1034951.57651588" calcext:value-type="float">
            <text:p>1034951.57651588</text:p>
          </table:table-cell>
          <table:table-cell/>
          <table:table-cell office:value-type="float" office:value="1442888708.27734" calcext:value-type="float">
            <text:p>1442888708.27734</text:p>
          </table:table-cell>
          <table:table-cell table:formula="of:=[.G190]-[.$B190]" office:value-type="float" office:value="22.3503968715668" calcext:value-type="float">
            <text:p>22.3503968716</text:p>
          </table:table-cell>
          <table:table-cell/>
          <table:table-cell office:value-type="float" office:value="1442888710.44676" calcext:value-type="float">
            <text:p>1442888710.44676</text:p>
          </table:table-cell>
          <table:table-cell table:formula="of:=[.J190]-[.$B190]" office:value-type="float" office:value="24.519809961319" calcext:value-type="float">
            <text:p>24.519809961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888685.99037" calcext:value-type="float">
            <text:p>1442888685.99037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27.1337125301361" calcext:value-type="float">
            <text:p>27.1337125301</text:p>
          </table:table-cell>
          <table:table-cell table:formula="of:=[.C191]/([.D191]-[.D190])" office:value-type="float" office:value="1034873.76177802" calcext:value-type="float">
            <text:p>1034873.76177802</text:p>
          </table:table-cell>
          <table:table-cell/>
          <table:table-cell office:value-type="float" office:value="1442888708.35818" calcext:value-type="float">
            <text:p>1442888708.35818</text:p>
          </table:table-cell>
          <table:table-cell table:formula="of:=[.G191]-[.$B191]" office:value-type="float" office:value="22.3678088188171" calcext:value-type="float">
            <text:p>22.3678088188</text:p>
          </table:table-cell>
          <table:table-cell/>
          <table:table-cell office:value-type="float" office:value="1442888710.47431" calcext:value-type="float">
            <text:p>1442888710.47431</text:p>
          </table:table-cell>
          <table:table-cell table:formula="of:=[.J191]-[.$B191]" office:value-type="float" office:value="24.4839382171631" calcext:value-type="float">
            <text:p>24.483938217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888686.05071" calcext:value-type="float">
            <text:p>1442888686.05071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27.194052696228" calcext:value-type="float">
            <text:p>27.1940526962</text:p>
          </table:table-cell>
          <table:table-cell table:formula="of:=[.C192]/([.D192]-[.D191])" office:value-type="float" office:value="1087700.02223759" calcext:value-type="float">
            <text:p>1087700.02223759</text:p>
          </table:table-cell>
          <table:table-cell/>
          <table:table-cell office:value-type="float" office:value="1442888708.43876" calcext:value-type="float">
            <text:p>1442888708.43876</text:p>
          </table:table-cell>
          <table:table-cell table:formula="of:=[.G192]-[.$B192]" office:value-type="float" office:value="22.3880503177643" calcext:value-type="float">
            <text:p>22.3880503178</text:p>
          </table:table-cell>
          <table:table-cell/>
          <table:table-cell office:value-type="float" office:value="1442888710.50184" calcext:value-type="float">
            <text:p>1442888710.50184</text:p>
          </table:table-cell>
          <table:table-cell table:formula="of:=[.J192]-[.$B192]" office:value-type="float" office:value="24.4511368274689" calcext:value-type="float">
            <text:p>24.451136827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888686.11117" calcext:value-type="float">
            <text:p>1442888686.11117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27.2545161247253" calcext:value-type="float">
            <text:p>27.2545161247</text:p>
          </table:table-cell>
          <table:table-cell table:formula="of:=[.C193]/([.D193]-[.D192])" office:value-type="float" office:value="1085482.60710878" calcext:value-type="float">
            <text:p>1085482.60710878</text:p>
          </table:table-cell>
          <table:table-cell/>
          <table:table-cell office:value-type="float" office:value="1442888708.50617" calcext:value-type="float">
            <text:p>1442888708.50617</text:p>
          </table:table-cell>
          <table:table-cell table:formula="of:=[.G193]-[.$B193]" office:value-type="float" office:value="22.3949980735779" calcext:value-type="float">
            <text:p>22.3949980736</text:p>
          </table:table-cell>
          <table:table-cell/>
          <table:table-cell office:value-type="float" office:value="1442888710.52943" calcext:value-type="float">
            <text:p>1442888710.52943</text:p>
          </table:table-cell>
          <table:table-cell table:formula="of:=[.J193]-[.$B193]" office:value-type="float" office:value="24.4182562828064" calcext:value-type="float">
            <text:p>24.418256282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888686.17154" calcext:value-type="float">
            <text:p>1442888686.17154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27.3148846626282" calcext:value-type="float">
            <text:p>27.3148846626</text:p>
          </table:table-cell>
          <table:table-cell table:formula="of:=[.C194]/([.D194]-[.D193])" office:value-type="float" office:value="1087188.82848612" calcext:value-type="float">
            <text:p>1087188.82848612</text:p>
          </table:table-cell>
          <table:table-cell/>
          <table:table-cell office:value-type="float" office:value="1442888708.58686" calcext:value-type="float">
            <text:p>1442888708.58686</text:p>
          </table:table-cell>
          <table:table-cell table:formula="of:=[.G194]-[.$B194]" office:value-type="float" office:value="22.4153165817261" calcext:value-type="float">
            <text:p>22.4153165817</text:p>
          </table:table-cell>
          <table:table-cell/>
          <table:table-cell office:value-type="float" office:value="1442888710.55697" calcext:value-type="float">
            <text:p>1442888710.55697</text:p>
          </table:table-cell>
          <table:table-cell table:formula="of:=[.J194]-[.$B194]" office:value-type="float" office:value="24.3854348659515" calcext:value-type="float">
            <text:p>24.38543486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888686.23193" calcext:value-type="float">
            <text:p>1442888686.23193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27.3752708435059" calcext:value-type="float">
            <text:p>27.3752708435</text:p>
          </table:table-cell>
          <table:table-cell table:formula="of:=[.C195]/([.D195]-[.D194])" office:value-type="float" office:value="1086871.18552737" calcext:value-type="float">
            <text:p>1086871.18552737</text:p>
          </table:table-cell>
          <table:table-cell/>
          <table:table-cell office:value-type="float" office:value="1442888708.66759" calcext:value-type="float">
            <text:p>1442888708.66759</text:p>
          </table:table-cell>
          <table:table-cell table:formula="of:=[.G195]-[.$B195]" office:value-type="float" office:value="22.4356637001038" calcext:value-type="float">
            <text:p>22.4356637001</text:p>
          </table:table-cell>
          <table:table-cell/>
          <table:table-cell office:value-type="float" office:value="1442888710.58456" calcext:value-type="float">
            <text:p>1442888710.58456</text:p>
          </table:table-cell>
          <table:table-cell table:formula="of:=[.J195]-[.$B195]" office:value-type="float" office:value="24.3526351451874" calcext:value-type="float">
            <text:p>24.352635145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888686.29243" calcext:value-type="float">
            <text:p>1442888686.29243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27.4357726573944" calcext:value-type="float">
            <text:p>27.4357726574</text:p>
          </table:table-cell>
          <table:table-cell table:formula="of:=[.C196]/([.D196]-[.D195])" office:value-type="float" office:value="1084793.92239215" calcext:value-type="float">
            <text:p>1084793.92239215</text:p>
          </table:table-cell>
          <table:table-cell/>
          <table:table-cell office:value-type="float" office:value="1442888708.7483" calcext:value-type="float">
            <text:p>1442888708.7483</text:p>
          </table:table-cell>
          <table:table-cell table:formula="of:=[.G196]-[.$B196]" office:value-type="float" office:value="22.4558684825897" calcext:value-type="float">
            <text:p>22.4558684826</text:p>
          </table:table-cell>
          <table:table-cell/>
          <table:table-cell office:value-type="float" office:value="1442888710.6121" calcext:value-type="float">
            <text:p>1442888710.6121</text:p>
          </table:table-cell>
          <table:table-cell table:formula="of:=[.J196]-[.$B196]" office:value-type="float" office:value="24.3196730613708" calcext:value-type="float">
            <text:p>24.319673061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888686.3528" calcext:value-type="float">
            <text:p>1442888686.3528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27.4961493015289" calcext:value-type="float">
            <text:p>27.4961493015</text:p>
          </table:table-cell>
          <table:table-cell table:formula="of:=[.C197]/([.D197]-[.D196])" office:value-type="float" office:value="1087042.86137152" calcext:value-type="float">
            <text:p>1087042.86137152</text:p>
          </table:table-cell>
          <table:table-cell/>
          <table:table-cell office:value-type="float" office:value="1442888708.80216" calcext:value-type="float">
            <text:p>1442888708.80216</text:p>
          </table:table-cell>
          <table:table-cell table:formula="of:=[.G197]-[.$B197]" office:value-type="float" office:value="22.4493608474731" calcext:value-type="float">
            <text:p>22.4493608475</text:p>
          </table:table-cell>
          <table:table-cell/>
          <table:table-cell office:value-type="float" office:value="1442888710.63962" calcext:value-type="float">
            <text:p>1442888710.63962</text:p>
          </table:table-cell>
          <table:table-cell table:formula="of:=[.J197]-[.$B197]" office:value-type="float" office:value="24.2868182659149" calcext:value-type="float">
            <text:p>24.286818265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888686.41324" calcext:value-type="float">
            <text:p>1442888686.41324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27.5565855503082" calcext:value-type="float">
            <text:p>27.5565855503</text:p>
          </table:table-cell>
          <table:table-cell table:formula="of:=[.C198]/([.D198]-[.D197])" office:value-type="float" office:value="1085970.77624187" calcext:value-type="float">
            <text:p>1085970.77624187</text:p>
          </table:table-cell>
          <table:table-cell/>
          <table:table-cell office:value-type="float" office:value="1442888708.88291" calcext:value-type="float">
            <text:p>1442888708.88291</text:p>
          </table:table-cell>
          <table:table-cell table:formula="of:=[.G198]-[.$B198]" office:value-type="float" office:value="22.4696710109711" calcext:value-type="float">
            <text:p>22.469671011</text:p>
          </table:table-cell>
          <table:table-cell/>
          <table:table-cell office:value-type="float" office:value="1442888710.66721" calcext:value-type="float">
            <text:p>1442888710.66721</text:p>
          </table:table-cell>
          <table:table-cell table:formula="of:=[.J198]-[.$B198]" office:value-type="float" office:value="24.2539663314819" calcext:value-type="float">
            <text:p>24.253966331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888686.47381" calcext:value-type="float">
            <text:p>1442888686.47381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27.6171565055847" calcext:value-type="float">
            <text:p>27.6171565056</text:p>
          </table:table-cell>
          <table:table-cell table:formula="of:=[.C199]/([.D199]-[.D198])" office:value-type="float" office:value="1083555.63653253" calcext:value-type="float">
            <text:p>1083555.63653253</text:p>
          </table:table-cell>
          <table:table-cell/>
          <table:table-cell office:value-type="float" office:value="1442888708.9637" calcext:value-type="float">
            <text:p>1442888708.9637</text:p>
          </table:table-cell>
          <table:table-cell table:formula="of:=[.G199]-[.$B199]" office:value-type="float" office:value="22.489884853363" calcext:value-type="float">
            <text:p>22.4898848534</text:p>
          </table:table-cell>
          <table:table-cell/>
          <table:table-cell office:value-type="float" office:value="1442888710.69476" calcext:value-type="float">
            <text:p>1442888710.69476</text:p>
          </table:table-cell>
          <table:table-cell table:formula="of:=[.J199]-[.$B199]" office:value-type="float" office:value="24.2209486961365" calcext:value-type="float">
            <text:p>24.220948696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888686.53429" calcext:value-type="float">
            <text:p>1442888686.53429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27.6776361465454" calcext:value-type="float">
            <text:p>27.6776361465</text:p>
          </table:table-cell>
          <table:table-cell table:formula="of:=[.C200]/([.D200]-[.D199])" office:value-type="float" office:value="1085191.62742145" calcext:value-type="float">
            <text:p>1085191.62742145</text:p>
          </table:table-cell>
          <table:table-cell/>
          <table:table-cell office:value-type="float" office:value="1442888709.04439" calcext:value-type="float">
            <text:p>1442888709.04439</text:p>
          </table:table-cell>
          <table:table-cell table:formula="of:=[.G200]-[.$B200]" office:value-type="float" office:value="22.5100967884064" calcext:value-type="float">
            <text:p>22.5100967884</text:p>
          </table:table-cell>
          <table:table-cell/>
          <table:table-cell office:value-type="float" office:value="1442888710.72228" calcext:value-type="float">
            <text:p>1442888710.72228</text:p>
          </table:table-cell>
          <table:table-cell table:formula="of:=[.J200]-[.$B200]" office:value-type="float" office:value="24.1879906654358" calcext:value-type="float">
            <text:p>24.187990665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888686.59476" calcext:value-type="float">
            <text:p>1442888686.59476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27.73810338974" calcext:value-type="float">
            <text:p>27.7381033897</text:p>
          </table:table-cell>
          <table:table-cell table:formula="of:=[.C201]/([.D201]-[.D200])" office:value-type="float" office:value="1085414.12726226" calcext:value-type="float">
            <text:p>1085414.12726226</text:p>
          </table:table-cell>
          <table:table-cell/>
          <table:table-cell office:value-type="float" office:value="1442888709.11166" calcext:value-type="float">
            <text:p>1442888709.11166</text:p>
          </table:table-cell>
          <table:table-cell table:formula="of:=[.G201]-[.$B201]" office:value-type="float" office:value="22.5169034004211" calcext:value-type="float">
            <text:p>22.5169034004</text:p>
          </table:table-cell>
          <table:table-cell/>
          <table:table-cell office:value-type="float" office:value="1442888710.7498" calcext:value-type="float">
            <text:p>1442888710.7498</text:p>
          </table:table-cell>
          <table:table-cell table:formula="of:=[.J201]-[.$B201]" office:value-type="float" office:value="24.1550462245941" calcext:value-type="float">
            <text:p>24.155046224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888686.65524" calcext:value-type="float">
            <text:p>1442888686.65524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27.7985880374908" calcext:value-type="float">
            <text:p>27.7985880375</text:p>
          </table:table-cell>
          <table:table-cell table:formula="of:=[.C202]/([.D202]-[.D201])" office:value-type="float" office:value="1085101.79757264" calcext:value-type="float">
            <text:p>1085101.79757264</text:p>
          </table:table-cell>
          <table:table-cell/>
          <table:table-cell office:value-type="float" office:value="1442888709.19241" calcext:value-type="float">
            <text:p>1442888709.19241</text:p>
          </table:table-cell>
          <table:table-cell table:formula="of:=[.G202]-[.$B202]" office:value-type="float" office:value="22.5371651649475" calcext:value-type="float">
            <text:p>22.5371651649</text:p>
          </table:table-cell>
          <table:table-cell/>
          <table:table-cell office:value-type="float" office:value="1442888710.7773" calcext:value-type="float">
            <text:p>1442888710.7773</text:p>
          </table:table-cell>
          <table:table-cell table:formula="of:=[.J202]-[.$B202]" office:value-type="float" office:value="24.1220545768738" calcext:value-type="float">
            <text:p>24.122054576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888686.71573" calcext:value-type="float">
            <text:p>1442888686.71573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27.8590755462646" calcext:value-type="float">
            <text:p>27.8590755463</text:p>
          </table:table-cell>
          <table:table-cell table:formula="of:=[.C203]/([.D203]-[.D202])" office:value-type="float" office:value="1085050.4729073" calcext:value-type="float">
            <text:p>1085050.4729073</text:p>
          </table:table-cell>
          <table:table-cell/>
          <table:table-cell office:value-type="float" office:value="1442888709.27322" calcext:value-type="float">
            <text:p>1442888709.27322</text:p>
          </table:table-cell>
          <table:table-cell table:formula="of:=[.G203]-[.$B203]" office:value-type="float" office:value="22.5574913024902" calcext:value-type="float">
            <text:p>22.5574913025</text:p>
          </table:table-cell>
          <table:table-cell/>
          <table:table-cell office:value-type="float" office:value="1442888710.80483" calcext:value-type="float">
            <text:p>1442888710.80483</text:p>
          </table:table-cell>
          <table:table-cell table:formula="of:=[.J203]-[.$B203]" office:value-type="float" office:value="24.0890970230103" calcext:value-type="float">
            <text:p>24.08909702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888686.77619" calcext:value-type="float">
            <text:p>1442888686.77619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27.9195334911346" calcext:value-type="float">
            <text:p>27.9195334911</text:p>
          </table:table-cell>
          <table:table-cell table:formula="of:=[.C204]/([.D204]-[.D203])" office:value-type="float" office:value="1085581.06202801" calcext:value-type="float">
            <text:p>1085581.06202801</text:p>
          </table:table-cell>
          <table:table-cell/>
          <table:table-cell office:value-type="float" office:value="1442888709.35403" calcext:value-type="float">
            <text:p>1442888709.35403</text:p>
          </table:table-cell>
          <table:table-cell table:formula="of:=[.G204]-[.$B204]" office:value-type="float" office:value="22.5778448581696" calcext:value-type="float">
            <text:p>22.5778448582</text:p>
          </table:table-cell>
          <table:table-cell/>
          <table:table-cell office:value-type="float" office:value="1442888710.83234" calcext:value-type="float">
            <text:p>1442888710.83234</text:p>
          </table:table-cell>
          <table:table-cell table:formula="of:=[.J204]-[.$B204]" office:value-type="float" office:value="24.0561470985413" calcext:value-type="float">
            <text:p>24.056147098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888686.83664" calcext:value-type="float">
            <text:p>1442888686.83664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27.9799845218658" calcext:value-type="float">
            <text:p>27.9799845219</text:p>
          </table:table-cell>
          <table:table-cell table:formula="of:=[.C205]/([.D205]-[.D204])" office:value-type="float" office:value="1085705.22629856" calcext:value-type="float">
            <text:p>1085705.22629856</text:p>
          </table:table-cell>
          <table:table-cell/>
          <table:table-cell office:value-type="float" office:value="1442888709.4348" calcext:value-type="float">
            <text:p>1442888709.4348</text:p>
          </table:table-cell>
          <table:table-cell table:formula="of:=[.G205]-[.$B205]" office:value-type="float" office:value="22.5981650352478" calcext:value-type="float">
            <text:p>22.5981650352</text:p>
          </table:table-cell>
          <table:table-cell/>
          <table:table-cell office:value-type="float" office:value="1442888710.85982" calcext:value-type="float">
            <text:p>1442888710.85982</text:p>
          </table:table-cell>
          <table:table-cell table:formula="of:=[.J205]-[.$B205]" office:value-type="float" office:value="24.0231821537018" calcext:value-type="float">
            <text:p>24.023182153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888686.89711" calcext:value-type="float">
            <text:p>1442888686.89711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28.0404579639435" calcext:value-type="float">
            <text:p>28.0404579639</text:p>
          </table:table-cell>
          <table:table-cell table:formula="of:=[.C206]/([.D206]-[.D205])" office:value-type="float" office:value="1085302.86593809" calcext:value-type="float">
            <text:p>1085302.86593809</text:p>
          </table:table-cell>
          <table:table-cell/>
          <table:table-cell office:value-type="float" office:value="1442888709.48858" calcext:value-type="float">
            <text:p>1442888709.48858</text:p>
          </table:table-cell>
          <table:table-cell table:formula="of:=[.G206]-[.$B206]" office:value-type="float" office:value="22.5914640426636" calcext:value-type="float">
            <text:p>22.5914640427</text:p>
          </table:table-cell>
          <table:table-cell/>
          <table:table-cell office:value-type="float" office:value="1442888710.88732" calcext:value-type="float">
            <text:p>1442888710.88732</text:p>
          </table:table-cell>
          <table:table-cell table:formula="of:=[.J206]-[.$B206]" office:value-type="float" office:value="23.9902057647705" calcext:value-type="float">
            <text:p>23.990205764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888686.95762" calcext:value-type="float">
            <text:p>1442888686.95762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28.1009695529938" calcext:value-type="float">
            <text:p>28.100969553</text:p>
          </table:table-cell>
          <table:table-cell table:formula="of:=[.C207]/([.D207]-[.D206])" office:value-type="float" office:value="1084618.682637" calcext:value-type="float">
            <text:p>1084618.682637</text:p>
          </table:table-cell>
          <table:table-cell/>
          <table:table-cell office:value-type="float" office:value="1442888709.56934" calcext:value-type="float">
            <text:p>1442888709.56934</text:p>
          </table:table-cell>
          <table:table-cell table:formula="of:=[.G207]-[.$B207]" office:value-type="float" office:value="22.6117160320282" calcext:value-type="float">
            <text:p>22.611716032</text:p>
          </table:table-cell>
          <table:table-cell/>
          <table:table-cell office:value-type="float" office:value="1442888710.91483" calcext:value-type="float">
            <text:p>1442888710.91483</text:p>
          </table:table-cell>
          <table:table-cell table:formula="of:=[.J207]-[.$B207]" office:value-type="float" office:value="23.9572086334228" calcext:value-type="float">
            <text:p>23.957208633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888700.024" calcext:value-type="float">
            <text:p>1442888700.024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1.1673491001129" calcext:value-type="float">
            <text:p>41.1673491001</text:p>
          </table:table-cell>
          <table:table-cell table:formula="of:=[.C208]/([.D208]-[.D207])" office:value-type="float" office:value="5022.96751470613" calcext:value-type="float">
            <text:p>5022.9675147061</text:p>
          </table:table-cell>
          <table:table-cell/>
          <table:table-cell office:value-type="float" office:value="1442888709.66354" calcext:value-type="float">
            <text:p>1442888709.66354</text:p>
          </table:table-cell>
          <table:table-cell table:formula="of:=[.G208]-[.$B208]" office:value-type="float" office:value="9.63953471183777" calcext:value-type="float">
            <text:p>9.6395347118</text:p>
          </table:table-cell>
          <table:table-cell/>
          <table:table-cell office:value-type="float" office:value="1442888710.94232" calcext:value-type="float">
            <text:p>1442888710.94232</text:p>
          </table:table-cell>
          <table:table-cell table:formula="of:=[.J208]-[.$B208]" office:value-type="float" office:value="10.9183170795441" calcext:value-type="float">
            <text:p>10.91831707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1:41:36.856240419</dc:date>
    <meta:editing-duration>PT14M47S</meta:editing-duration>
    <meta:editing-cycles>3</meta:editing-cycles>
    <meta:generator>LibreOffice/4.4.2.2$Linux_X86_64 LibreOffice_project/40m0$Build-2</meta:generator>
    <meta:document-statistic meta:table-count="1" meta:cell-count="18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ource_2.sender_i.routed_msg_pub.network'.D1:'source_2.sender_i.routed_msg_pub.network'.E208" chart:data-source-has-labels="row" svg:x="0.32cm" svg:y="0.18cm" svg:width="11.793cm" svg:height="8.64cm">
          <chartooo:coordinate-region svg:x="1.682cm" svg:y="0.379cm" svg:width="10.0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2.sender_i.routed_msg_pub.network'.E2:'source_2.sender_i.routed_msg_pub.network'.E208" chart:label-cell-address="'source_2.sender_i.routed_msg_pub.network'.E1:'source_2.sender_i.routed_msg_pub.network'.E1" chart:class="chart:scatter">
            <chart:domain table:cell-range-address="'source_2.sender_i.routed_msg_pub.network'.D2:'source_2.sender_i.routed_msg_p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2.sender_i.routed_msg_pub.network'.E1:'source_2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2.sender_i.routed_msg_pub.network'.D2:'source_2.sender_i.routed_msg_pub.network'.D208</svg:desc>
                </draw:g>
              </table:table-cell>
              <table:table-cell office:value-type="float" office:value="0">
                <text:p>0</text:p>
                <draw:g>
                  <svg:desc>'source_2.sender_i.routed_msg_pub.network'.E2:'source_2.sender_i.routed_msg_p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65567779541">
                <text:p>1.2265567779541</text:p>
              </table:table-cell>
              <table:table-cell office:value-type="float" office:value="53509.141345641">
                <text:p>53509.141345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0939912796021">
                <text:p>1.30939912796021</text:p>
              </table:table-cell>
              <table:table-cell office:value-type="float" office:value="792251.789032596">
                <text:p>792251.789032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918342590332">
                <text:p>1.3918342590332</text:p>
              </table:table-cell>
              <table:table-cell office:value-type="float" office:value="796165.410859619">
                <text:p>796165.410859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7421908378601">
                <text:p>1.47421908378601</text:p>
              </table:table-cell>
              <table:table-cell office:value-type="float" office:value="796651.570200291">
                <text:p>796651.570200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5662369728088">
                <text:p>1.55662369728088</text:p>
              </table:table-cell>
              <table:table-cell office:value-type="float" office:value="796460.261343055">
                <text:p>796460.261343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3898515701294">
                <text:p>1.63898515701294</text:p>
              </table:table-cell>
              <table:table-cell office:value-type="float" office:value="796877.57129996">
                <text:p>796877.57129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2136282920837">
                <text:p>1.72136282920837</text:p>
              </table:table-cell>
              <table:table-cell office:value-type="float" office:value="796720.740594529">
                <text:p>796720.740594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0381417274475">
                <text:p>1.80381417274475</text:p>
              </table:table-cell>
              <table:table-cell office:value-type="float" office:value="796008.860317038">
                <text:p>796008.8603170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8627147674561">
                <text:p>1.88627147674561</text:p>
              </table:table-cell>
              <table:table-cell office:value-type="float" office:value="795951.320447245">
                <text:p>795951.320447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6870565414429">
                <text:p>1.96870565414429</text:p>
              </table:table-cell>
              <table:table-cell office:value-type="float" office:value="796174.621632722">
                <text:p>796174.621632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5119276046753">
                <text:p>2.05119276046753</text:p>
              </table:table-cell>
              <table:table-cell office:value-type="float" office:value="795663.745832081">
                <text:p>795663.7458320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3364911079407">
                <text:p>2.13364911079407</text:p>
              </table:table-cell>
              <table:table-cell office:value-type="float" office:value="795960.526267396">
                <text:p>795960.526267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1215796470642">
                <text:p>2.21215796470642</text:p>
              </table:table-cell>
              <table:table-cell office:value-type="float" office:value="835982.14378815">
                <text:p>835982.1437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9064774513245">
                <text:p>2.29064774513245</text:p>
              </table:table-cell>
              <table:table-cell office:value-type="float" office:value="836185.292451627">
                <text:p>836185.2924516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6914944648743">
                <text:p>2.36914944648743</text:p>
              </table:table-cell>
              <table:table-cell office:value-type="float" office:value="836058.312968475">
                <text:p>836058.3129684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47669506073">
                <text:p>2.447669506073</text:p>
              </table:table-cell>
              <table:table-cell office:value-type="float" office:value="835862.839972429">
                <text:p>835862.839972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2619385719299">
                <text:p>2.52619385719299</text:p>
              </table:table-cell>
              <table:table-cell office:value-type="float" office:value="835817.15816672">
                <text:p>835817.15816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0461187362671">
                <text:p>2.60461187362671</text:p>
              </table:table-cell>
              <table:table-cell office:value-type="float" office:value="836950.524698321">
                <text:p>836950.5246983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8303847312927">
                <text:p>2.68303847312927</text:p>
              </table:table-cell>
              <table:table-cell office:value-type="float" office:value="836858.928173403">
                <text:p>836858.928173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6043176651001">
                <text:p>2.76043176651001</text:p>
              </table:table-cell>
              <table:table-cell office:value-type="float" office:value="848032.137321286">
                <text:p>848032.137321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3891344070435">
                <text:p>2.83891344070435</text:p>
              </table:table-cell>
              <table:table-cell office:value-type="float" office:value="836271.660534182">
                <text:p>836271.660534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1737270355225">
                <text:p>2.91737270355225</text:p>
              </table:table-cell>
              <table:table-cell office:value-type="float" office:value="836510.535757045">
                <text:p>836510.5357570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9581694602966">
                <text:p>2.99581694602966</text:p>
              </table:table-cell>
              <table:table-cell office:value-type="float" office:value="836670.709375446">
                <text:p>836670.7093754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742666721344">
                <text:p>3.0742666721344</text:p>
              </table:table-cell>
              <table:table-cell office:value-type="float" office:value="836612.226183891">
                <text:p>836612.2261838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5072059631348">
                <text:p>3.15072059631348</text:p>
              </table:table-cell>
              <table:table-cell office:value-type="float" office:value="858451.684524014">
                <text:p>858451.6845240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1497869491577">
                <text:p>3.21497869491577</text:p>
              </table:table-cell>
              <table:table-cell office:value-type="float" office:value="1021380.98430532">
                <text:p>1021380.984305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7923846244812">
                <text:p>3.27923846244812</text:p>
              </table:table-cell>
              <table:table-cell office:value-type="float" office:value="1021354.45738985">
                <text:p>1021354.45738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4351992607117">
                <text:p>3.34351992607117</text:p>
              </table:table-cell>
              <table:table-cell office:value-type="float" office:value="1021009.73283485">
                <text:p>1021009.73283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0785574913025">
                <text:p>3.40785574913025</text:p>
              </table:table-cell>
              <table:table-cell office:value-type="float" office:value="1020147.04839833">
                <text:p>1020147.04839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7218084335327">
                <text:p>3.47218084335327</text:p>
              </table:table-cell>
              <table:table-cell office:value-type="float" office:value="1020317.1995745">
                <text:p>1020317.19957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3652238845825">
                <text:p>3.53652238845825</text:p>
              </table:table-cell>
              <table:table-cell office:value-type="float" office:value="1020056.3243067">
                <text:p>1020056.32430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0084795951843">
                <text:p>3.60084795951843</text:p>
              </table:table-cell>
              <table:table-cell office:value-type="float" office:value="1020309.63609475">
                <text:p>1020309.636094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6521263122559">
                <text:p>3.66521263122559</text:p>
              </table:table-cell>
              <table:table-cell office:value-type="float" office:value="1019689.81211639">
                <text:p>1019689.812116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2960519790649">
                <text:p>3.72960519790649</text:p>
              </table:table-cell>
              <table:table-cell office:value-type="float" office:value="1019248.08068661">
                <text:p>1019248.08068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7939441204071">
                <text:p>3.7939441204071</text:p>
              </table:table-cell>
              <table:table-cell office:value-type="float" office:value="1020097.90417888">
                <text:p>1020097.904178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5828351974487">
                <text:p>3.85828351974487</text:p>
              </table:table-cell>
              <table:table-cell office:value-type="float" office:value="1020090.34394999">
                <text:p>1020090.34394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92258429527283">
                <text:p>3.92258429527283</text:p>
              </table:table-cell>
              <table:table-cell office:value-type="float" office:value="1020703.08578887">
                <text:p>1020703.085788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8688507080078">
                <text:p>3.98688507080078</text:p>
              </table:table-cell>
              <table:table-cell office:value-type="float" office:value="1020703.08578887">
                <text:p>1020703.085788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5125045776367">
                <text:p>4.05125045776367</text:p>
              </table:table-cell>
              <table:table-cell office:value-type="float" office:value="1019678.48088662">
                <text:p>1019678.480886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1557245254517">
                <text:p>4.11557245254517</text:p>
              </table:table-cell>
              <table:table-cell office:value-type="float" office:value="1020366.36492627">
                <text:p>1020366.364926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8107271194458">
                <text:p>4.18107271194458</text:p>
              </table:table-cell>
              <table:table-cell office:value-type="float" office:value="1002011.29891383">
                <text:p>1002011.298913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4763298034668">
                <text:p>4.24763298034668</text:p>
              </table:table-cell>
              <table:table-cell office:value-type="float" office:value="986053.716062384">
                <text:p>986053.7160623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1414771080017">
                <text:p>4.31414771080017</text:p>
              </table:table-cell>
              <table:table-cell office:value-type="float" office:value="986728.797553973">
                <text:p>986728.7975539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3806164264679">
                <text:p>4.3806164264679</text:p>
              </table:table-cell>
              <table:table-cell office:value-type="float" office:value="987411.887542595">
                <text:p>987411.8875425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44703269004822">
                <text:p>4.44703269004822</text:p>
              </table:table-cell>
              <table:table-cell office:value-type="float" office:value="988191.693750224">
                <text:p>988191.6937502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1349210739136">
                <text:p>4.51349210739136</text:p>
              </table:table-cell>
              <table:table-cell office:value-type="float" office:value="987550.03615413">
                <text:p>987550.036154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7994198799133">
                <text:p>4.57994198799133</text:p>
              </table:table-cell>
              <table:table-cell office:value-type="float" office:value="987691.767199716">
                <text:p>987691.767199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4640736579895">
                <text:p>4.64640736579895</text:p>
              </table:table-cell>
              <table:table-cell office:value-type="float" office:value="987461.474904583">
                <text:p>987461.4749045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1288371086121">
                <text:p>4.71288371086121</text:p>
              </table:table-cell>
              <table:table-cell office:value-type="float" office:value="987298.563700139">
                <text:p>987298.5637001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77933716773987">
                <text:p>4.77933716773987</text:p>
              </table:table-cell>
              <table:table-cell office:value-type="float" office:value="987638.613290472">
                <text:p>987638.6132904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84577488899231">
                <text:p>4.84577488899231</text:p>
              </table:table-cell>
              <table:table-cell office:value-type="float" office:value="987872.533295055">
                <text:p>987872.5332950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91225385665894">
                <text:p>4.91225385665894</text:p>
              </table:table-cell>
              <table:table-cell office:value-type="float" office:value="987259.614636718">
                <text:p>987259.6146367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7867846488953">
                <text:p>4.97867846488953</text:p>
              </table:table-cell>
              <table:table-cell office:value-type="float" office:value="988067.551293049">
                <text:p>988067.5512930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04516553878784">
                <text:p>5.04516553878784</text:p>
              </table:table-cell>
              <table:table-cell office:value-type="float" office:value="987139.246049192">
                <text:p>987139.2460491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11165642738342">
                <text:p>5.11165642738342</text:p>
              </table:table-cell>
              <table:table-cell office:value-type="float" office:value="987082.612163524">
                <text:p>987082.612163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7826557159424">
                <text:p>5.17826557159424</text:p>
              </table:table-cell>
              <table:table-cell office:value-type="float" office:value="985330.179175958">
                <text:p>985330.1791759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4472832679749">
                <text:p>5.24472832679749</text:p>
              </table:table-cell>
              <table:table-cell office:value-type="float" office:value="987500.439897405">
                <text:p>987500.4398974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1118154525757">
                <text:p>5.31118154525757</text:p>
              </table:table-cell>
              <table:table-cell office:value-type="float" office:value="987642.156706431">
                <text:p>987642.1567064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37765336036682">
                <text:p>5.37765336036682</text:p>
              </table:table-cell>
              <table:table-cell office:value-type="float" office:value="987365.84659419">
                <text:p>987365.846594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44412207603455">
                <text:p>5.44412207603455</text:p>
              </table:table-cell>
              <table:table-cell office:value-type="float" office:value="987411.887542595">
                <text:p>987411.8875425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51056265830994">
                <text:p>5.51056265830994</text:p>
              </table:table-cell>
              <table:table-cell office:value-type="float" office:value="987829.994143653">
                <text:p>987829.9941436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7701635360718">
                <text:p>5.57701635360718</text:p>
              </table:table-cell>
              <table:table-cell office:value-type="float" office:value="987635.069899938">
                <text:p>987635.0698999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64350605010986">
                <text:p>5.64350605010986</text:p>
              </table:table-cell>
              <table:table-cell office:value-type="float" office:value="987100.309554716">
                <text:p>987100.309554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70998764038086">
                <text:p>5.70998764038086</text:p>
              </table:table-cell>
              <table:table-cell office:value-type="float" office:value="987220.668646268">
                <text:p>987220.6686462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77651286125183">
                <text:p>5.77651286125183</text:p>
              </table:table-cell>
              <table:table-cell office:value-type="float" office:value="986573.199468152">
                <text:p>986573.199468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84296250343323">
                <text:p>5.84296250343323</text:p>
              </table:table-cell>
              <table:table-cell office:value-type="float" office:value="987695.310997094">
                <text:p>987695.310997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90947008132935">
                <text:p>5.90947008132935</text:p>
              </table:table-cell>
              <table:table-cell office:value-type="float" office:value="986834.915301144">
                <text:p>986834.9153011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97598147392273">
                <text:p>5.97598147392273</text:p>
              </table:table-cell>
              <table:table-cell office:value-type="float" office:value="986778.316329055">
                <text:p>986778.316329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04237604141235">
                <text:p>6.04237604141235</text:p>
              </table:table-cell>
              <table:table-cell office:value-type="float" office:value="988514.610178864">
                <text:p>988514.6101788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10882091522217">
                <text:p>6.10882091522217</text:p>
              </table:table-cell>
              <table:table-cell office:value-type="float" office:value="987766.192285335">
                <text:p>987766.1922853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17324638366699">
                <text:p>6.17324638366699</text:p>
              </table:table-cell>
              <table:table-cell office:value-type="float" office:value="1018727.55579898">
                <text:p>1018727.555798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23669052124023">
                <text:p>6.23669052124023</text:p>
              </table:table-cell>
              <table:table-cell office:value-type="float" office:value="1034484.86354207">
                <text:p>1034484.863542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30012536048889">
                <text:p>6.30012536048889</text:p>
              </table:table-cell>
              <table:table-cell office:value-type="float" office:value="1034636.49908105">
                <text:p>1034636.499081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36354565620422">
                <text:p>6.36354565620422</text:p>
              </table:table-cell>
              <table:table-cell office:value-type="float" office:value="1034873.76177802">
                <text:p>1034873.761778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42712044715881">
                <text:p>6.42712044715881</text:p>
              </table:table-cell>
              <table:table-cell office:value-type="float" office:value="1032358.88021841">
                <text:p>1032358.880218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49060416221619">
                <text:p>6.49060416221619</text:p>
              </table:table-cell>
              <table:table-cell office:value-type="float" office:value="1033839.93738686">
                <text:p>1033839.937386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55404782295227">
                <text:p>6.55404782295227</text:p>
              </table:table-cell>
              <table:table-cell office:value-type="float" office:value="1034492.63864233">
                <text:p>1034492.638642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61748886108398">
                <text:p>6.61748886108398</text:p>
              </table:table-cell>
              <table:table-cell office:value-type="float" office:value="1034535.40378292">
                <text:p>1034535.403782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68100166320801">
                <text:p>6.68100166320801</text:p>
              </table:table-cell>
              <table:table-cell office:value-type="float" office:value="1033366.46794198">
                <text:p>1033366.467941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4454140663147">
                <text:p>6.74454140663147</text:p>
              </table:table-cell>
              <table:table-cell office:value-type="float" office:value="1032928.31326992">
                <text:p>1032928.313269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0800986289978">
                <text:p>6.80800986289978</text:p>
              </table:table-cell>
              <table:table-cell office:value-type="float" office:value="1034088.48834361">
                <text:p>1034088.488343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8714771270752">
                <text:p>6.8714771270752</text:p>
              </table:table-cell>
              <table:table-cell office:value-type="float" office:value="1034107.91142032">
                <text:p>1034107.911420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93494486808777">
                <text:p>6.93494486808777</text:p>
              </table:table-cell>
              <table:table-cell office:value-type="float" office:value="1034100.14210208">
                <text:p>1034100.142102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99841046333313">
                <text:p>6.99841046333313</text:p>
              </table:table-cell>
              <table:table-cell office:value-type="float" office:value="1034135.10495353">
                <text:p>1034135.10495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618257522583">
                <text:p>7.0618257522583</text:p>
              </table:table-cell>
              <table:table-cell office:value-type="float" office:value="1034955.46755996">
                <text:p>1034955.467559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12526178359985">
                <text:p>7.12526178359985</text:p>
              </table:table-cell>
              <table:table-cell office:value-type="float" office:value="1034617.05614312">
                <text:p>1034617.056143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18665194511414">
                <text:p>7.18665194511414</text:p>
              </table:table-cell>
              <table:table-cell office:value-type="float" office:value="1069096.3890807">
                <text:p>1069096.38908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24712157249451">
                <text:p>7.24712157249451</text:p>
              </table:table-cell>
              <table:table-cell office:value-type="float" office:value="1085371.33174571">
                <text:p>1085371.331745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0765080451965">
                <text:p>7.30765080451965</text:p>
              </table:table-cell>
              <table:table-cell office:value-type="float" office:value="1084302.53951898">
                <text:p>1084302.539518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6801719665527">
                <text:p>7.36801719665527</text:p>
              </table:table-cell>
              <table:table-cell office:value-type="float" office:value="1087227.47340192">
                <text:p>1087227.473401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42831301689148">
                <text:p>7.42831301689148</text:p>
              </table:table-cell>
              <table:table-cell office:value-type="float" office:value="1088499.99457491">
                <text:p>1088499.994574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48869752883911">
                <text:p>7.48869752883911</text:p>
              </table:table-cell>
              <table:table-cell office:value-type="float" office:value="1086901.2248856">
                <text:p>1086901.22488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54915881156921">
                <text:p>7.54915881156921</text:p>
              </table:table-cell>
              <table:table-cell office:value-type="float" office:value="1085521.13081986">
                <text:p>1085521.130819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60960626602173">
                <text:p>7.60960626602173</text:p>
              </table:table-cell>
              <table:table-cell office:value-type="float" office:value="1085769.46034275">
                <text:p>1085769.460342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6700747013092">
                <text:p>7.6700747013092</text:p>
              </table:table-cell>
              <table:table-cell office:value-type="float" office:value="1085392.72908214">
                <text:p>1085392.729082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73048996925354">
                <text:p>7.73048996925354</text:p>
              </table:table-cell>
              <table:table-cell office:value-type="float" office:value="1086347.90895028">
                <text:p>1086347.908950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79097366333008">
                <text:p>7.79097366333008</text:p>
              </table:table-cell>
              <table:table-cell office:value-type="float" office:value="1085118.90687343">
                <text:p>1085118.906873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85146307945251">
                <text:p>7.85146307945251</text:p>
              </table:table-cell>
              <table:table-cell office:value-type="float" office:value="1085016.25916101">
                <text:p>1085016.259161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91192889213562">
                <text:p>7.91192889213562</text:p>
              </table:table-cell>
              <table:table-cell office:value-type="float" office:value="1085439.80619214">
                <text:p>1085439.806192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97238397598267">
                <text:p>7.97238397598267</text:p>
              </table:table-cell>
              <table:table-cell office:value-type="float" office:value="1085632.43690228">
                <text:p>1085632.436902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032883644104">
                <text:p>8.032883644104</text:p>
              </table:table-cell>
              <table:table-cell office:value-type="float" office:value="1084832.39723512">
                <text:p>1084832.397235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0933883190155">
                <text:p>8.0933883190155</text:p>
              </table:table-cell>
              <table:table-cell office:value-type="float" office:value="1084742.62684662">
                <text:p>1084742.626846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1578543186188">
                <text:p>21.1578543186188</text:p>
              </table:table-cell>
              <table:table-cell office:value-type="float" office:value="5023.70322690518">
                <text:p>5023.703226905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2403671741486">
                <text:p>21.2403671741486</text:p>
              </table:table-cell>
              <table:table-cell office:value-type="float" office:value="795415.448642526">
                <text:p>795415.4486425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3228425979614">
                <text:p>21.3228425979614</text:p>
              </table:table-cell>
              <table:table-cell office:value-type="float" office:value="795776.450314662">
                <text:p>795776.4503146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4054009914398">
                <text:p>21.4054009914398</text:p>
              </table:table-cell>
              <table:table-cell office:value-type="float" office:value="794976.709632518">
                <text:p>794976.7096325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4881076812744">
                <text:p>21.4881076812744</text:p>
              </table:table-cell>
              <table:table-cell office:value-type="float" office:value="793551.285044264">
                <text:p>793551.2850442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5707468986511">
                <text:p>21.5707468986511</text:p>
              </table:table-cell>
              <table:table-cell office:value-type="float" office:value="794199.196016318">
                <text:p>794199.1960163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6533818244934">
                <text:p>21.6533818244934</text:p>
              </table:table-cell>
              <table:table-cell office:value-type="float" office:value="794240.441690037">
                <text:p>794240.4416900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.7360460758209">
                <text:p>21.7360460758209</text:p>
              </table:table-cell>
              <table:table-cell office:value-type="float" office:value="793958.681606719">
                <text:p>793958.6816067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81853723526">
                <text:p>21.81853723526</text:p>
              </table:table-cell>
              <table:table-cell office:value-type="float" office:value="795624.651735729">
                <text:p>795624.6517357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.9010741710663">
                <text:p>21.9010741710663</text:p>
              </table:table-cell>
              <table:table-cell office:value-type="float" office:value="795183.384976241">
                <text:p>795183.3849762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9838087558746">
                <text:p>21.9838087558746</text:p>
              </table:table-cell>
              <table:table-cell office:value-type="float" office:value="793283.72955558">
                <text:p>793283.72955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0664327144623">
                <text:p>22.0664327144623</text:p>
              </table:table-cell>
              <table:table-cell office:value-type="float" office:value="794345.8667667">
                <text:p>794345.8667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1490504741669">
                <text:p>22.1490504741669</text:p>
              </table:table-cell>
              <table:table-cell office:value-type="float" office:value="794405.467234593">
                <text:p>794405.4672345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2265980243683">
                <text:p>22.2265980243683</text:p>
              </table:table-cell>
              <table:table-cell office:value-type="float" office:value="846345.240172417">
                <text:p>846345.2401724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3041620254517">
                <text:p>22.3041620254517</text:p>
              </table:table-cell>
              <table:table-cell office:value-type="float" office:value="846165.735177222">
                <text:p>846165.735177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3816666603088">
                <text:p>22.3816666603088</text:p>
              </table:table-cell>
              <table:table-cell office:value-type="float" office:value="846813.872756692">
                <text:p>846813.8727566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4602570533752">
                <text:p>22.4602570533752</text:p>
              </table:table-cell>
              <table:table-cell office:value-type="float" office:value="835114.79506844">
                <text:p>835114.795068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.5377795696259">
                <text:p>22.5377795696259</text:p>
              </table:table-cell>
              <table:table-cell office:value-type="float" office:value="846618.54612444">
                <text:p>846618.546124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6153616905212">
                <text:p>22.6153616905212</text:p>
              </table:table-cell>
              <table:table-cell office:value-type="float" office:value="845968.107632689">
                <text:p>845968.1076326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.693039894104">
                <text:p>22.693039894104</text:p>
              </table:table-cell>
              <table:table-cell office:value-type="float" office:value="844921.702264538">
                <text:p>844921.7022645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7705776691437">
                <text:p>22.7705776691437</text:p>
              </table:table-cell>
              <table:table-cell office:value-type="float" office:value="846451.938637894">
                <text:p>846451.9386378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8480842113495">
                <text:p>22.8480842113495</text:p>
              </table:table-cell>
              <table:table-cell office:value-type="float" office:value="846793.033621872">
                <text:p>846793.0336218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.9255480766296">
                <text:p>22.9255480766296</text:p>
              </table:table-cell>
              <table:table-cell office:value-type="float" office:value="847259.554666412">
                <text:p>847259.5546664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003045797348">
                <text:p>23.003045797348</text:p>
              </table:table-cell>
              <table:table-cell office:value-type="float" office:value="846889.423219269">
                <text:p>846889.4232192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0805194377899">
                <text:p>23.0805194377899</text:p>
              </table:table-cell>
              <table:table-cell office:value-type="float" office:value="847152.652510556">
                <text:p>847152.6525105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1560866832733">
                <text:p>23.1560866832733</text:p>
              </table:table-cell>
              <table:table-cell office:value-type="float" office:value="868524.445745728">
                <text:p>868524.4457457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2208228111267">
                <text:p>23.2208228111267</text:p>
              </table:table-cell>
              <table:table-cell office:value-type="float" office:value="1013838.82812137">
                <text:p>1013838.828121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2852923870087">
                <text:p>23.2852923870087</text:p>
              </table:table-cell>
              <table:table-cell office:value-type="float" office:value="1018030.58422736">
                <text:p>1018030.584227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3499116897583">
                <text:p>23.3499116897583</text:p>
              </table:table-cell>
              <table:table-cell office:value-type="float" office:value="1015671.74524135">
                <text:p>1015671.745241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4143750667572">
                <text:p>23.4143750667572</text:p>
              </table:table-cell>
              <table:table-cell office:value-type="float" office:value="1018128.47938634">
                <text:p>1018128.479386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4790544509888">
                <text:p>23.4790544509888</text:p>
              </table:table-cell>
              <table:table-cell office:value-type="float" office:value="1014728.27516449">
                <text:p>1014728.275164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.5436584949493">
                <text:p>23.5436584949493</text:p>
              </table:table-cell>
              <table:table-cell office:value-type="float" office:value="1015911.63612074">
                <text:p>1015911.636120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.6081504821777">
                <text:p>23.6081504821777</text:p>
              </table:table-cell>
              <table:table-cell office:value-type="float" office:value="1017676.81258711">
                <text:p>1017676.81258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.6727645397186">
                <text:p>23.6727645397186</text:p>
              </table:table-cell>
              <table:table-cell office:value-type="float" office:value="1015754.1949515">
                <text:p>1015754.19495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7373893260956">
                <text:p>23.7373893260956</text:p>
              </table:table-cell>
              <table:table-cell office:value-type="float" office:value="1015585.56212738">
                <text:p>1015585.562127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8020646572113">
                <text:p>23.8020646572113</text:p>
              </table:table-cell>
              <table:table-cell office:value-type="float" office:value="1014791.86681805">
                <text:p>1014791.866818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8666286468506">
                <text:p>23.8666286468506</text:p>
              </table:table-cell>
              <table:table-cell office:value-type="float" office:value="1016541.88916585">
                <text:p>1016541.889165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.9311082363129">
                <text:p>23.9311082363129</text:p>
              </table:table-cell>
              <table:table-cell office:value-type="float" office:value="1017872.48565523">
                <text:p>1017872.485655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.9953804016113">
                <text:p>23.9953804016113</text:p>
              </table:table-cell>
              <table:table-cell office:value-type="float" office:value="1021157.44343175">
                <text:p>1021157.443431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.0596354007721">
                <text:p>24.0596354007721</text:p>
              </table:table-cell>
              <table:table-cell office:value-type="float" office:value="1021430.2522328">
                <text:p>1021430.25223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1239421367645">
                <text:p>24.1239421367645</text:p>
              </table:table-cell>
              <table:table-cell office:value-type="float" office:value="1020608.47883376">
                <text:p>1020608.478833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.1903421878815">
                <text:p>24.1903421878815</text:p>
              </table:table-cell>
              <table:table-cell office:value-type="float" office:value="988432.974010959">
                <text:p>988432.9740109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.2567665576935">
                <text:p>24.2567665576935</text:p>
              </table:table-cell>
              <table:table-cell office:value-type="float" office:value="988071.097787541">
                <text:p>988071.097787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3232297897339">
                <text:p>24.3232297897339</text:p>
              </table:table-cell>
              <table:table-cell office:value-type="float" office:value="987493.355124531">
                <text:p>987493.3551245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3896493911743">
                <text:p>24.3896493911743</text:p>
              </table:table-cell>
              <table:table-cell office:value-type="float" office:value="988142.033024151">
                <text:p>988142.0330241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.4561142921448">
                <text:p>24.4561142921448</text:p>
              </table:table-cell>
              <table:table-cell office:value-type="float" office:value="987468.559220013">
                <text:p>987468.5592200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.5225057601929">
                <text:p>24.5225057601929</text:p>
              </table:table-cell>
              <table:table-cell office:value-type="float" office:value="988560.758325972">
                <text:p>988560.7583259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.5889766216278">
                <text:p>24.5889766216278</text:p>
              </table:table-cell>
              <table:table-cell office:value-type="float" office:value="987380.012582542">
                <text:p>987380.0125825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655416727066">
                <text:p>24.655416727066</text:p>
              </table:table-cell>
              <table:table-cell office:value-type="float" office:value="987837.083747802">
                <text:p>987837.0837478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7218716144562">
                <text:p>24.7218716144562</text:p>
              </table:table-cell>
              <table:table-cell office:value-type="float" office:value="987617.353328645">
                <text:p>987617.3533286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7882926464081">
                <text:p>24.7882926464081</text:p>
              </table:table-cell>
              <table:table-cell office:value-type="float" office:value="988120.751383754">
                <text:p>988120.7513837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854825258255">
                <text:p>24.854825258255</text:p>
              </table:table-cell>
              <table:table-cell office:value-type="float" office:value="986463.60300726">
                <text:p>986463.603007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9212880134583">
                <text:p>24.9212880134583</text:p>
              </table:table-cell>
              <table:table-cell office:value-type="float" office:value="987500.439897405">
                <text:p>987500.4398974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.9877038002014">
                <text:p>24.9877038002014</text:p>
              </table:table-cell>
              <table:table-cell office:value-type="float" office:value="988198.788547141">
                <text:p>988198.7885471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0541698932648">
                <text:p>25.0541698932648</text:p>
              </table:table-cell>
              <table:table-cell office:value-type="float" office:value="987450.848622027">
                <text:p>987450.8486220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1206157207489">
                <text:p>25.1206157207489</text:p>
              </table:table-cell>
              <table:table-cell office:value-type="float" office:value="987752.015213819">
                <text:p>987752.0152138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187068939209">
                <text:p>25.187068939209</text:p>
              </table:table-cell>
              <table:table-cell office:value-type="float" office:value="987642.156706431">
                <text:p>987642.1567064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2535054683685">
                <text:p>25.2535054683685</text:p>
              </table:table-cell>
              <table:table-cell office:value-type="float" office:value="987890.259022806">
                <text:p>987890.2590228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3199572563171">
                <text:p>25.3199572563171</text:p>
              </table:table-cell>
              <table:table-cell office:value-type="float" office:value="987663.417736143">
                <text:p>987663.4177361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.3864345550537">
                <text:p>25.3864345550537</text:p>
              </table:table-cell>
              <table:table-cell office:value-type="float" office:value="987284.400048776">
                <text:p>987284.4000487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.4530019760132">
                <text:p>25.4530019760132</text:p>
              </table:table-cell>
              <table:table-cell office:value-type="float" office:value="985947.766249767">
                <text:p>985947.7662497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.5194718837738">
                <text:p>25.5194718837738</text:p>
              </table:table-cell>
              <table:table-cell office:value-type="float" office:value="987394.178977385">
                <text:p>987394.1789773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.5858895778656">
                <text:p>25.5858895778656</text:p>
              </table:table-cell>
              <table:table-cell office:value-type="float" office:value="988170.409970708">
                <text:p>988170.4099707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6523637771606">
                <text:p>25.6523637771606</text:p>
              </table:table-cell>
              <table:table-cell office:value-type="float" office:value="987330.433401599">
                <text:p>987330.4334015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718813419342">
                <text:p>25.718813419342</text:p>
              </table:table-cell>
              <table:table-cell office:value-type="float" office:value="987695.310997094">
                <text:p>987695.3109970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7852399349213">
                <text:p>25.7852399349213</text:p>
              </table:table-cell>
              <table:table-cell office:value-type="float" office:value="988039.180253613">
                <text:p>988039.1802536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8516178131104">
                <text:p>25.8516178131104</text:p>
              </table:table-cell>
              <table:table-cell office:value-type="float" office:value="988763.151076294">
                <text:p>988763.1510762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9180076122284">
                <text:p>25.9180076122284</text:p>
              </table:table-cell>
              <table:table-cell office:value-type="float" office:value="988585.609113011">
                <text:p>988585.6091130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.9844770431519">
                <text:p>25.9844770431519</text:p>
              </table:table-cell>
              <table:table-cell office:value-type="float" office:value="987401.262327246">
                <text:p>987401.2623272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.0508959293365">
                <text:p>26.0508959293365</text:p>
              </table:table-cell>
              <table:table-cell office:value-type="float" office:value="988152.674188118">
                <text:p>988152.6741881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.1173157691956">
                <text:p>26.1173157691956</text:p>
              </table:table-cell>
              <table:table-cell office:value-type="float" office:value="988138.486020425">
                <text:p>988138.4860204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.1817934513092">
                <text:p>26.1817934513092</text:p>
              </table:table-cell>
              <table:table-cell office:value-type="float" office:value="1017902.59588299">
                <text:p>1017902.595882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.2452845573425">
                <text:p>26.2452845573425</text:p>
              </table:table-cell>
              <table:table-cell office:value-type="float" office:value="1033719.58846568">
                <text:p>1033719.588465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.3087265491486">
                <text:p>26.3087265491486</text:p>
              </table:table-cell>
              <table:table-cell office:value-type="float" office:value="1034519.85241361">
                <text:p>1034519.852413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.3721489906311">
                <text:p>26.3721489906311</text:p>
              </table:table-cell>
              <table:table-cell office:value-type="float" office:value="1034838.7489634">
                <text:p>1034838.74896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.4356005191803">
                <text:p>26.4356005191803</text:p>
              </table:table-cell>
              <table:table-cell office:value-type="float" office:value="1034364.36443159">
                <text:p>1034364.364431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.4990828037262">
                <text:p>26.4990828037262</text:p>
              </table:table-cell>
              <table:table-cell office:value-type="float" office:value="1033863.23396328">
                <text:p>1033863.233963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.5625953674316">
                <text:p>26.5625953674316</text:p>
              </table:table-cell>
              <table:table-cell office:value-type="float" office:value="1033370.34707629">
                <text:p>1033370.347076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.6260297298431">
                <text:p>26.6260297298431</text:p>
              </table:table-cell>
              <table:table-cell office:value-type="float" office:value="1034644.27646084">
                <text:p>1034644.276460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.6895203590393">
                <text:p>26.6895203590393</text:p>
              </table:table-cell>
              <table:table-cell office:value-type="float" office:value="1033727.35206666">
                <text:p>1033727.352066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7529745101929">
                <text:p>26.7529745101929</text:p>
              </table:table-cell>
              <table:table-cell office:value-type="float" office:value="1034321.61343022">
                <text:p>1034321.613430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8164982795715">
                <text:p>26.8164982795715</text:p>
              </table:table-cell>
              <table:table-cell office:value-type="float" office:value="1033188.0592408">
                <text:p>1033188.05924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8799722194672">
                <text:p>26.8799722194672</text:p>
              </table:table-cell>
              <table:table-cell office:value-type="float" office:value="1033999.15158754">
                <text:p>1033999.151587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9434518814087">
                <text:p>26.9434518814087</text:p>
              </table:table-cell>
              <table:table-cell office:value-type="float" office:value="1033905.94708041">
                <text:p>1033905.947080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.006876707077">
                <text:p>27.006876707077</text:p>
              </table:table-cell>
              <table:table-cell office:value-type="float" office:value="1034799.84861459">
                <text:p>1034799.848614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.0702922344208">
                <text:p>27.0702922344208</text:p>
              </table:table-cell>
              <table:table-cell office:value-type="float" office:value="1034951.57651588">
                <text:p>1034951.576515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.1337125301361">
                <text:p>27.1337125301361</text:p>
              </table:table-cell>
              <table:table-cell office:value-type="float" office:value="1034873.76177802">
                <text:p>1034873.761778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.194052696228">
                <text:p>27.194052696228</text:p>
              </table:table-cell>
              <table:table-cell office:value-type="float" office:value="1087700.02223759">
                <text:p>1087700.022237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.2545161247253">
                <text:p>27.2545161247253</text:p>
              </table:table-cell>
              <table:table-cell office:value-type="float" office:value="1085482.60710878">
                <text:p>1085482.607108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.3148846626282">
                <text:p>27.3148846626282</text:p>
              </table:table-cell>
              <table:table-cell office:value-type="float" office:value="1087188.82848612">
                <text:p>1087188.828486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.3752708435059">
                <text:p>27.3752708435059</text:p>
              </table:table-cell>
              <table:table-cell office:value-type="float" office:value="1086871.18552737">
                <text:p>1086871.185527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.4357726573944">
                <text:p>27.4357726573944</text:p>
              </table:table-cell>
              <table:table-cell office:value-type="float" office:value="1084793.92239215">
                <text:p>1084793.922392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.4961493015289">
                <text:p>27.4961493015289</text:p>
              </table:table-cell>
              <table:table-cell office:value-type="float" office:value="1087042.86137152">
                <text:p>1087042.861371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5565855503082">
                <text:p>27.5565855503082</text:p>
              </table:table-cell>
              <table:table-cell office:value-type="float" office:value="1085970.77624187">
                <text:p>1085970.776241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.6171565055847">
                <text:p>27.6171565055847</text:p>
              </table:table-cell>
              <table:table-cell office:value-type="float" office:value="1083555.63653253">
                <text:p>1083555.636532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.6776361465454">
                <text:p>27.6776361465454</text:p>
              </table:table-cell>
              <table:table-cell office:value-type="float" office:value="1085191.62742145">
                <text:p>1085191.627421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.73810338974">
                <text:p>27.73810338974</text:p>
              </table:table-cell>
              <table:table-cell office:value-type="float" office:value="1085414.12726226">
                <text:p>1085414.127262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.7985880374908">
                <text:p>27.7985880374908</text:p>
              </table:table-cell>
              <table:table-cell office:value-type="float" office:value="1085101.79757264">
                <text:p>1085101.797572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.8590755462646">
                <text:p>27.8590755462646</text:p>
              </table:table-cell>
              <table:table-cell office:value-type="float" office:value="1085050.4729073">
                <text:p>1085050.47290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.9195334911346">
                <text:p>27.9195334911346</text:p>
              </table:table-cell>
              <table:table-cell office:value-type="float" office:value="1085581.06202801">
                <text:p>1085581.062028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.9799845218658">
                <text:p>27.9799845218658</text:p>
              </table:table-cell>
              <table:table-cell office:value-type="float" office:value="1085705.22629856">
                <text:p>1085705.226298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.0404579639435">
                <text:p>28.0404579639435</text:p>
              </table:table-cell>
              <table:table-cell office:value-type="float" office:value="1085302.86593809">
                <text:p>1085302.865938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.1009695529938">
                <text:p>28.1009695529938</text:p>
              </table:table-cell>
              <table:table-cell office:value-type="float" office:value="1084618.682637">
                <text:p>1084618.6826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1673491001129">
                <text:p>41.1673491001129</text:p>
              </table:table-cell>
              <table:table-cell office:value-type="float" office:value="5022.96751470613">
                <text:p>5022.967514706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